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69pt"/>
    </style:style>
    <style:style style:name="co4" style:family="table-column">
      <style:table-column-properties fo:break-before="auto" style:column-width="60.6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1.66pt"/>
    </style:style>
    <style:style style:name="co8" style:family="table-column">
      <style:table-column-properties fo:break-before="auto" style:column-width="63.55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3.2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81.01pt"/>
    </style:style>
    <style:style style:name="co14" style:family="table-column">
      <style:table-column-properties fo:break-before="auto" style:column-width="88.81pt"/>
    </style:style>
    <style:style style:name="co15" style:family="table-column">
      <style:table-column-properties fo:break-before="auto" style:column-width="82.29pt"/>
    </style:style>
    <style:style style:name="co16" style:family="table-column">
      <style:table-column-properties fo:break-before="auto" style:column-width="210.3pt"/>
    </style:style>
    <style:style style:name="co17" style:family="table-column">
      <style:table-column-properties fo:break-before="auto" style:column-width="75pt"/>
    </style:style>
    <style:style style:name="co18" style:family="table-column">
      <style:table-column-properties fo:break-before="auto" style:column-width="72.06pt"/>
    </style:style>
    <style:style style:name="co19" style:family="table-column">
      <style:table-column-properties fo:break-before="auto" style:column-width="74.95pt"/>
    </style:style>
    <style:style style:name="co20" style:family="table-column">
      <style:table-column-properties fo:break-before="auto" style:column-width="385.74pt"/>
    </style:style>
    <style:style style:name="co21" style:family="table-column">
      <style:table-column-properties fo:break-before="auto" style:column-width="109.19pt"/>
    </style:style>
    <style:style style:name="co22" style:family="table-column">
      <style:table-column-properties fo:break-before="auto" style:column-width="405.89pt"/>
    </style:style>
    <style:style style:name="co23" style:family="table-column">
      <style:table-column-properties fo:break-before="auto" style:column-width="82.69pt"/>
    </style:style>
    <style:style style:name="co24" style:family="table-column">
      <style:table-column-properties fo:break-before="auto" style:column-width="97.06pt"/>
    </style:style>
    <style:style style:name="co25" style:family="table-column">
      <style:table-column-properties fo:break-before="auto" style:column-width="117.21pt"/>
    </style:style>
    <style:style style:name="co26" style:family="table-column">
      <style:table-column-properties fo:break-before="auto" style:column-width="84.84pt"/>
    </style:style>
    <style:style style:name="co27" style:family="table-column">
      <style:table-column-properties fo:break-before="auto" style:column-width="87pt"/>
    </style:style>
    <style:style style:name="co28" style:family="table-column">
      <style:table-column-properties fo:break-before="auto" style:column-width="159.65pt"/>
    </style:style>
    <style:style style:name="co29" style:family="table-column">
      <style:table-column-properties fo:break-before="auto" style:column-width="80.56pt"/>
    </style:style>
    <style:style style:name="co30" style:family="table-column">
      <style:table-column-properties fo:break-before="auto" style:column-width="87.7pt"/>
    </style:style>
    <style:style style:name="co31" style:family="table-column">
      <style:table-column-properties fo:break-before="auto" style:column-width="88.44pt"/>
    </style:style>
    <style:style style:name="co32" style:family="table-column">
      <style:table-column-properties fo:break-before="auto" style:column-width="71.4pt"/>
    </style:style>
    <style:style style:name="co33" style:family="table-column">
      <style:table-column-properties fo:break-before="auto" style:column-width="89.15pt"/>
    </style:style>
    <style:style style:name="co34" style:family="table-column">
      <style:table-column-properties fo:break-before="auto" style:column-width="91.3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4" style:family="table-cell" style:parent-style-name="Currency" style:data-style-name="N124">
      <style:text-properties style:font-name="Liberation Sans1" style:font-name-asian="Liberation Sans1" style:font-name-complex="Liberation Sans1"/>
    </style:style>
    <style:style style:name="ce6" style:family="table-cell" style:parent-style-name="Default" style:data-style-name="N124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1" style:family="table-cell" style:parent-style-name="Default" style:data-style-name="N4"/>
    <style:style style:name="ce5" style:family="table-cell" style:parent-style-name="Default" style:data-style-name="N124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5"/>
    <style:style style:name="ce19" style:family="table-cell" style:parent-style-name="Default" style:data-style-name="N37"/>
    <style:style style:name="ce14" style:family="table-cell" style:parent-style-name="Default" style:data-style-name="N0">
      <style:table-cell-properties fo:background-color="#fff5ce"/>
    </style:style>
    <style:style style:name="ce15" style:family="table-cell" style:parent-style-name="Default" style:data-style-name="N0">
      <style:table-cell-properties fo:background-color="#ffff6d"/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normal" style:font-weight-asian="normal" style:font-weight-complex="normal"/>
    </style:style>
    <style:style style:name="ce25" style:family="table-cell" style:parent-style-name="Default">
      <style:table-cell-properties fo:padding="2.01pt"/>
    </style:style>
    <style:style style:name="ce26" style:family="table-cell" style:parent-style-name="Default" style:data-style-name="N10121">
      <style:table-cell-properties fo:padding="2.01pt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lance She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6" table:default-cell-style-name="ce1"/>
        <table:table-row table:style-name="ro1">
          <table:table-cell table:number-columns-repeated="2"/>
          <table:table-cell office:value-type="string" calcext:value-type="string">
            <text:p>Beginning – 1/1/2019</text:p>
          </table:table-cell>
          <table:table-cell table:number-columns-repeated="5"/>
          <table:table-cell office:value-type="string" calcext:value-type="string">
            <text:p>End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oans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string" calcext:value-type="string">
            <text:p>Cash</text:p>
          </table:table-cell>
          <table:table-cell table:style-name="ce4" table:formula="of:=[.B3]+[Income_Statement.D26]" office:value-type="currency" office:currency="USD" office:value="63512.46" calcext:value-type="currency">
            <text:p>$63,512.46 </text:p>
          </table:table-cell>
          <table:table-cell/>
          <table:table-cell office:value-type="string" calcext:value-type="string">
            <text:p>Loans</text:p>
          </table:table-cell>
          <table:table-cell table:formula="of:=[.E3]-[Income_Statement.B29]" office:value-type="float" office:value="7000" calcext:value-type="float">
            <text:p>7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Credit Cards</text:p>
          </table:table-cell>
          <table:table-cell table:number-columns-repeated="2"/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Credit Ca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twork</text:p>
          </table:table-cell>
          <table:table-cell table:number-columns-repeated="5"/>
          <table:table-cell office:value-type="string" calcext:value-type="string">
            <text:p>Ar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s</text:p>
          </table:table-cell>
          <table:table-cell table:number-columns-repeated="5"/>
          <table:table-cell office:value-type="string" calcext:value-type="string">
            <text:p>Card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Capital</text:p>
          </table:table-cell>
          <table:table-cell table:number-columns-repeated="5"/>
          <table:table-cell office:value-type="string" calcext:value-type="string">
            <text:p>Capital</text:p>
          </table:table-cell>
          <table:table-cell table:number-columns-repeated="4"/>
          <table:table-cell office:value-type="string" calcext:value-type="string">
            <text:p>Difference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office:value-type="string" calcext:value-type="string">
            <text:p>Cash</text:p>
          </table:table-cell>
          <table:table-cell table:style-name="ce4" table:formula="of:=[.H3]-[.B3]" office:value-type="currency" office:currency="USD" office:value="63502.46" calcext:value-type="currency">
            <text:p>$63,502.46 </text:p>
          </table:table-cell>
          <table:table-cell/>
          <table:table-cell office:value-type="string" calcext:value-type="string">
            <text:p>Loans</text:p>
          </table:table-cell>
          <table:table-cell table:style-name="ce4" table:formula="of:=[.K3]-[.E3]" office:value-type="currency" office:currency="USD" office:value="-2000" calcext:value-type="currency">
            <text:p>$(2,000.00)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string" calcext:value-type="string">
            <text:p>Equipment</text:p>
          </table:table-cell>
          <table:table-cell table:style-name="ce4" table:formula="of:=[.H4]-[.B4]" office:value-type="currency" office:currency="USD" office:value="0" calcext:value-type="currency">
            <text:p>$-00 </text:p>
          </table:table-cell>
          <table:table-cell/>
          <table:table-cell office:value-type="string" calcext:value-type="string">
            <text:p>Credit Cards</text:p>
          </table:table-cell>
          <table:table-cell table:style-name="ce4" table:formula="of:=[.K4]-[.E4]" office:value-type="currency" office:currency="USD" office:value="0" calcext:value-type="currency">
            <text:p>$-00 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Should Be</text:p>
          </table:table-cell>
          <table:table-cell table:number-columns-repeated="3"/>
          <table:table-cell office:value-type="string" calcext:value-type="string">
            <text:p>Artwork</text:p>
          </table:table-cell>
          <table:table-cell table:style-name="ce4" table:formula="of:=[.H5]-[.B5]" office:value-type="currency" office:currency="USD" office:value="0" calcext:value-type="currency">
            <text:p>$-00 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Cards</text:p>
          </table:table-cell>
          <table:table-cell table:style-name="ce4" table:formula="of:=[.H6]-[.B6]" office:value-type="currency" office:currency="USD" office:value="0" calcext:value-type="currency">
            <text:p>$-00 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Cash</text:p>
          </table:table-cell>
          <table:table-cell table:style-name="ce4" office:value-type="currency" office:currency="USD" office:value="200" calcext:value-type="currency">
            <text:p>$200.00 </text:p>
          </table:table-cell>
          <table:table-cell/>
          <table:table-cell office:value-type="string" calcext:value-type="string">
            <text:p>Loans</text:p>
          </table:table-cell>
          <table:table-cell office:value-type="float" office:value="7000" calcext:value-type="float">
            <text:p>7000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style-name="ce4" table:formula="of:=[.K7]-[.E7]" office:value-type="currency" office:currency="USD" office:value="0" calcext:value-type="currency">
            <text:p>$-00 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Equipment</text:p>
          </table:table-cell>
          <table:table-cell table:number-columns-repeated="2"/>
          <table:table-cell office:value-type="string" calcext:value-type="string">
            <text:p>Credit Cards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Artwor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ards</text:p>
          </table:table-cell>
          <table:table-cell table:number-columns-repeated="1016"/>
        </table:table-row>
        <table:table-row table:style-name="ro1">
          <table:table-cell table:number-columns-repeated="9"/>
          <table:table-cell office:value-type="string" calcext:value-type="string">
            <text:p>Capital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ome_Statement" table:style-name="ta1">
        <table:table-column table:style-name="co11" table:default-cell-style-name="ce1"/>
        <table:table-column table:style-name="co12" table:number-columns-repeated="3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Pie Sales</text:p>
          </table:table-cell>
          <table:table-cell table:style-name="ce6" table:formula="of:=[Pie_Sales.I1]" office:value-type="currency" office:currency="USD" office:value="10916" calcext:value-type="currency">
            <text:p>$10,916.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 Sales</text:p>
          </table:table-cell>
          <table:table-cell table:style-name="ce11" table:formula="of:=[$MTC_sales.G1]" office:value-type="float" office:value="1046.46" calcext:value-type="float">
            <text:p>1,046.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ing sales</text:p>
          </table:table-cell>
          <table:table-cell table:formula="of:=[$Hosting.I1]" office:value-type="float" office:value="1890" calcext:value-type="float">
            <text:p>18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ing Sales</text:p>
          </table:table-cell>
          <table:table-cell office:value-type="float" office:value="3000" calcext:value-type="float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Quant Revenue</text:p>
          </table:table-cell>
          <table:table-cell table:formula="of:=[$cQuant.B1]" office:value-type="float" office:value="47000" calcext:value-type="float">
            <text:p>47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venue</text:p>
          </table:table-cell>
          <table:table-cell/>
          <table:table-cell table:style-name="ce5" table:formula="of:=SUM([.B1:.B5])" office:value-type="currency" office:currency="USD" office:value="63852.46" calcext:value-type="currency">
            <text:p>$63,852.4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e Ingred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 r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 Insu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 Delive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e Help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nd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lson Pr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l soluton print shi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 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n Interest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Expense</text:p>
          </table:table-cell>
          <table:table-cell/>
          <table:table-cell table:formula="of:=SUM([.B9:.B2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Income / Loss</text:p>
          </table:table-cell>
          <table:table-cell table:number-columns-repeated="2"/>
          <table:table-cell table:style-name="ce4" table:formula="of:=[.C6]-[.C24]" office:value-type="currency" office:currency="USD" office:value="63502.46" calcext:value-type="currency">
            <text:p>$63,502.46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an Principle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e_Sales" table:style-name="ta1">
        <table:table-column table:style-name="co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" table:default-cell-style-name="ce1"/>
        <table:table-column table:style-name="co6" table:default-cell-style-name="ce1"/>
        <table:table-column table:style-name="co15" table:default-cell-style-name="ce1"/>
        <table:table-column table:style-name="co2" table:number-columns-repeated="1012" table:default-cell-style-name="ce1"/>
        <table:table-row table:style-name="ro1">
          <table:table-cell table:number-columns-repeated="8"/>
          <table:table-cell table:style-name="ce5" table:formula="of:=SUM([.I3:.I60])" office:value-type="currency" office:currency="USD" office:value="10916" calcext:value-type="currency">
            <text:p>$10,916.00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DT</text:p>
          </table:table-cell>
          <table:table-cell table:style-name="ce2" office:value-type="string" calcext:value-type="string">
            <text:p>Jesters Mud</text:p>
          </table:table-cell>
          <table:table-cell table:style-name="ce2" office:value-type="string" calcext:value-type="string">
            <text:p>Jesters Mousse</text:p>
          </table:table-cell>
          <table:table-cell table:style-name="ce2" office:value-type="string" calcext:value-type="string">
            <text:p>Toad Mud</text:p>
          </table:table-cell>
          <table:table-cell table:style-name="ce2" office:value-type="string" calcext:value-type="string">
            <text:p>Toad Mousse</text:p>
          </table:table-cell>
          <table:table-cell table:style-name="ce2" office:value-type="string" calcext:value-type="string">
            <text:p>Lyons OB</text:p>
          </table:table-cell>
          <table:table-cell table:style-name="ce2" office:value-type="string" calcext:value-type="string">
            <text:p>Longmont OB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Std Pie</text:p>
          </table:table-cell>
          <table:table-cell table:style-name="ce2" office:value-type="string" calcext:value-type="string">
            <text:p>std Mouse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9-01-04" calcext:value-type="date">
            <text:p>1/4/20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3]*[.K3]+[.C3]*[.K3]+[.E3]*[.K3] +[.G3]*[.K3]+[.H3]*[.K3]+[.D3]*[.L3]+[.F3]*[.L3]" office:value-type="currency" office:currency="USD" office:value="528" calcext:value-type="currency">
            <text:p>$528.00 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]+7" office:value-type="date" office:date-value="2019-01-11" calcext:value-type="date">
            <text:p>1/11/201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table:formula="of:=[.B4]*[.K4]+[.C4]*[.K4]+[.E4]*[.K4] +[.G4]*[.K4]+[.H4]*[.K4]+[.D4]*[.L4]+[.F4]*[.L4]" office:value-type="currency" office:currency="USD" office:value="374" calcext:value-type="currency">
            <text:p>$374.00 </text:p>
          </table:table-cell>
          <table:table-cell/>
          <table:table-cell table:formula="of:=[.K3]" office:value-type="float" office:value="22" calcext:value-type="float">
            <text:p>22</text:p>
          </table:table-cell>
          <table:table-cell table:formula="of:=[.L3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]+7" office:value-type="date" office:date-value="2019-01-18" calcext:value-type="date">
            <text:p>1/18/20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5]*[.K5]+[.C5]*[.K5]+[.E5]*[.K5] +[.G5]*[.K5]+[.H5]*[.K5]+[.D5]*[.L5]+[.F5]*[.L5]" office:value-type="currency" office:currency="USD" office:value="416" calcext:value-type="currency">
            <text:p>$416.00 </text:p>
          </table:table-cell>
          <table:table-cell/>
          <table:table-cell table:formula="of:=[.K4]" office:value-type="float" office:value="22" calcext:value-type="float">
            <text:p>22</text:p>
          </table:table-cell>
          <table:table-cell table:formula="of:=[.L4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5]+7" office:value-type="date" office:date-value="2019-01-25" calcext:value-type="date">
            <text:p>1/25/20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table:formula="of:=[.B6]*[.K6]+[.C6]*[.K6]+[.E6]*[.K6] +[.G6]*[.K6]+[.H6]*[.K6]+[.D6]*[.L6]+[.F6]*[.L6]" office:value-type="currency" office:currency="USD" office:value="296" calcext:value-type="currency">
            <text:p>$296.00 </text:p>
          </table:table-cell>
          <table:table-cell/>
          <table:table-cell table:formula="of:=[.K5]" office:value-type="float" office:value="22" calcext:value-type="float">
            <text:p>22</text:p>
          </table:table-cell>
          <table:table-cell table:formula="of:=[.L5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6]+7" office:value-type="date" office:date-value="2019-02-01" calcext:value-type="date">
            <text:p>2/1/20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7]*[.K7]+[.C7]*[.K7]+[.E7]*[.K7] +[.G7]*[.K7]+[.H7]*[.K7]+[.D7]*[.L7]+[.F7]*[.L7]" office:value-type="currency" office:currency="USD" office:value="324" calcext:value-type="currency">
            <text:p>$324.00 </text:p>
          </table:table-cell>
          <table:table-cell/>
          <table:table-cell table:formula="of:=[.K6]" office:value-type="float" office:value="22" calcext:value-type="float">
            <text:p>22</text:p>
          </table:table-cell>
          <table:table-cell table:formula="of:=[.L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7]+7" office:value-type="date" office:date-value="2019-02-08" calcext:value-type="date">
            <text:p>2/8/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8]*[.K8]+[.C8]*[.K8]+[.E8]*[.K8] +[.G8]*[.K8]+[.H8]*[.K8]+[.D8]*[.L8]+[.F8]*[.L8]" office:value-type="currency" office:currency="USD" office:value="274" calcext:value-type="currency">
            <text:p>$274.00 </text:p>
          </table:table-cell>
          <table:table-cell/>
          <table:table-cell table:formula="of:=[.K7]" office:value-type="float" office:value="22" calcext:value-type="float">
            <text:p>22</text:p>
          </table:table-cell>
          <table:table-cell table:formula="of:=[.L7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8]+7" office:value-type="date" office:date-value="2019-02-15" calcext:value-type="date">
            <text:p>2/15/20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9]*[.K9]+[.C9]*[.K9]+[.E9]*[.K9] +[.G9]*[.K9]+[.H9]*[.K9]+[.D9]*[.L9]+[.F9]*[.L9]" office:value-type="currency" office:currency="USD" office:value="444" calcext:value-type="currency">
            <text:p>$444.00 </text:p>
          </table:table-cell>
          <table:table-cell/>
          <table:table-cell table:formula="of:=[.K8]" office:value-type="float" office:value="22" calcext:value-type="float">
            <text:p>22</text:p>
          </table:table-cell>
          <table:table-cell table:formula="of:=[.L8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9]+7" office:value-type="date" office:date-value="2019-02-22" calcext:value-type="date">
            <text:p>2/22/20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B10]*[.K10]+[.C10]*[.K10]+[.E10]*[.K10] +[.G10]*[.K10]+[.H10]*[.K10]+[.D10]*[.L10]+[.F10]*[.L10]" office:value-type="currency" office:currency="USD" office:value="330" calcext:value-type="currency">
            <text:p>$330.00 </text:p>
          </table:table-cell>
          <table:table-cell/>
          <table:table-cell table:formula="of:=[.K9]" office:value-type="float" office:value="22" calcext:value-type="float">
            <text:p>22</text:p>
          </table:table-cell>
          <table:table-cell table:formula="of:=[.L9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0]+7" office:value-type="date" office:date-value="2019-03-01" calcext:value-type="date">
            <text:p>3/1/20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table:formula="of:=[.B11]*[.K11]+[.C11]*[.K11]+[.E11]*[.K11] +[.G11]*[.K11]+[.H11]*[.K11]+[.D11]*[.L11]+[.F11]*[.L11]" office:value-type="currency" office:currency="USD" office:value="670" calcext:value-type="currency">
            <text:p>$670.00 </text:p>
          </table:table-cell>
          <table:table-cell/>
          <table:table-cell table:formula="of:=[.K10]" office:value-type="float" office:value="22" calcext:value-type="float">
            <text:p>22</text:p>
          </table:table-cell>
          <table:table-cell table:formula="of:=[.L10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1]+7" office:value-type="date" office:date-value="2019-03-08" calcext:value-type="date">
            <text:p>3/8/2019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table:formula="of:=[.B12]*[.K12]+[.C12]*[.K12]+[.E12]*[.K12] +[.G12]*[.K12]+[.H12]*[.K12]+[.D12]*[.L12]+[.F12]*[.L12]" office:value-type="currency" office:currency="USD" office:value="484" calcext:value-type="currency">
            <text:p>$484.00 </text:p>
          </table:table-cell>
          <table:table-cell/>
          <table:table-cell table:formula="of:=[.K11]" office:value-type="float" office:value="22" calcext:value-type="float">
            <text:p>22</text:p>
          </table:table-cell>
          <table:table-cell table:formula="of:=[.L11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2]+7" office:value-type="date" office:date-value="2019-03-15" calcext:value-type="date">
            <text:p>3/15/20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3]*[.K13]+[.C13]*[.K13]+[.E13]*[.K13] +[.G13]*[.K13]+[.H13]*[.K13]+[.D13]*[.L13]+[.F13]*[.L13]" office:value-type="currency" office:currency="USD" office:value="400" calcext:value-type="currency">
            <text:p>$400.00 </text:p>
          </table:table-cell>
          <table:table-cell/>
          <table:table-cell table:formula="of:=[.K12]" office:value-type="float" office:value="22" calcext:value-type="float">
            <text:p>22</text:p>
          </table:table-cell>
          <table:table-cell table:formula="of:=[.L12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3]+7" office:value-type="date" office:date-value="2019-03-22" calcext:value-type="date">
            <text:p>3/22/201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14]*[.K14]+[.C14]*[.K14]+[.E14]*[.K14] +[.G14]*[.K14]+[.H14]*[.K14]+[.D14]*[.L14]+[.F14]*[.L14]" office:value-type="currency" office:currency="USD" office:value="374" calcext:value-type="currency">
            <text:p>$374.00 </text:p>
          </table:table-cell>
          <table:table-cell/>
          <table:table-cell table:formula="of:=[.K13]" office:value-type="float" office:value="22" calcext:value-type="float">
            <text:p>22</text:p>
          </table:table-cell>
          <table:table-cell table:formula="of:=[.L13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4]+7" office:value-type="date" office:date-value="2019-03-29" calcext:value-type="date">
            <text:p>3/29/201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15]*[.K15]+[.C15]*[.K15]+[.E15]*[.K15] +[.G15]*[.K15]+[.H15]*[.K15]+[.D15]*[.L15]+[.F15]*[.L15]" office:value-type="currency" office:currency="USD" office:value="374" calcext:value-type="currency">
            <text:p>$374.00 </text:p>
          </table:table-cell>
          <table:table-cell/>
          <table:table-cell table:formula="of:=[.K14]" office:value-type="float" office:value="22" calcext:value-type="float">
            <text:p>22</text:p>
          </table:table-cell>
          <table:table-cell table:formula="of:=[.L14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5]+7" office:value-type="date" office:date-value="2019-04-05" calcext:value-type="date">
            <text:p>4/5/20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6]*[.K16]+[.C16]*[.K16]+[.E16]*[.K16] +[.G16]*[.K16]+[.H16]*[.K16]+[.D16]*[.L16]+[.F16]*[.L16]" office:value-type="currency" office:currency="USD" office:value="390" calcext:value-type="currency">
            <text:p>$390.00 </text:p>
          </table:table-cell>
          <table:table-cell/>
          <table:table-cell table:formula="of:=[.K15]" office:value-type="float" office:value="22" calcext:value-type="float">
            <text:p>22</text:p>
          </table:table-cell>
          <table:table-cell table:formula="of:=[.L15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6]+7" office:value-type="date" office:date-value="2019-04-12" calcext:value-type="date">
            <text:p>4/12/20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7]*[.K17]+[.C17]*[.K17]+[.E17]*[.K17] +[.G17]*[.K17]+[.H17]*[.K17]+[.D17]*[.L17]+[.F17]*[.L17]" office:value-type="currency" office:currency="USD" office:value="620" calcext:value-type="currency">
            <text:p>$620.00 </text:p>
          </table:table-cell>
          <table:table-cell/>
          <table:table-cell table:formula="of:=[.K16]" office:value-type="float" office:value="22" calcext:value-type="float">
            <text:p>22</text:p>
          </table:table-cell>
          <table:table-cell table:formula="of:=[.L1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7]+7" office:value-type="date" office:date-value="2019-04-19" calcext:value-type="date">
            <text:p>4/19/20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8]*[.K18]+[.C18]*[.K18]+[.E18]*[.K18] +[.G18]*[.K18]+[.H18]*[.K18]+[.D18]*[.L18]+[.F18]*[.L18]" office:value-type="currency" office:currency="USD" office:value="494" calcext:value-type="currency">
            <text:p>$494.00 </text:p>
          </table:table-cell>
          <table:table-cell/>
          <table:table-cell table:formula="of:=[.K17]" office:value-type="float" office:value="22" calcext:value-type="float">
            <text:p>22</text:p>
          </table:table-cell>
          <table:table-cell table:formula="of:=[.L17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8]+7" office:value-type="date" office:date-value="2019-04-26" calcext:value-type="date">
            <text:p>4/26/20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4" table:formula="of:=[.B19]*[.K19]+[.C19]*[.K19]+[.E19]*[.K19] +[.G19]*[.K19]+[.H19]*[.K19]+[.D19]*[.L19]+[.F19]*[.L19]" office:value-type="currency" office:currency="USD" office:value="630" calcext:value-type="currency">
            <text:p>$630.00 </text:p>
          </table:table-cell>
          <table:table-cell/>
          <table:table-cell table:formula="of:=[.K18]" office:value-type="float" office:value="22" calcext:value-type="float">
            <text:p>22</text:p>
          </table:table-cell>
          <table:table-cell table:formula="of:=[.L18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19]+7" office:value-type="date" office:date-value="2019-05-03" calcext:value-type="date">
            <text:p>5/3/201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table:formula="of:=[.B20]*[.K20]+[.C20]*[.K20]+[.E20]*[.K20] +[.G20]*[.K20]+[.H20]*[.K20]+[.D20]*[.L20]+[.F20]*[.L20]" office:value-type="currency" office:currency="USD" office:value="374" calcext:value-type="currency">
            <text:p>$374.00 </text:p>
          </table:table-cell>
          <table:table-cell/>
          <table:table-cell table:formula="of:=[.K19]" office:value-type="float" office:value="22" calcext:value-type="float">
            <text:p>22</text:p>
          </table:table-cell>
          <table:table-cell table:formula="of:=[.L19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0]+7" office:value-type="date" office:date-value="2019-05-10" calcext:value-type="date">
            <text:p>5/10/20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4" table:formula="of:=[.B21]*[.K21]+[.C21]*[.K21]+[.E21]*[.K21] +[.G21]*[.K21]+[.H21]*[.K21]+[.D21]*[.L21]+[.F21]*[.L21]" office:value-type="currency" office:currency="USD" office:value="494" calcext:value-type="currency">
            <text:p>$494.00 </text:p>
          </table:table-cell>
          <table:table-cell/>
          <table:table-cell table:formula="of:=[.K20]" office:value-type="float" office:value="22" calcext:value-type="float">
            <text:p>22</text:p>
          </table:table-cell>
          <table:table-cell table:formula="of:=[.L20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1]+7" office:value-type="date" office:date-value="2019-05-17" calcext:value-type="date">
            <text:p>5/17/20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B22]*[.K22]+[.C22]*[.K22]+[.E22]*[.K22] +[.G22]*[.K22]+[.H22]*[.K22]+[.D22]*[.L22]+[.F22]*[.L22]" office:value-type="currency" office:currency="USD" office:value="550" calcext:value-type="currency">
            <text:p>$550.00 </text:p>
          </table:table-cell>
          <table:table-cell/>
          <table:table-cell table:formula="of:=[.K21]" office:value-type="float" office:value="22" calcext:value-type="float">
            <text:p>22</text:p>
          </table:table-cell>
          <table:table-cell table:formula="of:=[.L21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2]+7" office:value-type="date" office:date-value="2019-05-24" calcext:value-type="date">
            <text:p>5/24/20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23]*[.K23]+[.C23]*[.K23]+[.E23]*[.K23] +[.G23]*[.K23]+[.H23]*[.K23]+[.D23]*[.L23]+[.F23]*[.L23]" office:value-type="currency" office:currency="USD" office:value="450" calcext:value-type="currency">
            <text:p>$450.00 </text:p>
          </table:table-cell>
          <table:table-cell/>
          <table:table-cell table:formula="of:=[.K22]" office:value-type="float" office:value="22" calcext:value-type="float">
            <text:p>22</text:p>
          </table:table-cell>
          <table:table-cell table:formula="of:=[.L22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3]+7" office:value-type="date" office:date-value="2019-05-31" calcext:value-type="date">
            <text:p>5/31/20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24]*[.K24]+[.C24]*[.K24]+[.E24]*[.K24] +[.G24]*[.K24]+[.H24]*[.K24]+[.D24]*[.L24]+[.F24]*[.L24]" office:value-type="currency" office:currency="USD" office:value="544" calcext:value-type="currency">
            <text:p>$544.00 </text:p>
          </table:table-cell>
          <table:table-cell/>
          <table:table-cell table:formula="of:=[.K23]" office:value-type="float" office:value="22" calcext:value-type="float">
            <text:p>22</text:p>
          </table:table-cell>
          <table:table-cell table:formula="of:=[.L23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4]+7" office:value-type="date" office:date-value="2019-06-07" calcext:value-type="date">
            <text:p>6/7/20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5]*[.K25]+[.C25]*[.K25]+[.E25]*[.K25] +[.G25]*[.K25]+[.H25]*[.K25]+[.D25]*[.L25]+[.F25]*[.L25]" office:value-type="currency" office:currency="USD" office:value="500" calcext:value-type="currency">
            <text:p>$500.00 </text:p>
          </table:table-cell>
          <table:table-cell/>
          <table:table-cell table:formula="of:=[.K24]" office:value-type="float" office:value="22" calcext:value-type="float">
            <text:p>22</text:p>
          </table:table-cell>
          <table:table-cell table:formula="of:=[.L24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5]+7" office:value-type="date" office:date-value="2019-06-14" calcext:value-type="date">
            <text:p>6/14/20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6]*[.K26]+[.C26]*[.K26]+[.E26]*[.K26] +[.G26]*[.K26]+[.H26]*[.K26]+[.D26]*[.L26]+[.F26]*[.L26]" office:value-type="currency" office:currency="USD" office:value="582" calcext:value-type="currency">
            <text:p>$582.00 </text:p>
          </table:table-cell>
          <table:table-cell/>
          <table:table-cell table:formula="of:=[.K25]" office:value-type="float" office:value="22" calcext:value-type="float">
            <text:p>22</text:p>
          </table:table-cell>
          <table:table-cell table:formula="of:=[.L25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6]+7" office:value-type="date" office:date-value="2019-06-21" calcext:value-type="date">
            <text:p>6/21/2019</text:p>
          </table:table-cell>
          <table:table-cell table:number-columns-repeated="7"/>
          <table:table-cell table:style-name="ce4" table:formula="of:=[.B27]*[.K27]+[.C27]*[.K27]+[.E27]*[.K27] +[.G27]*[.K27]+[.H27]*[.K27]+[.D27]*[.L27]+[.F27]*[.L27]" office:value-type="currency" office:currency="USD" office:value="0" calcext:value-type="currency">
            <text:p>$-00 </text:p>
          </table:table-cell>
          <table:table-cell/>
          <table:table-cell table:formula="of:=[.K26]" office:value-type="float" office:value="22" calcext:value-type="float">
            <text:p>22</text:p>
          </table:table-cell>
          <table:table-cell table:formula="of:=[.L2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7]+7" office:value-type="date" office:date-value="2019-06-28" calcext:value-type="date">
            <text:p>6/28/2019</text:p>
          </table:table-cell>
          <table:table-cell table:number-columns-repeated="7"/>
          <table:table-cell table:style-name="ce4" table:formula="of:=[.B28]*[.K28]+[.C28]*[.K28]+[.E28]*[.K28] +[.G28]*[.K28]+[.H28]*[.K28]+[.D28]*[.L28]+[.F28]*[.L28]" office:value-type="currency" office:currency="USD" office:value="0" calcext:value-type="currency">
            <text:p>$-00 </text:p>
          </table:table-cell>
          <table:table-cell/>
          <table:table-cell table:formula="of:=[.K27]" office:value-type="float" office:value="22" calcext:value-type="float">
            <text:p>22</text:p>
          </table:table-cell>
          <table:table-cell table:formula="of:=[.L27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8]+7" office:value-type="date" office:date-value="2019-07-05" calcext:value-type="date">
            <text:p>7/5/2019</text:p>
          </table:table-cell>
          <table:table-cell table:number-columns-repeated="7"/>
          <table:table-cell table:style-name="ce4" table:formula="of:=[.B29]*[.K29]+[.C29]*[.K29]+[.E29]*[.K29] +[.G29]*[.K29]+[.H29]*[.K29]+[.D29]*[.L29]+[.F29]*[.L29]" office:value-type="currency" office:currency="USD" office:value="0" calcext:value-type="currency">
            <text:p>$-00 </text:p>
          </table:table-cell>
          <table:table-cell/>
          <table:table-cell table:formula="of:=[.K28]" office:value-type="float" office:value="22" calcext:value-type="float">
            <text:p>22</text:p>
          </table:table-cell>
          <table:table-cell table:formula="of:=[.L28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29]+7" office:value-type="date" office:date-value="2019-07-12" calcext:value-type="date">
            <text:p>7/12/2019</text:p>
          </table:table-cell>
          <table:table-cell table:number-columns-repeated="7"/>
          <table:table-cell table:style-name="ce4" table:formula="of:=[.B30]*[.K30]+[.C30]*[.K30]+[.E30]*[.K30] +[.G30]*[.K30]+[.H30]*[.K30]+[.D30]*[.L30]+[.F30]*[.L30]" office:value-type="currency" office:currency="USD" office:value="0" calcext:value-type="currency">
            <text:p>$-00 </text:p>
          </table:table-cell>
          <table:table-cell/>
          <table:table-cell table:formula="of:=[.K29]" office:value-type="float" office:value="22" calcext:value-type="float">
            <text:p>22</text:p>
          </table:table-cell>
          <table:table-cell table:formula="of:=[.L29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0]+7" office:value-type="date" office:date-value="2019-07-19" calcext:value-type="date">
            <text:p>7/19/2019</text:p>
          </table:table-cell>
          <table:table-cell table:number-columns-repeated="7"/>
          <table:table-cell table:style-name="ce4" table:formula="of:=[.B31]*[.K31]+[.C31]*[.K31]+[.E31]*[.K31] +[.G31]*[.K31]+[.H31]*[.K31]+[.D31]*[.L31]+[.F31]*[.L31]" office:value-type="currency" office:currency="USD" office:value="0" calcext:value-type="currency">
            <text:p>$-00 </text:p>
          </table:table-cell>
          <table:table-cell/>
          <table:table-cell table:formula="of:=[.K30]" office:value-type="float" office:value="22" calcext:value-type="float">
            <text:p>22</text:p>
          </table:table-cell>
          <table:table-cell table:formula="of:=[.L30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1]+7" office:value-type="date" office:date-value="2019-07-26" calcext:value-type="date">
            <text:p>7/26/2019</text:p>
          </table:table-cell>
          <table:table-cell table:number-columns-repeated="7"/>
          <table:table-cell table:style-name="ce4" table:formula="of:=[.B32]*[.K32]+[.C32]*[.K32]+[.E32]*[.K32] +[.G32]*[.K32]+[.H32]*[.K32]+[.D32]*[.L32]+[.F32]*[.L32]" office:value-type="currency" office:currency="USD" office:value="0" calcext:value-type="currency">
            <text:p>$-00 </text:p>
          </table:table-cell>
          <table:table-cell/>
          <table:table-cell table:formula="of:=[.K31]" office:value-type="float" office:value="22" calcext:value-type="float">
            <text:p>22</text:p>
          </table:table-cell>
          <table:table-cell table:formula="of:=[.L31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2]+7" office:value-type="date" office:date-value="2019-08-02" calcext:value-type="date">
            <text:p>8/2/2019</text:p>
          </table:table-cell>
          <table:table-cell table:number-columns-repeated="7"/>
          <table:table-cell table:style-name="ce4" table:formula="of:=[.B33]*[.K33]+[.C33]*[.K33]+[.E33]*[.K33] +[.G33]*[.K33]+[.H33]*[.K33]+[.D33]*[.L33]+[.F33]*[.L33]" office:value-type="currency" office:currency="USD" office:value="0" calcext:value-type="currency">
            <text:p>$-00 </text:p>
          </table:table-cell>
          <table:table-cell/>
          <table:table-cell table:formula="of:=[.K32]" office:value-type="float" office:value="22" calcext:value-type="float">
            <text:p>22</text:p>
          </table:table-cell>
          <table:table-cell table:formula="of:=[.L32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3]+7" office:value-type="date" office:date-value="2019-08-09" calcext:value-type="date">
            <text:p>8/9/2019</text:p>
          </table:table-cell>
          <table:table-cell table:number-columns-repeated="7"/>
          <table:table-cell table:style-name="ce4" table:formula="of:=[.B34]*[.K34]+[.C34]*[.K34]+[.E34]*[.K34] +[.G34]*[.K34]+[.H34]*[.K34]+[.D34]*[.L34]+[.F34]*[.L34]" office:value-type="currency" office:currency="USD" office:value="0" calcext:value-type="currency">
            <text:p>$-00 </text:p>
          </table:table-cell>
          <table:table-cell/>
          <table:table-cell table:formula="of:=[.K33]" office:value-type="float" office:value="22" calcext:value-type="float">
            <text:p>22</text:p>
          </table:table-cell>
          <table:table-cell table:formula="of:=[.L33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4]+7" office:value-type="date" office:date-value="2019-08-16" calcext:value-type="date">
            <text:p>8/16/2019</text:p>
          </table:table-cell>
          <table:table-cell table:number-columns-repeated="7"/>
          <table:table-cell table:style-name="ce4" table:formula="of:=[.B35]*[.K35]+[.C35]*[.K35]+[.E35]*[.K35] +[.G35]*[.K35]+[.H35]*[.K35]+[.D35]*[.L35]+[.F35]*[.L35]" office:value-type="currency" office:currency="USD" office:value="0" calcext:value-type="currency">
            <text:p>$-00 </text:p>
          </table:table-cell>
          <table:table-cell/>
          <table:table-cell table:formula="of:=[.K34]" office:value-type="float" office:value="22" calcext:value-type="float">
            <text:p>22</text:p>
          </table:table-cell>
          <table:table-cell table:formula="of:=[.L34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5]+7" office:value-type="date" office:date-value="2019-08-23" calcext:value-type="date">
            <text:p>8/23/2019</text:p>
          </table:table-cell>
          <table:table-cell table:number-columns-repeated="7"/>
          <table:table-cell table:style-name="ce4" table:formula="of:=[.B36]*[.K36]+[.C36]*[.K36]+[.E36]*[.K36] +[.G36]*[.K36]+[.H36]*[.K36]+[.D36]*[.L36]+[.F36]*[.L36]" office:value-type="currency" office:currency="USD" office:value="0" calcext:value-type="currency">
            <text:p>$-00 </text:p>
          </table:table-cell>
          <table:table-cell/>
          <table:table-cell table:formula="of:=[.K35]" office:value-type="float" office:value="22" calcext:value-type="float">
            <text:p>22</text:p>
          </table:table-cell>
          <table:table-cell table:formula="of:=[.L35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6]+7" office:value-type="date" office:date-value="2019-08-30" calcext:value-type="date">
            <text:p>8/30/2019</text:p>
          </table:table-cell>
          <table:table-cell table:number-columns-repeated="7"/>
          <table:table-cell table:style-name="ce4" table:formula="of:=[.B37]*[.K37]+[.C37]*[.K37]+[.E37]*[.K37] +[.G37]*[.K37]+[.H37]*[.K37]+[.D37]*[.L37]+[.F37]*[.L37]" office:value-type="currency" office:currency="USD" office:value="0" calcext:value-type="currency">
            <text:p>$-00 </text:p>
          </table:table-cell>
          <table:table-cell/>
          <table:table-cell table:formula="of:=[.K36]" office:value-type="float" office:value="22" calcext:value-type="float">
            <text:p>22</text:p>
          </table:table-cell>
          <table:table-cell table:formula="of:=[.L3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7]+7" office:value-type="date" office:date-value="2019-09-06" calcext:value-type="date">
            <text:p>9/6/2019</text:p>
          </table:table-cell>
          <table:table-cell table:number-columns-repeated="7"/>
          <table:table-cell table:style-name="ce4" table:formula="of:=[.B38]*[.K38]+[.C38]*[.K38]+[.E38]*[.K38] +[.G38]*[.K38]+[.H38]*[.K38]+[.D38]*[.L38]+[.F38]*[.L38]" office:value-type="currency" office:currency="USD" office:value="0" calcext:value-type="currency">
            <text:p>$-00 </text:p>
          </table:table-cell>
          <table:table-cell/>
          <table:table-cell table:formula="of:=[.K37]" office:value-type="float" office:value="22" calcext:value-type="float">
            <text:p>22</text:p>
          </table:table-cell>
          <table:table-cell table:formula="of:=[.L37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8]+7" office:value-type="date" office:date-value="2019-09-13" calcext:value-type="date">
            <text:p>9/13/2019</text:p>
          </table:table-cell>
          <table:table-cell table:number-columns-repeated="7"/>
          <table:table-cell table:style-name="ce4" table:formula="of:=[.B39]*[.K39]+[.C39]*[.K39]+[.E39]*[.K39] +[.G39]*[.K39]+[.H39]*[.K39]+[.D39]*[.L39]+[.F39]*[.L39]" office:value-type="currency" office:currency="USD" office:value="0" calcext:value-type="currency">
            <text:p>$-00 </text:p>
          </table:table-cell>
          <table:table-cell/>
          <table:table-cell table:formula="of:=[.K38]" office:value-type="float" office:value="22" calcext:value-type="float">
            <text:p>22</text:p>
          </table:table-cell>
          <table:table-cell table:formula="of:=[.L38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39]+7" office:value-type="date" office:date-value="2019-09-20" calcext:value-type="date">
            <text:p>9/20/2019</text:p>
          </table:table-cell>
          <table:table-cell table:number-columns-repeated="7"/>
          <table:table-cell table:style-name="ce4" table:formula="of:=[.B40]*[.K40]+[.C40]*[.K40]+[.E40]*[.K40] +[.G40]*[.K40]+[.H40]*[.K40]+[.D40]*[.L40]+[.F40]*[.L40]" office:value-type="currency" office:currency="USD" office:value="0" calcext:value-type="currency">
            <text:p>$-00 </text:p>
          </table:table-cell>
          <table:table-cell/>
          <table:table-cell table:formula="of:=[.K39]" office:value-type="float" office:value="22" calcext:value-type="float">
            <text:p>22</text:p>
          </table:table-cell>
          <table:table-cell table:formula="of:=[.L39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0]+7" office:value-type="date" office:date-value="2019-09-27" calcext:value-type="date">
            <text:p>9/27/2019</text:p>
          </table:table-cell>
          <table:table-cell table:number-columns-repeated="7"/>
          <table:table-cell table:style-name="ce4" table:formula="of:=[.B41]*[.K41]+[.C41]*[.K41]+[.E41]*[.K41] +[.G41]*[.K41]+[.H41]*[.K41]+[.D41]*[.L41]+[.F41]*[.L41]" office:value-type="currency" office:currency="USD" office:value="0" calcext:value-type="currency">
            <text:p>$-00 </text:p>
          </table:table-cell>
          <table:table-cell/>
          <table:table-cell table:formula="of:=[.K40]" office:value-type="float" office:value="22" calcext:value-type="float">
            <text:p>22</text:p>
          </table:table-cell>
          <table:table-cell table:formula="of:=[.L40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1]+7" office:value-type="date" office:date-value="2019-10-04" calcext:value-type="date">
            <text:p>10/4/2019</text:p>
          </table:table-cell>
          <table:table-cell table:number-columns-repeated="7"/>
          <table:table-cell table:style-name="ce4" table:formula="of:=[.B42]*[.K42]+[.C42]*[.K42]+[.E42]*[.K42] +[.G42]*[.K42]+[.H42]*[.K42]+[.D42]*[.L42]+[.F42]*[.L42]" office:value-type="currency" office:currency="USD" office:value="0" calcext:value-type="currency">
            <text:p>$-00 </text:p>
          </table:table-cell>
          <table:table-cell/>
          <table:table-cell table:formula="of:=[.K41]" office:value-type="float" office:value="22" calcext:value-type="float">
            <text:p>22</text:p>
          </table:table-cell>
          <table:table-cell table:formula="of:=[.L41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2]+7" office:value-type="date" office:date-value="2019-10-11" calcext:value-type="date">
            <text:p>10/11/2019</text:p>
          </table:table-cell>
          <table:table-cell table:number-columns-repeated="7"/>
          <table:table-cell table:style-name="ce4" table:formula="of:=[.B43]*[.K43]+[.C43]*[.K43]+[.E43]*[.K43] +[.G43]*[.K43]+[.H43]*[.K43]+[.D43]*[.L43]+[.F43]*[.L43]" office:value-type="currency" office:currency="USD" office:value="0" calcext:value-type="currency">
            <text:p>$-00 </text:p>
          </table:table-cell>
          <table:table-cell/>
          <table:table-cell table:formula="of:=[.K42]" office:value-type="float" office:value="22" calcext:value-type="float">
            <text:p>22</text:p>
          </table:table-cell>
          <table:table-cell table:formula="of:=[.L42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3]+7" office:value-type="date" office:date-value="2019-10-18" calcext:value-type="date">
            <text:p>10/18/2019</text:p>
          </table:table-cell>
          <table:table-cell table:number-columns-repeated="7"/>
          <table:table-cell table:style-name="ce4" table:formula="of:=[.B44]*[.K44]+[.C44]*[.K44]+[.E44]*[.K44] +[.G44]*[.K44]+[.H44]*[.K44]+[.D44]*[.L44]+[.F44]*[.L44]" office:value-type="currency" office:currency="USD" office:value="0" calcext:value-type="currency">
            <text:p>$-00 </text:p>
          </table:table-cell>
          <table:table-cell/>
          <table:table-cell table:formula="of:=[.K43]" office:value-type="float" office:value="22" calcext:value-type="float">
            <text:p>22</text:p>
          </table:table-cell>
          <table:table-cell table:formula="of:=[.L43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4]+7" office:value-type="date" office:date-value="2019-10-25" calcext:value-type="date">
            <text:p>10/25/2019</text:p>
          </table:table-cell>
          <table:table-cell table:number-columns-repeated="7"/>
          <table:table-cell table:style-name="ce4" table:formula="of:=[.B45]*[.K45]+[.C45]*[.K45]+[.E45]*[.K45] +[.G45]*[.K45]+[.H45]*[.K45]+[.D45]*[.L45]+[.F45]*[.L45]" office:value-type="currency" office:currency="USD" office:value="0" calcext:value-type="currency">
            <text:p>$-00 </text:p>
          </table:table-cell>
          <table:table-cell/>
          <table:table-cell table:formula="of:=[.K44]" office:value-type="float" office:value="22" calcext:value-type="float">
            <text:p>22</text:p>
          </table:table-cell>
          <table:table-cell table:formula="of:=[.L44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5]+7" office:value-type="date" office:date-value="2019-11-01" calcext:value-type="date">
            <text:p>11/1/2019</text:p>
          </table:table-cell>
          <table:table-cell table:number-columns-repeated="7"/>
          <table:table-cell table:style-name="ce4" table:formula="of:=[.B46]*[.K46]+[.C46]*[.K46]+[.E46]*[.K46] +[.G46]*[.K46]+[.H46]*[.K46]+[.D46]*[.L46]+[.F46]*[.L46]" office:value-type="currency" office:currency="USD" office:value="0" calcext:value-type="currency">
            <text:p>$-00 </text:p>
          </table:table-cell>
          <table:table-cell/>
          <table:table-cell table:formula="of:=[.K45]" office:value-type="float" office:value="22" calcext:value-type="float">
            <text:p>22</text:p>
          </table:table-cell>
          <table:table-cell table:formula="of:=[.L45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6]+7" office:value-type="date" office:date-value="2019-11-08" calcext:value-type="date">
            <text:p>11/8/2019</text:p>
          </table:table-cell>
          <table:table-cell table:number-columns-repeated="7"/>
          <table:table-cell table:style-name="ce4" table:formula="of:=[.B47]*[.K47]+[.C47]*[.K47]+[.E47]*[.K47] +[.G47]*[.K47]+[.H47]*[.K47]+[.D47]*[.L47]+[.F47]*[.L47]" office:value-type="currency" office:currency="USD" office:value="0" calcext:value-type="currency">
            <text:p>$-00 </text:p>
          </table:table-cell>
          <table:table-cell/>
          <table:table-cell table:formula="of:=[.K46]" office:value-type="float" office:value="22" calcext:value-type="float">
            <text:p>22</text:p>
          </table:table-cell>
          <table:table-cell table:formula="of:=[.L46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7]+7" office:value-type="date" office:date-value="2019-11-15" calcext:value-type="date">
            <text:p>11/15/2019</text:p>
          </table:table-cell>
          <table:table-cell table:number-columns-repeated="7"/>
          <table:table-cell table:style-name="ce4" table:formula="of:=[.B48]*[.K48]+[.C48]*[.K48]+[.E48]*[.K48] +[.G48]*[.K48]+[.H48]*[.K48]+[.D48]*[.L48]+[.F48]*[.L48]" office:value-type="currency" office:currency="USD" office:value="0" calcext:value-type="currency">
            <text:p>$-00 </text:p>
          </table:table-cell>
          <table:table-cell/>
          <table:table-cell table:formula="of:=[.K47]" office:value-type="float" office:value="22" calcext:value-type="float">
            <text:p>22</text:p>
          </table:table-cell>
          <table:table-cell table:formula="of:=[.L47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8]+7" office:value-type="date" office:date-value="2019-11-22" calcext:value-type="date">
            <text:p>11/22/2019</text:p>
          </table:table-cell>
          <table:table-cell table:number-columns-repeated="7"/>
          <table:table-cell table:style-name="ce4" table:formula="of:=[.B49]*[.K49]+[.C49]*[.K49]+[.E49]*[.K49] +[.G49]*[.K49]+[.H49]*[.K49]+[.D49]*[.L49]+[.F49]*[.L49]" office:value-type="currency" office:currency="USD" office:value="0" calcext:value-type="currency">
            <text:p>$-00 </text:p>
          </table:table-cell>
          <table:table-cell/>
          <table:table-cell table:formula="of:=[.K48]" office:value-type="float" office:value="22" calcext:value-type="float">
            <text:p>22</text:p>
          </table:table-cell>
          <table:table-cell table:formula="of:=[.L48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49]+7" office:value-type="date" office:date-value="2019-11-29" calcext:value-type="date">
            <text:p>11/29/2019</text:p>
          </table:table-cell>
          <table:table-cell table:number-columns-repeated="7"/>
          <table:table-cell table:style-name="ce4" table:formula="of:=[.B50]*[.K50]+[.C50]*[.K50]+[.E50]*[.K50] +[.G50]*[.K50]+[.H50]*[.K50]+[.D50]*[.L50]+[.F50]*[.L50]" office:value-type="currency" office:currency="USD" office:value="0" calcext:value-type="currency">
            <text:p>$-00 </text:p>
          </table:table-cell>
          <table:table-cell/>
          <table:table-cell table:formula="of:=[.K49]" office:value-type="float" office:value="22" calcext:value-type="float">
            <text:p>22</text:p>
          </table:table-cell>
          <table:table-cell table:formula="of:=[.L49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50]+7" office:value-type="date" office:date-value="2019-12-06" calcext:value-type="date">
            <text:p>12/6/2019</text:p>
          </table:table-cell>
          <table:table-cell table:number-columns-repeated="7"/>
          <table:table-cell table:style-name="ce4" table:formula="of:=[.B51]*[.K51]+[.C51]*[.K51]+[.E51]*[.K51] +[.G51]*[.K51]+[.H51]*[.K51]+[.D51]*[.L51]+[.F51]*[.L51]" office:value-type="currency" office:currency="USD" office:value="0" calcext:value-type="currency">
            <text:p>$-00 </text:p>
          </table:table-cell>
          <table:table-cell/>
          <table:table-cell table:formula="of:=[.K50]" office:value-type="float" office:value="22" calcext:value-type="float">
            <text:p>22</text:p>
          </table:table-cell>
          <table:table-cell table:formula="of:=[.L50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51]+7" office:value-type="date" office:date-value="2019-12-13" calcext:value-type="date">
            <text:p>12/13/2019</text:p>
          </table:table-cell>
          <table:table-cell table:number-columns-repeated="7"/>
          <table:table-cell table:style-name="ce4" table:formula="of:=[.B52]*[.K52]+[.C52]*[.K52]+[.E52]*[.K52] +[.G52]*[.K52]+[.H52]*[.K52]+[.D52]*[.L52]+[.F52]*[.L52]" office:value-type="currency" office:currency="USD" office:value="0" calcext:value-type="currency">
            <text:p>$-00 </text:p>
          </table:table-cell>
          <table:table-cell/>
          <table:table-cell table:formula="of:=[.K51]" office:value-type="float" office:value="22" calcext:value-type="float">
            <text:p>22</text:p>
          </table:table-cell>
          <table:table-cell table:formula="of:=[.L51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52]+7" office:value-type="date" office:date-value="2019-12-20" calcext:value-type="date">
            <text:p>12/20/2019</text:p>
          </table:table-cell>
          <table:table-cell table:number-columns-repeated="7"/>
          <table:table-cell table:style-name="ce4" table:formula="of:=[.B53]*[.K53]+[.C53]*[.K53]+[.E53]*[.K53] +[.G53]*[.K53]+[.H53]*[.K53]+[.D53]*[.L53]+[.F53]*[.L53]" office:value-type="currency" office:currency="USD" office:value="0" calcext:value-type="currency">
            <text:p>$-00 </text:p>
          </table:table-cell>
          <table:table-cell/>
          <table:table-cell table:formula="of:=[.K52]" office:value-type="float" office:value="22" calcext:value-type="float">
            <text:p>22</text:p>
          </table:table-cell>
          <table:table-cell table:formula="of:=[.L52]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style-name="ce3" table:formula="of:=[.A53]+7" office:value-type="date" office:date-value="2019-12-27" calcext:value-type="date">
            <text:p>12/27/2019</text:p>
          </table:table-cell>
          <table:table-cell table:number-columns-repeated="7"/>
          <table:table-cell table:style-name="ce4" table:formula="of:=[.B54]*[.K54]+[.C54]*[.K54]+[.E54]*[.K54] +[.G54]*[.K54]+[.H54]*[.K54]+[.D54]*[.L54]+[.F54]*[.L54]" office:value-type="currency" office:currency="USD" office:value="0" calcext:value-type="currency">
            <text:p>$-00 </text:p>
          </table:table-cell>
          <table:table-cell/>
          <table:table-cell table:formula="of:=[.K53]" office:value-type="float" office:value="22" calcext:value-type="float">
            <text:p>22</text:p>
          </table:table-cell>
          <table:table-cell table:formula="of:=[.L53]" office:value-type="float" office:value="16" calcext:value-type="float">
            <text:p>16</text:p>
          </table:table-cell>
          <table:table-cell table:number-columns-repeated="1012"/>
        </table:table-row>
        <table:table-row table:style-name="ro1" table:number-rows-repeated="9">
          <table:table-cell table:style-name="ce3"/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e_Ingreients" table:style-name="ta1"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2" table:number-columns-repeated="1019" table:default-cell-style-name="ce1"/>
        <table:table-row table:style-name="ro1">
          <table:table-cell table:number-columns-repeated="3"/>
          <table:table-cell table:number-columns-repeated="2" office:value-type="string" calcext:value-type="string">
            <text:p>credit card</text:p>
          </table:table-cell>
          <table:table-cell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tem</text:p>
          </table:table-cell>
          <table:table-cell table:style-name="ce14" office:value-type="string" calcext:value-type="string">
            <text:p>Sysco</text:p>
          </table:table-cell>
          <table:table-cell table:style-name="ce14" office:value-type="string" calcext:value-type="string">
            <text:p>King Soopers</text:p>
          </table:table-cell>
          <table:table-cell table:style-name="ce14" office:value-type="string" calcext:value-type="string">
            <text:p>Costco</text:p>
          </table:table-cell>
          <table:table-cell table:style-name="ce15" office:value-type="string" calcext:value-type="string">
            <text:p>St Vrain</text:p>
          </table:table-cell>
          <table:table-cell table:style-name="ce15" office:value-type="string" calcext:value-type="string">
            <text:p>Hayes</text:p>
          </table:table-cell>
          <table:table-cell table:style-name="ce15" office:value-type="string" calcext:value-type="string">
            <text:p>Rent</text:p>
          </table:table-cell>
          <table:table-cell table:style-name="ce15" office:value-type="string" calcext:value-type="string">
            <text:p>Insure</text:p>
          </table:table-cell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19" office:value-type="date" office:date-value="2019-05-15" calcext:value-type="date">
            <text:p>05/15/19</text:p>
          </table:table-cell>
          <table:table-cell table:style-name="Default" office:value-type="string" calcext:value-type="string">
            <text:p>pie shells </text:p>
          </table:table-cell>
          <table:table-cell table:style-name="Default"/>
          <table:table-cell table:number-columns-repeated="3"/>
          <table:table-cell office:value-type="float" office:value="160.04" calcext:value-type="float">
            <text:p>160.04</text:p>
          </table:table-cell>
          <table:table-cell table:number-columns-repeated="2"/>
          <table:table-cell table:formula="of:=SUM([.C3:.I25])" office:value-type="float" office:value="6058.14" calcext:value-type="float">
            <text:p>6058.14</text:p>
          </table:table-cell>
          <table:table-cell table:number-columns-repeated="1014"/>
        </table:table-row>
        <table:table-row table:style-name="ro1">
          <table:table-cell table:style-name="ce19" office:value-type="date" office:date-value="2019-06-05" calcext:value-type="date">
            <text:p>06/05/19</text:p>
          </table:table-cell>
          <table:table-cell table:style-name="Default" office:value-type="string" calcext:value-type="string">
            <text:p>pie shells </text:p>
          </table:table-cell>
          <table:table-cell table:style-name="Default"/>
          <table:table-cell table:number-columns-repeated="3"/>
          <table:table-cell office:value-type="float" office:value="160.04" calcext:value-type="float">
            <text:p>160.04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19-06-13" calcext:value-type="date">
            <text:p>06/13/19</text:p>
          </table:table-cell>
          <table:table-cell table:style-name="Default" office:value-type="string" calcext:value-type="string">
            <text:p>coffee</text:p>
          </table:table-cell>
          <table:table-cell table:style-name="Default"/>
          <table:table-cell office:value-type="float" office:value="35.36" calcext:value-type="float">
            <text:p>35.36</text:p>
          </table:table-cell>
          <table:table-cell table:number-columns-repeated="1020"/>
        </table:table-row>
        <table:table-row table:style-name="ro1">
          <table:table-cell table:style-name="ce19" office:value-type="date" office:date-value="2019-01-10" calcext:value-type="date">
            <text:p>01/10/19</text:p>
          </table:table-cell>
          <table:table-cell table:style-name="Default" office:value-type="string" calcext:value-type="string">
            <text:p>IDK</text:p>
          </table:table-cell>
          <table:table-cell table:style-name="Default" office:value-type="float" office:value="755.86" calcext:value-type="float">
            <text:p>755.8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date" office:date-value="2019-02-01" calcext:value-type="date">
            <text:p>02/01/19</text:p>
          </table:table-cell>
          <table:table-cell table:style-name="Default" office:value-type="string" calcext:value-type="string">
            <text:p>1908 – BLD rent</text:p>
          </table:table-cell>
          <table:table-cell table:style-name="Default" table:number-columns-repeated="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9" office:value-type="date" office:date-value="2019-03-01" calcext:value-type="date">
            <text:p>03/01/19</text:p>
          </table:table-cell>
          <table:table-cell table:style-name="Default" office:value-type="string" calcext:value-type="string">
            <text:p>1913 – BLD rent</text:p>
          </table:table-cell>
          <table:table-cell table:style-name="Default" table:number-columns-repeated="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9" office:value-type="date" office:date-value="2019-03-07" calcext:value-type="date">
            <text:p>03/07/19</text:p>
          </table:table-cell>
          <table:table-cell table:style-name="Default" office:value-type="string" calcext:value-type="string">
            <text:p>1914 – Sysco </text:p>
          </table:table-cell>
          <table:table-cell table:style-name="Default" office:value-type="float" office:value="444.38" calcext:value-type="float">
            <text:p>444.38</text:p>
          </table:table-cell>
          <table:table-cell table:number-columns-repeated="1021"/>
        </table:table-row>
        <table:table-row table:style-name="ro1">
          <table:table-cell table:style-name="ce19" office:value-type="date" office:date-value="2019-04-02" calcext:value-type="date">
            <text:p>04/02/19</text:p>
          </table:table-cell>
          <table:table-cell table:style-name="Default" office:value-type="string" calcext:value-type="string">
            <text:p>1918 – Sysco Denver</text:p>
          </table:table-cell>
          <table:table-cell table:style-name="Default" office:value-type="float" office:value="472.29" calcext:value-type="float">
            <text:p>472.29</text:p>
          </table:table-cell>
          <table:table-cell table:number-columns-repeated="1021"/>
        </table:table-row>
        <table:table-row table:style-name="ro1">
          <table:table-cell table:style-name="ce19" office:value-type="date" office:date-value="2019-04-05" calcext:value-type="date">
            <text:p>04/05/19</text:p>
          </table:table-cell>
          <table:table-cell table:style-name="Default" office:value-type="string" calcext:value-type="string">
            <text:p>1919 – BLD rent </text:p>
          </table:table-cell>
          <table:table-cell table:style-name="Default"/>
          <table:table-cell table:number-columns-repeated="4"/>
          <table:table-cell table:style-name="Default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9" office:value-type="date" office:date-value="2019-04-17" calcext:value-type="date">
            <text:p>04/17/19</text:p>
          </table:table-cell>
          <table:table-cell table:style-name="Default" office:value-type="string" calcext:value-type="string">
            <text:p>1921- Saint Vrain Valley kitchen supply Boxes </text:p>
          </table:table-cell>
          <table:table-cell table:style-name="Default"/>
          <table:table-cell table:number-columns-repeated="2"/>
          <table:table-cell table:style-name="Default" office:value-type="float" office:value="69.53" calcext:value-type="float">
            <text:p>69.53</text:p>
          </table:table-cell>
          <table:table-cell table:number-columns-repeated="1018"/>
        </table:table-row>
        <table:table-row table:style-name="ro1">
          <table:table-cell table:style-name="ce19" office:value-type="date" office:date-value="2019-05-03" calcext:value-type="date">
            <text:p>05/03/19</text:p>
          </table:table-cell>
          <table:table-cell table:style-name="Default" office:value-type="string" calcext:value-type="string">
            <text:p>1923 – BLD rent </text:p>
          </table:table-cell>
          <table:table-cell table:style-name="Default"/>
          <table:table-cell table:number-columns-repeated="4"/>
          <table:table-cell table:style-name="Default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9" office:value-type="date" office:date-value="2019-05-29" calcext:value-type="date">
            <text:p>05/29/19</text:p>
          </table:table-cell>
          <table:table-cell table:style-name="Default" office:value-type="string" calcext:value-type="string">
            <text:p>2127 – BLD rent</text:p>
          </table:table-cell>
          <table:table-cell table:style-name="Default"/>
          <table:table-cell table:number-columns-repeated="4"/>
          <table:table-cell table:style-name="Default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9" office:value-type="date" office:date-value="2019-05-28" calcext:value-type="date">
            <text:p>05/28/19</text:p>
          </table:table-cell>
          <table:table-cell table:style-name="Default" office:value-type="string" calcext:value-type="string">
            <text:p>2131 – Sysco Denver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Default" office:value-type="string" calcext:value-type="string">
            <text:p>2133 – CO Department of heath </text:p>
          </table:table-cell>
          <table:table-cell table:style-name="Default"/>
          <table:table-cell table:number-columns-repeated="5"/>
          <table:table-cell table:style-name="Default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ce19" office:value-type="date" office:date-value="2019-06-04" calcext:value-type="date">
            <text:p>06/04/19</text:p>
          </table:table-cell>
          <table:table-cell table:style-name="Default" office:value-type="string" calcext:value-type="string">
            <text:p>2134 – Sysco</text:p>
          </table:table-cell>
          <table:table-cell table:style-name="Default" office:value-type="float" office:value="104.68" calcext:value-type="float">
            <text:p>104.68</text:p>
          </table:table-cell>
          <table:table-cell table:number-columns-repeated="1021"/>
        </table:table-row>
        <table:table-row table:style-name="ro1">
          <table:table-cell table:style-name="ce19" office:value-type="date" office:date-value="2019-06-19" calcext:value-type="date">
            <text:p>06/19/19</text:p>
          </table:table-cell>
          <table:table-cell table:style-name="Default" office:value-type="string" calcext:value-type="string">
            <text:p>2141 – Sysco Denver</text:p>
          </table:table-cell>
          <table:table-cell table:style-name="Default" office:value-type="float" office:value="756.47" calcext:value-type="float">
            <text:p>756.47</text:p>
          </table:table-cell>
          <table:table-cell table:number-columns-repeated="1021"/>
        </table:table-row>
        <table:table-row table:style-name="ro1">
          <table:table-cell table:style-name="ce19" office:value-type="date" office:date-value="2019-01-14" calcext:value-type="date">
            <text:p>01/14/19</text:p>
          </table:table-cell>
          <table:table-cell table:style-name="Default" office:value-type="string" calcext:value-type="string">
            <text:p>COSTCO</text:p>
          </table:table-cell>
          <table:table-cell table:style-name="Default" table:number-columns-repeated="2"/>
          <table:table-cell table:style-name="Default" office:value-type="float" office:value="31.1" calcext:value-type="float">
            <text:p>31.1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19-01-14" calcext:value-type="date">
            <text:p>01/14/19</text:p>
          </table:table-cell>
          <table:table-cell table:style-name="Default" office:value-type="string" calcext:value-type="string">
            <text:p>COSTCO</text:p>
          </table:table-cell>
          <table:table-cell table:style-name="Default" table:number-columns-repeated="2"/>
          <table:table-cell table:style-name="Default" office:value-type="float" office:value="171.74" calcext:value-type="float">
            <text:p>171.74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19-03-05" calcext:value-type="date">
            <text:p>03/05/19</text:p>
          </table:table-cell>
          <table:table-cell table:style-name="Default" office:value-type="string" calcext:value-type="string">
            <text:p>COSTCO</text:p>
          </table:table-cell>
          <table:table-cell table:style-name="Default" table:number-columns-repeated="2"/>
          <table:table-cell table:style-name="Default" office:value-type="float" office:value="126.98" calcext:value-type="float">
            <text:p>126.98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19-04-14" calcext:value-type="date">
            <text:p>04/14/19</text:p>
          </table:table-cell>
          <table:table-cell table:style-name="Default" office:value-type="string" calcext:value-type="string">
            <text:p>KING SOOPERS</text:p>
          </table:table-cell>
          <table:table-cell table:style-name="Default"/>
          <table:table-cell table:style-name="Default" office:value-type="float" office:value="25.28" calcext:value-type="float">
            <text:p>25.28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9" office:value-type="date" office:date-value="2019-04-14" calcext:value-type="date">
            <text:p>04/14/19</text:p>
          </table:table-cell>
          <table:table-cell table:style-name="Default" office:value-type="string" calcext:value-type="string">
            <text:p>KING SOOPERS</text:p>
          </table:table-cell>
          <table:table-cell table:style-name="Default"/>
          <table:table-cell table:style-name="Default" office:value-type="float" office:value="49.41" calcext:value-type="float">
            <text:p>49.4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9" office:value-type="date" office:date-value="2019-05-13" calcext:value-type="date">
            <text:p>05/13/19</text:p>
          </table:table-cell>
          <table:table-cell table:style-name="Default" office:value-type="string" calcext:value-type="string">
            <text:p>COSTCO</text:p>
          </table:table-cell>
          <table:table-cell table:style-name="Default" table:number-columns-repeated="2"/>
          <table:table-cell table:style-name="Default" office:value-type="float" office:value="188.01" calcext:value-type="float">
            <text:p>188.01</text:p>
          </table:table-cell>
          <table:table-cell table:number-columns-repeated="1019"/>
        </table:table-row>
        <table:table-row table:style-name="ro1">
          <table:table-cell table:style-name="ce19" office:value-type="date" office:date-value="2019-05-31" calcext:value-type="date">
            <text:p>05/31/19</text:p>
          </table:table-cell>
          <table:table-cell table:style-name="Default" office:value-type="string" calcext:value-type="string">
            <text:p>COSTCO</text:p>
          </table:table-cell>
          <table:table-cell table:style-name="Default" table:number-columns-repeated="2"/>
          <table:table-cell table:style-name="Default" office:value-type="float" office:value="46.97" calcext:value-type="float">
            <text:p>46.97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ing" table:style-name="ta1">
        <table:table-column table:style-name="co1" table:number-columns-repeated="3" table:default-cell-style-name="ce1"/>
        <table:table-column table:style-name="co2" table:number-columns-repeated="7" table:default-cell-style-name="ce1"/>
        <table:table-column table:style-name="co18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SUM([.I3:.I14])" office:value-type="float" office:value="1890" calcext:value-type="float">
            <text:p>1890</text:p>
          </table:table-cell>
          <table:table-cell/>
          <table:table-cell table:formula="of:=SUM([.K3:.K14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ubis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Breggos</text:p>
          </table:table-cell>
          <table:table-cell table:style-name="ce2" office:value-type="string" calcext:value-type="string">
            <text:p>Recorder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Alfas</text:p>
          </table:table-cell>
          <table:table-cell table:style-name="ce2" office:value-type="string" calcext:value-type="string">
            <text:p>Total</text:p>
          </table:table-cell>
          <table:table-cell/>
          <table:table-cell office:value-type="string" calcext:value-type="string">
            <text:p>Stripe Fees</text:p>
          </table:table-cell>
          <table:table-cell table:number-columns-repeated="1013"/>
        </table:table-row>
        <table:table-row table:style-name="ro1">
          <table:table-cell table:style-name="ce19" office:value-type="date" office:date-value="2019-01-01" calcext:value-type="date">
            <text:p>01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B3:.H3])" office:value-type="float" office:value="245" calcext:value-type="float">
            <text:p>245</text:p>
          </table:table-cell>
          <table:table-cell table:number-columns-repeated="1015"/>
        </table:table-row>
        <table:table-row table:style-name="ro1">
          <table:table-cell table:style-name="ce19" table:formula="of:=[.A3]+31" office:value-type="date" office:date-value="2019-02-01" calcext:value-type="date">
            <text:p>02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4:.H4])" office:value-type="float" office:value="235" calcext:value-type="float">
            <text:p>235</text:p>
          </table:table-cell>
          <table:table-cell table:number-columns-repeated="1015"/>
        </table:table-row>
        <table:table-row table:style-name="ro1">
          <table:table-cell table:style-name="ce19" table:formula="of:=[.A4]+28" office:value-type="date" office:date-value="2019-03-01" calcext:value-type="date">
            <text:p>03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B5:.H5])" office:value-type="float" office:value="235" calcext:value-type="float">
            <text:p>235</text:p>
          </table:table-cell>
          <table:table-cell table:number-columns-repeated="1015"/>
        </table:table-row>
        <table:table-row table:style-name="ro1">
          <table:table-cell table:style-name="ce19" table:formula="of:=[.A5]+31" office:value-type="date" office:date-value="2019-04-01" calcext:value-type="date">
            <text:p>04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6:.H6])" office:value-type="float" office:value="225" calcext:value-type="float">
            <text:p>225</text:p>
          </table:table-cell>
          <table:table-cell table:number-columns-repeated="1015"/>
        </table:table-row>
        <table:table-row table:style-name="ro1">
          <table:table-cell table:style-name="ce19" table:formula="of:=[.A6]+30" office:value-type="date" office:date-value="2019-05-01" calcext:value-type="date">
            <text:p>05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7:.H7])"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table:style-name="ce19" table:formula="of:=[.A7]+31" office:value-type="date" office:date-value="2019-06-01" calcext:value-type="date">
            <text:p>06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8:.H8])"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table:style-name="ce19" table:formula="of:=[.A8]+30" office:value-type="date" office:date-value="2019-07-01" calcext:value-type="date">
            <text:p>07/01/1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9:.H9])"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table:style-name="ce19" table:formula="of:=[.A9]+31" office:value-type="date" office:date-value="2019-08-01" calcext:value-type="date">
            <text:p>08/01/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10:.H10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9" table:formula="of:=[.A10]+31" office:value-type="date" office:date-value="2019-09-01" calcext:value-type="date">
            <text:p>09/01/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11:.H11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9" table:formula="of:=[.A11]+30" office:value-type="date" office:date-value="2019-10-01" calcext:value-type="date">
            <text:p>10/01/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12:.H12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9" table:formula="of:=[.A12]+31" office:value-type="date" office:date-value="2019-11-01" calcext:value-type="date">
            <text:p>11/01/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13:.H13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9" table:formula="of:=[.A13]+30" office:value-type="date" office:date-value="2019-12-01" calcext:value-type="date">
            <text:p>12/01/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B14:.H14])" office:value-type="float" office:value="85" calcext:value-type="float">
            <text:p>85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Quant" table:style-name="ta2">
        <table:table-column table:style-name="co10" table:number-columns-repeated="3" table:default-cell-style-name="Default"/>
        <table:table-row table:style-name="ro1">
          <table:table-cell table:style-name="ce1"/>
          <table:table-cell table:style-name="ce1" table:formula="of:=SUM([.B3:.B14])" office:value-type="float" office:value="47000" calcext:value-type="float">
            <text:p>47000</text:p>
          </table:table-cell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 table:style-name="ce19" office:value-type="date" office:date-value="2019-01-01" calcext:value-type="date">
            <text:p>01/01/19</text:p>
          </table:table-cell>
          <table:table-cell table:style-name="ce1" office:value-type="float" office:value="7000" calcext:value-type="float">
            <text:p>7000</text:p>
          </table:table-cell>
          <table:table-cell office:value-type="string" calcext:value-type="string">
            <text:p>verify</text:p>
          </table:table-cell>
        </table:table-row>
        <table:table-row table:style-name="ro1">
          <table:table-cell table:style-name="ce19" table:formula="of:=[.A3]+31" office:value-type="date" office:date-value="2019-02-01" calcext:value-type="date">
            <text:p>02/01/19</text:p>
          </table:table-cell>
          <table:table-cell table:style-name="ce1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ce19" table:formula="of:=[.A4]+28" office:value-type="date" office:date-value="2019-03-01" calcext:value-type="date">
            <text:p>03/01/19</text:p>
          </table:table-cell>
          <table:table-cell table:style-name="ce1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ce19" table:formula="of:=[.A5]+31" office:value-type="date" office:date-value="2019-04-01" calcext:value-type="date">
            <text:p>04/01/19</text:p>
          </table:table-cell>
          <table:table-cell table:style-name="ce1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ce19" table:formula="of:=[.A6]+30" office:value-type="date" office:date-value="2019-05-01" calcext:value-type="date">
            <text:p>05/01/19</text:p>
          </table:table-cell>
          <table:table-cell table:style-name="ce1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ce19" table:formula="of:=[.A7]+31" office:value-type="date" office:date-value="2019-06-01" calcext:value-type="date">
            <text:p>06/01/19</text:p>
          </table:table-cell>
          <table:table-cell table:style-name="ce1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style-name="ce19" table:formula="of:=[.A8]+30" office:value-type="date" office:date-value="2019-07-01" calcext:value-type="date">
            <text:p>07/01/19</text:p>
          </table:table-cell>
          <table:table-cell table:style-name="ce1"/>
          <table:table-cell/>
        </table:table-row>
        <table:table-row table:style-name="ro1">
          <table:table-cell table:style-name="ce19" table:formula="of:=[.A9]+31" office:value-type="date" office:date-value="2019-08-01" calcext:value-type="date">
            <text:p>08/01/19</text:p>
          </table:table-cell>
          <table:table-cell table:style-name="ce1"/>
          <table:table-cell/>
        </table:table-row>
        <table:table-row table:style-name="ro1">
          <table:table-cell table:style-name="ce19" table:formula="of:=[.A10]+31" office:value-type="date" office:date-value="2019-09-01" calcext:value-type="date">
            <text:p>09/01/19</text:p>
          </table:table-cell>
          <table:table-cell table:style-name="ce1"/>
          <table:table-cell/>
        </table:table-row>
        <table:table-row table:style-name="ro1">
          <table:table-cell table:style-name="ce19" table:formula="of:=[.A11]+30" office:value-type="date" office:date-value="2019-10-01" calcext:value-type="date">
            <text:p>10/01/19</text:p>
          </table:table-cell>
          <table:table-cell table:style-name="ce1"/>
          <table:table-cell/>
        </table:table-row>
        <table:table-row table:style-name="ro1">
          <table:table-cell table:style-name="ce19" table:formula="of:=[.A12]+31" office:value-type="date" office:date-value="2019-11-01" calcext:value-type="date">
            <text:p>11/01/19</text:p>
          </table:table-cell>
          <table:table-cell table:style-name="ce1"/>
          <table:table-cell/>
        </table:table-row>
        <table:table-row table:style-name="ro1">
          <table:table-cell table:style-name="ce19" table:formula="of:=[.A13]+30" office:value-type="date" office:date-value="2019-12-01" calcext:value-type="date">
            <text:p>12/01/19</text:p>
          </table:table-cell>
          <table:table-cell table:style-name="ce1"/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TC_sales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2"/>
          <table:table-cell table:style-name="ce11"/>
          <table:table-cell table:style-name="ce11" table:formula="of:=SUM([.D3:.D22])" office:value-type="float" office:value="50.85" calcext:value-type="float">
            <text:p>50.85</text:p>
          </table:table-cell>
          <table:table-cell table:style-name="ce11" table:formula="of:=SUM([.E3:.E22])" office:value-type="float" office:value="0" calcext:value-type="float">
            <text:p>0.00</text:p>
          </table:table-cell>
          <table:table-cell table:style-name="ce11" table:formula="of:=SUM([.F3:.F22])" office:value-type="float" office:value="8.71" calcext:value-type="float">
            <text:p>8.71</text:p>
          </table:table-cell>
          <table:table-cell table:style-name="ce11" table:formula="of:=SUM([.G3:.G22])" office:value-type="float" office:value="1046.46" calcext:value-type="float">
            <text:p>1,04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ustomer</text:p>
          </table:table-cell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Shipping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Additional</text:p>
          </table:table-cell>
          <table:table-cell table:style-name="ce11" office:value-type="string" calcext:value-type="string">
            <text:p>Sale Total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19-03-03" calcext:value-type="date">
            <text:p>03/03/19</text:p>
          </table:table-cell>
          <table:table-cell office:value-type="string" calcext:value-type="string">
            <text:p>Leech</text:p>
          </table:table-cell>
          <table:table-cell table:style-name="ce11" office:value-type="float" office:value="151.2" calcext:value-type="float">
            <text:p>151.20</text:p>
          </table:table-cell>
          <table:table-cell table:style-name="ce11" office:value-type="float" office:value="13.65" calcext:value-type="float">
            <text:p>13.65</text:p>
          </table:table-cell>
          <table:table-cell table:style-name="ce11" office:value-type="float" office:value="0" calcext:value-type="float">
            <text:p>0.00</text:p>
          </table:table-cell>
          <table:table-cell table:style-name="ce11"/>
          <table:table-cell table:style-name="ce11" table:formula="of:=SUM([.C3:.F3])" office:value-type="float" office:value="164.85" calcext:value-type="float">
            <text:p>164.85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19-03-24" calcext:value-type="date">
            <text:p>03/24/19</text:p>
          </table:table-cell>
          <table:table-cell office:value-type="string" calcext:value-type="string">
            <text:p>Dietz</text:p>
          </table:table-cell>
          <table:table-cell table:style-name="ce11" office:value-type="float" office:value="17.1" calcext:value-type="float">
            <text:p>17.10</text:p>
          </table:table-cell>
          <table:table-cell table:style-name="ce11" office:value-type="float" office:value="6.6" calcext:value-type="float">
            <text:p>6.60</text:p>
          </table:table-cell>
          <table:table-cell table:style-name="ce11" table:number-columns-repeated="2"/>
          <table:table-cell table:style-name="ce11" table:formula="of:=SUM([.C4:.F4])" office:value-type="float" office:value="23.7" calcext:value-type="float">
            <text:p>23.70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19-04-21" calcext:value-type="date">
            <text:p>04/21/19</text:p>
          </table:table-cell>
          <table:table-cell office:value-type="string" calcext:value-type="string">
            <text:p>Day</text:p>
          </table:table-cell>
          <table:table-cell table:style-name="ce11" office:value-type="float" office:value="66.6" calcext:value-type="float">
            <text:p>66.60</text:p>
          </table:table-cell>
          <table:table-cell table:style-name="ce11" office:value-type="float" office:value="6.6" calcext:value-type="float">
            <text:p>6.60</text:p>
          </table:table-cell>
          <table:table-cell table:style-name="ce11"/>
          <table:table-cell table:style-name="ce11" office:value-type="float" office:value="-20" calcext:value-type="float">
            <text:p>-20.00</text:p>
          </table:table-cell>
          <table:table-cell table:style-name="ce11" table:formula="of:=SUM([.C5:.F5])" office:value-type="float" office:value="53.2" calcext:value-type="float">
            <text:p>53.20</text:p>
          </table:table-cell>
          <table:table-cell table:number-columns-repeated="1017"/>
        </table:table-row>
        <table:table-row table:style-name="ro1">
          <table:table-cell table:style-name="ce19" office:value-type="date" office:date-value="2019-05-20" calcext:value-type="date">
            <text:p>05/20/19</text:p>
          </table:table-cell>
          <table:table-cell office:value-type="string" calcext:value-type="string">
            <text:p>Host</text:p>
          </table:table-cell>
          <table:table-cell table:style-name="ce11" office:value-type="float" office:value="752" calcext:value-type="float">
            <text:p>752.00</text:p>
          </table:table-cell>
          <table:table-cell table:style-name="ce11" office:value-type="float" office:value="24" calcext:value-type="float">
            <text:p>24.00</text:p>
          </table:table-cell>
          <table:table-cell table:style-name="ce11"/>
          <table:table-cell table:style-name="ce11" office:value-type="float" office:value="28.71" calcext:value-type="float">
            <text:p>28.71</text:p>
          </table:table-cell>
          <table:table-cell table:style-name="ce11" table:formula="of:=SUM([.C6:.F6])" office:value-type="float" office:value="804.71" calcext:value-type="float">
            <text:p>804.71</text:p>
          </table:table-cell>
          <table:table-cell table:number-columns-repeated="1017"/>
        </table:table-row>
        <table:table-row table:style-name="ro1" table:number-rows-repeated="57">
          <table:table-cell table:number-columns-repeated="2"/>
          <table:table-cell table:style-name="ce11" table:number-columns-repeated="5"/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C1-08-2019" table:style-name="ta2">
        <table:table-column table:style-name="co10" table:default-cell-style-name="ce19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 table:number-columns-spanned="3" table:number-rows-spanned="1">
            <text:p>account summary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2"/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table:style-name="ce1" office:value-type="float" office:value="10174.78" calcext:value-type="float">
            <text:p>10174.7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office:value-type="float" office:value="19765.88" calcext:value-type="float">
            <text:p>19765.88</text:p>
          </table:table-cell>
          <table:table-cell office:value-type="string" calcext:value-type="string">
            <text:p>15 deposits and other additon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21337.03" calcext:value-type="float">
            <text:p>21337.03</text:p>
          </table:table-cell>
          <table:table-cell office:value-type="string" calcext:value-type="string">
            <text:p>17 withdrawls</text:p>
          </table:table-cell>
          <table:table-cell table:number-columns-repeated="2"/>
        </table:table-row>
        <table:table-row table:style-name="ro1">
          <table:table-cell office:value-type="date" office:date-value="2018-01-08" calcext:value-type="date">
            <text:p>01/08/18</text:p>
          </table:table-cell>
          <table:table-cell office:value-type="float" office:value="8603.63" calcext:value-type="float">
            <text:p>8603.63</text:p>
          </table:table-cell>
          <table:table-cell office:value-type="string" calcext:value-type="string">
            <text:p>closing balnece for this statemen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1" office:value-type="string" calcext:value-type="string" table:number-columns-spanned="3" table:number-rows-spanned="1">
            <text:p>Checks and other withdrawls 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Check number</text:p>
          </table:table-cell>
          <table:table-cell table:number-columns-repeated="2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2000" calcext:value-type="float">
            <text:p>2000</text:p>
          </table:table-cell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date" office:date-value="2019-12-07" calcext:value-type="date">
            <text:p>12/07/19</text:p>
          </table:table-cell>
          <table:table-cell office:value-type="float" office:value="382.88" calcext:value-type="float">
            <text:p>382.88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476.85" calcext:value-type="float">
            <text:p>476.85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date" office:date-value="2019-12-14" calcext:value-type="date">
            <text:p>12/14/19</text:p>
          </table:table-cell>
          <table:table-cell office:value-type="float" office:value="240" calcext:value-type="float">
            <text:p>240</text:p>
          </table:table-cell>
          <table:table-cell office:value-type="float" office:value="1597" calcext:value-type="float">
            <text:p>1597</text:p>
          </table:table-cell>
          <table:table-cell table:number-columns-repeated="2"/>
        </table:table-row>
        <table:table-row table:style-name="ro1">
          <table:table-cell office:value-type="date" office:date-value="2019-12-21" calcext:value-type="date">
            <text:p>12/21/19</text:p>
          </table:table-cell>
          <table:table-cell office:value-type="float" office:value="600" calcext:value-type="float">
            <text:p>600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office:value-type="float" office:value="1930.74" calcext:value-type="float">
            <text:p>1930.74</text:p>
          </table:table-cell>
          <table:table-cell office:value-type="float" office:value="1599" calcext:value-type="float">
            <text:p>1599</text:p>
          </table:table-cell>
          <table:table-cell table:number-columns-repeated="2"/>
        </table:table-row>
        <table:table-row table:style-name="ro1">
          <table:table-cell office:value-type="date" office:date-value="2019-12-27" calcext:value-type="date">
            <text:p>12/27/19</text:p>
          </table:table-cell>
          <table:table-cell office:value-type="float" office:value="2882.59" calcext:value-type="float">
            <text:p>2882.59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3" table:number-rows-spanned="1">
            <text:p>Electronic and miscellaneous Withdrawal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2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INTERNET TRANSFER #098441 TO CHECKING ACCOUNT XXX-XXX-7741</text:p>
          </table:table-cell>
          <table:table-cell/>
          <table:table-cell office:value-type="string" calcext:value-type="string">
            <text:p>pay bob</text:p>
          </table:table-cell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office:value-type="float" office:value="2671.69" calcext:value-type="float">
            <text:p>2671.69</text:p>
          </table:table-cell>
          <table:table-cell office:value-type="string" calcext:value-type="string">
            <text:p>ONLINE PMT CAPITALONE</text:p>
          </table:table-cell>
          <table:table-cell table:number-columns-repeated="2"/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office:value-type="float" office:value="770.92" calcext:value-type="float">
            <text:p>770.92</text:p>
          </table:table-cell>
          <table:table-cell office:value-type="string" calcext:value-type="string">
            <text:p><text:s/>PAYMENT CITI CARD ONLINE</text:p>
          </table:table-cell>
          <table:table-cell table:number-columns-repeated="2"/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TERNET TRANSFER #207290 TO CHECKING ACCOUNT XXX-XXX-7654</text:p>
          </table:table-cell>
          <table:table-cell/>
          <table:table-cell office:value-type="string" calcext:value-type="string">
            <text:p>2018 MTC foundations</text:p>
          </table:table-cell>
        </table:table-row>
        <table:table-row table:style-name="ro1">
          <table:table-cell office:value-type="date" office:date-value="2019-12-14" calcext:value-type="date">
            <text:p>12/14/19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ONLINE PMT CAPITALONE</text:p>
          </table:table-cell>
          <table:table-cell table:number-columns-repeated="2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YMENT CITI CARD ONLINE</text:p>
          </table:table-cell>
          <table:table-cell table:number-columns-repeated="2"/>
        </table:table-row>
        <table:table-row table:style-name="ro1">
          <table:table-cell office:value-type="date" office:date-value="2019-12-26" calcext:value-type="date">
            <text:p>12/26/19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CHECK/ACC.DELUXE CHECK</text:p>
          </table:table-cell>
          <table:table-cell table:number-columns-repeated="2"/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404.66" calcext:value-type="float">
            <text:p>404.66</text:p>
          </table:table-cell>
          <table:table-cell office:value-type="string" calcext:value-type="string">
            <text:p>FEES SEP TSYS</text:p>
          </table:table-cell>
          <table:table-cell/>
          <table:table-cell office:value-type="string" calcext:value-type="string">
            <text:p>credit card fees 2018</text:p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666.2" calcext:value-type="float">
            <text:p>1666.2</text:p>
          </table:table-cell>
          <table:table-cell office:value-type="string" calcext:value-type="string">
            <text:p>ONLINE PMT CAPITALONE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ce27" office:value-type="string" calcext:value-type="string" table:number-columns-spanned="3" table:number-rows-spanned="1">
            <text:p>Deposits and other Additio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2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date" office:date-value="2019-12-14" calcext:value-type="date">
            <text:p>12/14/19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Electronic and Miscellaneous additio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date" office:date-value="2019-10-07" calcext:value-type="date">
            <text:p>10/07/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INTERNET TRANSFER #012434 FROM CHECKING ACCOUNT XXX-XXX-765</text:p>
          </table:table-cell>
          <table:table-cell table:number-columns-repeated="2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479.7" calcext:value-type="float">
            <text:p>479.7</text:p>
          </table:table-cell>
          <table:table-cell office:value-type="string" calcext:value-type="string">
            <text:p><text:s/>PYMT PROC TSYS </text:p>
          </table:table-cell>
          <table:table-cell/>
          <table:table-cell office:value-type="string" calcext:value-type="string">
            <text:p>2018 card sales</text:p>
          </table:table-cell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492.15" calcext:value-type="float">
            <text:p>492.15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366.15" calcext:value-type="float">
            <text:p>366.15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office:value-type="float" office:value="2031.85" calcext:value-type="float">
            <text:p>2031.85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1284.3" calcext:value-type="float">
            <text:p>1284.3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270.63" calcext:value-type="float">
            <text:p>270.63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315.27" calcext:value-type="float">
            <text:p>315.27</text:p>
          </table:table-cell>
          <table:table-cell office:value-type="string" calcext:value-type="string">
            <text:p>TRANSFER STRIPE</text:p>
          </table:table-cell>
          <table:table-cell table:number-columns-repeated="2"/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POSIT CQUANT.IO,LLC</text:p>
          </table:table-cell>
          <table:table-cell table:number-columns-repeated="2"/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213.13" calcext:value-type="float">
            <text:p>213.13</text:p>
          </table:table-cell>
          <table:table-cell office:value-type="string" calcext:value-type="string">
            <text:p><text:s/>PYMT PROC TSYS 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ce27" office:value-type="string" calcext:value-type="string" table:number-columns-spanned="3" table:number-rows-spanned="1">
            <text:p>Daily Balance Summary</text:p>
          </table:table-cell>
          <table:covered-table-cell table:number-columns-repeated="2" table:style-name="ce27"/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office:value-type="date" office:date-value="2019-12-07" calcext:value-type="date">
            <text:p>12/07/19</text:p>
          </table:table-cell>
          <table:table-cell office:value-type="float" office:value="14791.9" calcext:value-type="float">
            <text:p>14791.9</text:p>
          </table:table-cell>
          <table:table-cell table:number-columns-repeated="3"/>
        </table:table-row>
        <table:table-row table:style-name="ro1">
          <table:table-cell office:value-type="date" office:date-value="2019-12-10" calcext:value-type="date">
            <text:p>12/10/19</text:p>
          </table:table-cell>
          <table:table-cell office:value-type="float" office:value="10719.75" calcext:value-type="float">
            <text:p>10719.75</text:p>
          </table:table-cell>
          <table:table-cell table:number-columns-repeated="3"/>
        </table:table-row>
        <table:table-row table:style-name="ro1">
          <table:table-cell office:value-type="date" office:date-value="2019-12-11" calcext:value-type="date">
            <text:p>12/11/19</text:p>
          </table:table-cell>
          <table:table-cell office:value-type="float" office:value="7277.14" calcext:value-type="float">
            <text:p>7277.14</text:p>
          </table:table-cell>
          <table:table-cell table:number-columns-repeated="3"/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7643.29" calcext:value-type="float">
            <text:p>7643.29</text:p>
          </table:table-cell>
          <table:table-cell table:number-columns-repeated="3"/>
        </table:table-row>
        <table:table-row table:style-name="ro1">
          <table:table-cell office:value-type="date" office:date-value="2019-12-13" calcext:value-type="date">
            <text:p>12/13/19</text:p>
          </table:table-cell>
          <table:table-cell office:value-type="float" office:value="6675.14" calcext:value-type="float">
            <text:p>6675.14</text:p>
          </table:table-cell>
          <table:table-cell table:number-columns-repeated="3"/>
        </table:table-row>
        <table:table-row table:style-name="ro1">
          <table:table-cell office:value-type="date" office:date-value="2019-12-14" calcext:value-type="date">
            <text:p>12/14/19</text:p>
          </table:table-cell>
          <table:table-cell office:value-type="float" office:value="6558.04" calcext:value-type="float">
            <text:p>6558.04</text:p>
          </table:table-cell>
          <table:table-cell table:number-columns-repeated="3"/>
        </table:table-row>
        <table:table-row table:style-name="ro1">
          <table:table-cell office:value-type="date" office:date-value="2019-12-17" calcext:value-type="date">
            <text:p>12/17/19</text:p>
          </table:table-cell>
          <table:table-cell office:value-type="float" office:value="7165.49" calcext:value-type="float">
            <text:p>7165.49</text:p>
          </table:table-cell>
          <table:table-cell table:number-columns-repeated="3"/>
        </table:table-row>
        <table:table-row table:style-name="ro1">
          <table:table-cell office:value-type="date" office:date-value="2019-12-18" calcext:value-type="date">
            <text:p>12/18/19</text:p>
          </table:table-cell>
          <table:table-cell office:value-type="float" office:value="528.45" calcext:value-type="float">
            <text:p>528.45</text:p>
          </table:table-cell>
          <table:table-cell table:number-columns-repeated="3"/>
        </table:table-row>
        <table:table-row table:style-name="ro1">
          <table:table-cell office:value-type="date" office:date-value="2019-12-19" calcext:value-type="date">
            <text:p>12/19/19</text:p>
          </table:table-cell>
          <table:table-cell office:value-type="float" office:value="6724.35" calcext:value-type="float">
            <text:p>6724.35</text:p>
          </table:table-cell>
          <table:table-cell table:number-columns-repeated="3"/>
        </table:table-row>
        <table:table-row table:style-name="ro1">
          <table:table-cell office:value-type="date" office:date-value="2019-12-21" calcext:value-type="date">
            <text:p>12/21/19</text:p>
          </table:table-cell>
          <table:table-cell office:value-type="float" office:value="6124.35" calcext:value-type="float">
            <text:p>6124.35</text:p>
          </table:table-cell>
          <table:table-cell table:number-columns-repeated="3"/>
        </table:table-row>
        <table:table-row table:style-name="ro1">
          <table:table-cell office:value-type="date" office:date-value="2019-12-26" calcext:value-type="date">
            <text:p>12/26/19</text:p>
          </table:table-cell>
          <table:table-cell office:value-type="float" office:value="6086.95" calcext:value-type="float">
            <text:p>6086.95</text:p>
          </table:table-cell>
          <table:table-cell table:number-columns-repeated="3"/>
        </table:table-row>
        <table:table-row table:style-name="ro1">
          <table:table-cell office:value-type="date" office:date-value="2019-12-27" calcext:value-type="date">
            <text:p>12/27/19</text:p>
          </table:table-cell>
          <table:table-cell office:value-type="float" office:value="3204.36" calcext:value-type="float">
            <text:p>3204.36</text:p>
          </table:table-cell>
          <table:table-cell table:number-columns-repeated="3"/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5056.7" calcext:value-type="float">
            <text:p>5056.7</text:p>
          </table:table-cell>
          <table:table-cell table:number-columns-repeated="3"/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0056.7" calcext:value-type="float">
            <text:p>10056.7</text:p>
          </table:table-cell>
          <table:table-cell table:number-columns-repeated="3"/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8390.5" calcext:value-type="float">
            <text:p>8390.5</text:p>
          </table:table-cell>
          <table:table-cell table:number-columns-repeated="3"/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8603.63" calcext:value-type="float">
            <text:p>8603.6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TC 2019" table:style-name="ta2">
        <table:table-column table:style-name="co10" table:default-cell-style-name="ce19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row table:style-name="ro1">
          <table:table-cell office:value-type="date" office:date-value="2019-02-06" calcext:value-type="date">
            <text:p>02/06/19</text:p>
          </table:table-cell>
          <table:table-cell table:number-columns-repeated="3"/>
          <table:table-cell office:value-type="string" calcext:value-type="string">
            <text:p>Total Additions </text:p>
          </table:table-cell>
          <table:table-cell office:value-type="string" calcext:value-type="string">
            <text:p>Total withdraws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table:style-name="Default" office:value-type="string" calcext:value-type="string" table:number-columns-spanned="3" table:number-rows-spanned="1">
            <text:p>account summary </text:p>
          </table:table-cell>
          <table:covered-table-cell table:number-columns-repeated="2"/>
          <table:table-cell/>
          <table:table-cell table:formula="of:=SUM([.B104:.B120])+SUM([.B125:.B135])" office:value-type="float" office:value="51133.7" calcext:value-type="float">
            <text:p>51133.7</text:p>
          </table:table-cell>
          <table:table-cell table:formula="of:=SUM([.B12:.B50])+SUM([.B65:.B66])+SUM([.B71:.B96])" office:value-type="float" office:value="59280.63" calcext:value-type="float">
            <text:p>59280.63</text:p>
          </table:table-cell>
          <table:table-cell table:formula="of:=[.E2]-[.F2]" office:value-type="float" office:value="-8146.93" calcext:value-type="float">
            <text:p>-8146.93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5"/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table:style-name="ce1" office:value-type="float" office:value="10174.78" calcext:value-type="float">
            <text:p>10174.78</text:p>
          </table:table-cell>
          <table:table-cell table:number-columns-repeated="3"/>
          <table:table-cell office:value-type="string" calcext:value-type="string">
            <text:p>Total pie Ing. Cos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+</text:p>
          </table:table-cell>
          <table:table-cell office:value-type="float" office:value="19765.88" calcext:value-type="float">
            <text:p>19765.88</text:p>
          </table:table-cell>
          <table:table-cell office:value-type="string" calcext:value-type="string">
            <text:p>15 deposits and other additons</text:p>
          </table:table-cell>
          <table:table-cell table:number-columns-repeated="2"/>
          <table:table-cell table:formula="of:=[.B12]+[.B22]+[.B26]+[.B38]+[.B41]+[.B47]+[.B48]+[.B50]+[.B49]" office:value-type="float" office:value="3689.12" calcext:value-type="float">
            <text:p>3689.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21337.03" calcext:value-type="float">
            <text:p>21337.03</text:p>
          </table:table-cell>
          <table:table-cell office:value-type="string" calcext:value-type="string">
            <text:p>17 withdrawls</text:p>
          </table:table-cell>
          <table:table-cell table:number-columns-repeated="5"/>
        </table:table-row>
        <table:table-row table:style-name="ro1">
          <table:table-cell office:value-type="date" office:date-value="2018-01-08" calcext:value-type="date">
            <text:p>01/08/18</text:p>
          </table:table-cell>
          <table:table-cell office:value-type="float" office:value="8603.63" calcext:value-type="float">
            <text:p>8603.63</text:p>
          </table:table-cell>
          <table:table-cell office:value-type="string" calcext:value-type="string">
            <text:p>closing balnece for this statem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1" office:value-type="string" calcext:value-type="string" table:number-columns-spanned="3" table:number-rows-spanned="1">
            <text:p>Checks and other withdrawls 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Check numbe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755.86" calcext:value-type="float">
            <text:p>755.86</text:p>
          </table:table-cell>
          <table:table-cell office:value-type="string" calcext:value-type="string">
            <text:p>1901 – Sysco </text:p>
          </table:table-cell>
          <table:table-cell table:number-columns-repeated="5"/>
        </table:table-row>
        <table:table-row table:style-name="ro1">
          <table:table-cell office:value-type="date" office:date-value="2019-01-26" calcext:value-type="date">
            <text:p>01/26/19</text:p>
          </table:table-cell>
          <table:table-cell office:value-type="float" office:value="129.06" calcext:value-type="float">
            <text:p>129.06</text:p>
          </table:table-cell>
          <table:table-cell office:value-type="string" calcext:value-type="string">
            <text:p>1903 – Mail Solutions</text:p>
          </table:table-cell>
          <table:table-cell/>
          <table:table-cell office:value-type="string" calcext:value-type="string">
            <text:p>mazda? Is pay bob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904 – Jean Gilson</text:p>
          </table:table-cell>
          <table:table-cell table:number-columns-repeated="5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354.14" calcext:value-type="float">
            <text:p>354.14</text:p>
          </table:table-cell>
          <table:table-cell office:value-type="string" calcext:value-type="string">
            <text:p>1905 – Jean Gilson</text:p>
          </table:table-cell>
          <table:table-cell table:number-columns-repeated="5"/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7 – Kathy Rosser</text:p>
          </table:table-cell>
          <table:table-cell table:number-columns-repeated="5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08 – BLD rent</text:p>
          </table:table-cell>
          <table:table-cell table:number-columns-repeated="5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1909 – Mail Solutions</text:p>
          </table:table-cell>
          <table:table-cell table:number-columns-repeated="5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table:style-name="ce1" office:value-type="float" office:value="439.87" calcext:value-type="float">
            <text:p>439.87</text:p>
          </table:table-cell>
          <table:table-cell office:value-type="string" calcext:value-type="string">
            <text:p>1910 – Amazon</text:p>
          </table:table-cell>
          <table:table-cell table:number-columns-repeated="5"/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1912 – Kate Gilson</text:p>
          </table:table-cell>
          <table:table-cell table:number-columns-repeated="5"/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13 – BLD rent</text:p>
          </table:table-cell>
          <table:table-cell table:number-columns-repeated="5"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float" office:value="444.38" calcext:value-type="float">
            <text:p>444.38</text:p>
          </table:table-cell>
          <table:table-cell office:value-type="string" calcext:value-type="string">
            <text:p>1914 – Sysco </text:p>
          </table:table-cell>
          <table:table-cell table:number-columns-repeated="5"/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17 - <text:s/>Karry Basey</text:p>
          </table:table-cell>
          <table:table-cell table:number-columns-repeated="5"/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15 – Kathey Rosser</text:p>
          </table:table-cell>
          <table:table-cell table:number-columns-repeated="5"/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104.15" calcext:value-type="float">
            <text:p>104.15</text:p>
          </table:table-cell>
          <table:table-cell office:value-type="string" calcext:value-type="string">
            <text:p>1916 – Cant Read</text:p>
          </table:table-cell>
          <table:table-cell table:number-columns-repeated="5"/>
        </table:table-row>
        <table:table-row table:style-name="ro1">
          <table:table-cell office:value-type="date" office:date-value="2019-04-02" calcext:value-type="date">
            <text:p>04/02/19</text:p>
          </table:table-cell>
          <table:table-cell office:value-type="float" office:value="472.29" calcext:value-type="float">
            <text:p>472.29</text:p>
          </table:table-cell>
          <table:table-cell office:value-type="string" calcext:value-type="string">
            <text:p>1918 – Sysco Denver</text:p>
          </table:table-cell>
          <table:table-cell/>
          <table:table-cell office:value-type="string" calcext:value-type="string">
            <text:p>pie rent</text:p>
          </table:table-cell>
          <table:table-cell table:number-columns-repeated="3"/>
        </table:table-row>
        <table:table-row table:style-name="ro1">
          <table:table-cell office:value-type="date" office:date-value="2019-04-05" calcext:value-type="date">
            <text:p>04/05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19 – BLD rent </text:p>
          </table:table-cell>
          <table:table-cell table:number-columns-repeated="5"/>
        </table:table-row>
        <table:table-row table:style-name="ro1">
          <table:table-cell office:value-type="date" office:date-value="2019-04-16" calcext:value-type="date">
            <text:p>04/16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20 – Nationwide</text:p>
          </table:table-cell>
          <table:table-cell table:number-columns-repeated="5"/>
        </table:table-row>
        <table:table-row table:style-name="ro1">
          <table:table-cell office:value-type="date" office:date-value="2019-04-17" calcext:value-type="date">
            <text:p>04/17/19</text:p>
          </table:table-cell>
          <table:table-cell office:value-type="float" office:value="69.53" calcext:value-type="float">
            <text:p>69.53</text:p>
          </table:table-cell>
          <table:table-cell office:value-type="string" calcext:value-type="string">
            <text:p>1921- Saint Vrain Valley kitchen supply </text:p>
          </table:table-cell>
          <table:table-cell table:number-columns-repeated="5"/>
        </table:table-row>
        <table:table-row table:style-name="ro1">
          <table:table-cell office:value-type="date" office:date-value="2019-05-03" calcext:value-type="date">
            <text:p>05/03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23 – BLD rent </text:p>
          </table:table-cell>
          <table:table-cell/>
          <table:table-cell office:value-type="string" calcext:value-type="string">
            <text:p>pay jack?</text:p>
          </table:table-cell>
          <table:table-cell table:number-columns-repeated="3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924 – Katherine Gilson </text:p>
          </table:table-cell>
          <table:table-cell table:number-columns-repeated="5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925 – Jack Gilson</text:p>
          </table:table-cell>
          <table:table-cell table:number-columns-repeated="5"/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126 – Jack Gilson</text:p>
          </table:table-cell>
          <table:table-cell/>
          <table:table-cell office:value-type="string" calcext:value-type="string">
            <text:p>kathy rosser delivery</text:p>
          </table:table-cell>
          <table:table-cell table:number-columns-repeated="3"/>
        </table:table-row>
        <table:table-row table:style-name="ro1">
          <table:table-cell office:value-type="date" office:date-value="2019-05-29" calcext:value-type="date">
            <text:p>05/29/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127 – BLD rent</text:p>
          </table:table-cell>
          <table:table-cell table:number-columns-repeated="5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28 – Katherine Gilson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29 – Sofia Ozambela</text:p>
          </table:table-cell>
          <table:table-cell/>
          <table:table-cell office:value-type="string" calcext:value-type="string">
            <text:p>pay jack?</text:p>
          </table:table-cell>
          <table:table-cell table:number-columns-repeated="3"/>
        </table:table-row>
        <table:table-row table:style-name="ro1">
          <table:table-cell office:value-type="date" office:date-value="2019-05-22" calcext:value-type="date">
            <text:p>05/22/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130 – Kathey Rosser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31 – Sysco Denver</text:p>
          </table:table-cell>
          <table:table-cell table:number-columns-repeated="5"/>
        </table:table-row>
        <table:table-row table:style-name="ro1">
          <table:table-cell office:value-type="date" office:date-value="2019-05-24" calcext:value-type="date">
            <text:p>05/24/19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2132 – Amazon visa</text:p>
          </table:table-cell>
          <table:table-cell table:number-columns-repeated="5"/>
        </table:table-row>
        <table:table-row table:style-name="ro1">
          <table:table-cell table:style-name="ce1" office:value-type="float" office:value="2133" calcext:value-type="float">
            <text:p>213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133 – CO Department of heath </text:p>
          </table:table-cell>
          <table:table-cell table:number-columns-repeated="5"/>
        </table:table-row>
        <table:table-row table:style-name="ro1">
          <table:table-cell office:value-type="date" office:date-value="2019-06-04" calcext:value-type="date">
            <text:p>06/04/19</text:p>
          </table:table-cell>
          <table:table-cell office:value-type="float" office:value="104.68" calcext:value-type="float">
            <text:p>104.68</text:p>
          </table:table-cell>
          <table:table-cell office:value-type="string" calcext:value-type="string">
            <text:p>2134 – Sysco</text:p>
          </table:table-cell>
          <table:table-cell table:number-columns-repeated="5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460.43" calcext:value-type="float">
            <text:p>460.43</text:p>
          </table:table-cell>
          <table:table-cell office:value-type="string" calcext:value-type="string">
            <text:p>2135 – Carlson craft MTC printing</text:p>
          </table:table-cell>
          <table:table-cell table:number-columns-repeated="5"/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136 – Jack Gilson</text:p>
          </table:table-cell>
          <table:table-cell table:number-columns-repeated="5"/>
        </table:table-row>
        <table:table-row table:style-name="ro1">
          <table:table-cell office:value-type="date" office:date-value="2019-06-09" calcext:value-type="date">
            <text:p>06/09/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38 – Amelia MTC art</text:p>
          </table:table-cell>
          <table:table-cell table:number-columns-repeated="5"/>
        </table:table-row>
        <table:table-row table:style-name="ro1">
          <table:table-cell office:value-type="date" office:date-value="2019-06-07" calcext:value-type="date">
            <text:p>06/07/1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139 – Susan wilk MTC ART</text:p>
          </table:table-cell>
          <table:table-cell table:number-columns-repeated="5"/>
        </table:table-row>
        <table:table-row table:style-name="ro1">
          <table:table-cell table:style-name="ce24" office:value-type="date" office:date-value="2019-06-11" calcext:value-type="date">
            <text:p>06/11/19</text:p>
          </table:table-cell>
          <table:table-cell office:value-type="float" office:value="6592.84" calcext:value-type="float">
            <text:p>6592.84</text:p>
          </table:table-cell>
          <table:table-cell office:value-type="string" calcext:value-type="string">
            <text:p>2140 – Planet Honda</text:p>
          </table:table-cell>
          <table:table-cell table:number-columns-repeated="5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float" office:value="756.47" calcext:value-type="float">
            <text:p>756.47</text:p>
          </table:table-cell>
          <table:table-cell office:value-type="string" calcext:value-type="string">
            <text:p>2141 – Sysco Denver</text:p>
          </table:table-cell>
          <table:table-cell table:number-columns-repeated="5"/>
        </table:table-row>
        <table:table-row table:style-name="ro1">
          <table:table-cell office:value-type="date" office:date-value="2019-05-15" calcext:value-type="date">
            <text:p>05/15/19</text:p>
          </table:table-cell>
          <table:table-cell office:value-type="float" office:value="160.04" calcext:value-type="float">
            <text:p>160.04</text:p>
          </table:table-cell>
          <table:table-cell office:value-type="string" calcext:value-type="string">
            <text:p>purchased by Jack – pie shells hays market </text:p>
          </table:table-cell>
          <table:table-cell table:number-columns-repeated="5"/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office:value-type="float" office:value="160.04" calcext:value-type="float">
            <text:p>160.04</text:p>
          </table:table-cell>
          <table:table-cell office:value-type="string" calcext:value-type="string">
            <text:p>purchased by Jack – pie shells hays market </text:p>
          </table:table-cell>
          <table:table-cell table:number-columns-repeated="5"/>
        </table:table-row>
        <table:table-row table:style-name="ro1">
          <table:table-cell office:value-type="date" office:date-value="2019-06-13" calcext:value-type="date">
            <text:p>06/13/19</text:p>
          </table:table-cell>
          <table:table-cell office:value-type="float" office:value="35.36" calcext:value-type="float">
            <text:p>35.36</text:p>
          </table:table-cell>
          <table:table-cell office:value-type="string" calcext:value-type="string">
            <text:p>purchased by Jack – walmart 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style-name="ce21" office:value-type="string" calcext:value-type="string" table:number-columns-spanned="3" table:number-rows-spanned="1">
            <text:p>check converted to electronic withdraw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check number</text:p>
          </table:table-cell>
          <table:table-cell table:number-columns-repeated="5"/>
        </table:table-row>
        <table:table-row table:style-name="ro1">
          <table:table-cell office:value-type="date" office:date-value="2019-04-24" calcext:value-type="date">
            <text:p>04/24/19</text:p>
          </table:table-cell>
          <table:table-cell office:value-type="float" office:value="300" calcext:value-type="float">
            <text:p>300</text:p>
          </table:table-cell>
          <table:table-cell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40.1" calcext:value-type="float">
            <text:p>40.1</text:p>
          </table:table-cell>
          <table:table-cell office:value-type="float" office:value="2132" calcext:value-type="float">
            <text:p>213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3" table:number-rows-spanned="1">
            <text:p>Electronic and miscellaneous Withdrawal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5"/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552.88" calcext:value-type="float">
            <text:p>552.88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353.83" calcext:value-type="float">
            <text:p>353.83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1751.13" calcext:value-type="float">
            <text:p>1751.13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47.63" calcext:value-type="float">
            <text:p>47.63</text:p>
          </table:table-cell>
          <table:table-cell office:value-type="string" calcext:value-type="string">
            <text:p>Fees sep TSYS</text:p>
          </table:table-cell>
          <table:table-cell office:value-type="string" calcext:value-type="string">
            <text:p>mtc credit card fee</text:p>
          </table:table-cell>
          <table:table-cell table:number-columns-repeated="4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25.99" calcext:value-type="float">
            <text:p>25.99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float" office:value="1290.59" calcext:value-type="float">
            <text:p>1290.59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Internet TRANSFER #351443</text:p>
          </table:table-cell>
          <table:table-cell office:value-type="string" calcext:value-type="string">
            <text:p>pay bob</text:p>
          </table:table-cell>
          <table:table-cell table:number-columns-repeated="4"/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532.19" calcext:value-type="float">
            <text:p>532.19</text:p>
          </table:table-cell>
          <table:table-cell office:value-type="string" calcext:value-type="string">
            <text:p>FEES SEP TSYS</text:p>
          </table:table-cell>
          <table:table-cell table:number-columns-repeated="5"/>
        </table:table-row>
        <table:table-row table:style-name="ro1">
          <table:table-cell office:value-type="date" office:date-value="2019-03-08" calcext:value-type="date">
            <text:p>03/08/19</text:p>
          </table:table-cell>
          <table:table-cell office:value-type="float" office:value="566.57" calcext:value-type="float">
            <text:p>566.57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126.98" calcext:value-type="float">
            <text:p>126.98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Internet TRANSFER #176688</text:p>
          </table:table-cell>
          <table:table-cell table:number-columns-repeated="5"/>
        </table:table-row>
        <table:table-row table:style-name="ro1">
          <table:table-cell office:value-type="date" office:date-value="2019-04-01" calcext:value-type="date">
            <text:p>04/01/19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4-02" calcext:value-type="date">
            <text:p>04/02/19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FEES SEP TSYS</text:p>
          </table:table-cell>
          <table:table-cell table:number-columns-repeated="5"/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Internet TRANSFER #597128</text:p>
          </table:table-cell>
          <table:table-cell table:number-columns-repeated="5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ternet TRANSFER #939093</text:p>
          </table:table-cell>
          <table:table-cell table:number-columns-repeated="5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Internet TRANSFER #939060</text:p>
          </table:table-cell>
          <table:table-cell table:number-columns-repeated="5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4-25" calcext:value-type="date">
            <text:p>04/25/19</text:p>
          </table:table-cell>
          <table:table-cell office:value-type="float" office:value="2583.14" calcext:value-type="float">
            <text:p>2583.14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4-29" calcext:value-type="date">
            <text:p>04/29/19</text:p>
          </table:table-cell>
          <table:table-cell office:value-type="float" office:value="92.68" calcext:value-type="float">
            <text:p>92.68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5-02" calcext:value-type="date">
            <text:p>05/02/19</text:p>
          </table:table-cell>
          <table:table-cell office:value-type="float" office:value="34.95" calcext:value-type="float">
            <text:p>34.95</text:p>
          </table:table-cell>
          <table:table-cell office:value-type="string" calcext:value-type="string">
            <text:p>FEES SEP TSYS</text:p>
          </table:table-cell>
          <table:table-cell table:number-columns-repeated="5"/>
        </table:table-row>
        <table:table-row table:style-name="ro1">
          <table:table-cell office:value-type="date" office:date-value="2019-05-09" calcext:value-type="date">
            <text:p>05/09/1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nternet TRANSFER #738156</text:p>
          </table:table-cell>
          <table:table-cell table:number-columns-repeated="5"/>
        </table:table-row>
        <table:table-row table:style-name="ro1">
          <table:table-cell office:value-type="date" office:date-value="2019-05-14" calcext:value-type="date">
            <text:p>05/14/19</text:p>
          </table:table-cell>
          <table:table-cell office:value-type="float" office:value="2036.3" calcext:value-type="float">
            <text:p>2036.3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236.56" calcext:value-type="float">
            <text:p>236.56</text:p>
          </table:table-cell>
          <table:table-cell office:value-type="string" calcext:value-type="string">
            <text:p>Online pmt capital one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ayment citi card online</text:p>
          </table:table-cell>
          <table:table-cell table:number-columns-repeated="5"/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141.09" calcext:value-type="float">
            <text:p>141.09</text:p>
          </table:table-cell>
          <table:table-cell office:value-type="string" calcext:value-type="string">
            <text:p>FEES SEP TSY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ce27" office:value-type="string" calcext:value-type="string" table:number-columns-spanned="3" table:number-rows-spanned="1">
            <text:p>Deposits and other Addition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description </text:p>
          </table:table-cell>
          <table:table-cell table:number-columns-repeated="5"/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office:value-type="date" office:date-value="2019-02-15" calcext:value-type="date">
            <text:p>02/15/19</text:p>
          </table:table-cell>
          <table:table-cell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office:value-type="date" office:date-value="2019-03-13" calcext:value-type="date">
            <text:p>03/13/19</text:p>
          </table:table-cell>
          <table:table-cell office:value-type="float" office:value="814" calcext:value-type="float">
            <text:p>814</text:p>
          </table:table-cell>
          <table:table-cell table:number-columns-repeated="6"/>
        </table:table-row>
        <table:table-row table:style-name="ro1">
          <table:table-cell office:value-type="date" office:date-value="2019-03-25" calcext:value-type="date">
            <text:p>03/25/19</text:p>
          </table:table-cell>
          <table:table-cell office:value-type="float" office:value="692" calcext:value-type="float">
            <text:p>692</text:p>
          </table:table-cell>
          <table:table-cell table:number-columns-repeated="6"/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office:value-type="date" office:date-value="2019-04-10" calcext:value-type="date">
            <text:p>04/10/19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date" office:date-value="2019-04-17" calcext:value-type="date">
            <text:p>04/17/19</text:p>
          </table:table-cell>
          <table:table-cell office:value-type="float" office:value="946" calcext:value-type="float">
            <text:p>946</text:p>
          </table:table-cell>
          <table:table-cell table:number-columns-repeated="6"/>
        </table:table-row>
        <table:table-row table:style-name="ro1">
          <table:table-cell office:value-type="date" office:date-value="2019-05-06" calcext:value-type="date">
            <text:p>05/06/19</text:p>
          </table:table-cell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office:value-type="float" office:value="1066" calcext:value-type="float">
            <text:p>1066</text:p>
          </table:table-cell>
          <table:table-cell table:number-columns-repeated="6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3" table:number-rows-spanned="1">
            <text:p>Electronic and Miscellaneous addition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25.03" calcext:value-type="float">
            <text:p>125.03</text:p>
          </table:table-cell>
          <table:table-cell office:value-type="string" calcext:value-type="string">
            <text:p>TRANSFER STRIPE</text:p>
          </table:table-cell>
          <table:table-cell table:number-columns-repeated="5"/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PYMT PROC TSYS</text:p>
          </table:table-cell>
          <table:table-cell/>
          <table:table-cell office:value-type="string" calcext:value-type="string">
            <text:p>mtc revenue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QUICKBOOKS CQUANT IO INC</text:p>
          </table:table-cell>
          <table:table-cell/>
          <table:table-cell office:value-type="string" calcext:value-type="string">
            <text:p>cquant revenue</text:p>
          </table:table-cell>
          <table:table-cell table:number-columns-repeated="3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float" office:value="115.62" calcext:value-type="float">
            <text:p>115.62</text:p>
          </table:table-cell>
          <table:table-cell office:value-type="string" calcext:value-type="string">
            <text:p>TRANSFER STRIPE</text:p>
          </table:table-cell>
          <table:table-cell table:number-columns-repeated="5"/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QUICKBOOKS CQUANT IO INC</text:p>
          </table:table-cell>
          <table:table-cell table:number-columns-repeated="5"/>
        </table:table-row>
        <table:table-row table:style-name="ro1">
          <table:table-cell office:value-type="date" office:date-value="2019-03-19" calcext:value-type="date">
            <text:p>03/19/19</text:p>
          </table:table-cell>
          <table:table-cell office:value-type="float" office:value="115.62" calcext:value-type="float">
            <text:p>115.62</text:p>
          </table:table-cell>
          <table:table-cell office:value-type="string" calcext:value-type="string">
            <text:p>TRANSFER STRIPE</text:p>
          </table:table-cell>
          <table:table-cell/>
          <table:table-cell office:value-type="string" calcext:value-type="string">
            <text:p>hosting revenue</text:p>
          </table:table-cell>
          <table:table-cell table:number-columns-repeated="3"/>
        </table:table-row>
        <table:table-row table:style-name="ro1">
          <table:table-cell office:value-type="date" office:date-value="2019-04-01" calcext:value-type="date">
            <text:p>04/01/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QUICKBOOKS CQUANT IO INC</text:p>
          </table:table-cell>
          <table:table-cell table:number-columns-repeated="5"/>
        </table:table-row>
        <table:table-row table:style-name="ro1">
          <table:table-cell office:value-type="date" office:date-value="2019-04-09" calcext:value-type="date">
            <text:p>04/09/19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TRANSFER STRIPE</text:p>
          </table:table-cell>
          <table:table-cell table:number-columns-repeated="5"/>
        </table:table-row>
        <table:table-row table:style-name="ro1">
          <table:table-cell office:value-type="date" office:date-value="2019-05-01" calcext:value-type="date">
            <text:p>05/01/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QUICKBOOKS CQUANT IO INC</text:p>
          </table:table-cell>
          <table:table-cell table:number-columns-repeated="5"/>
        </table:table-row>
        <table:table-row table:style-name="ro1">
          <table:table-cell office:value-type="date" office:date-value="2019-05-30" calcext:value-type="date">
            <text:p>05/30/19</text:p>
          </table:table-cell>
          <table:table-cell office:value-type="float" office:value="857.91" calcext:value-type="float">
            <text:p>857.91</text:p>
          </table:table-cell>
          <table:table-cell office:value-type="string" calcext:value-type="string">
            <text:p>PYMT PROC TSYS</text:p>
          </table:table-cell>
          <table:table-cell table:number-columns-repeated="5"/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QUICKBOOKS CQUANT IO INC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ce27" office:value-type="string" calcext:value-type="string" table:number-columns-spanned="3" table:number-rows-spanned="1">
            <text:p>Daily Balance Summary</text:p>
          </table:table-cell>
          <table:covered-table-cell table:number-columns-repeated="2" table:style-name="ce27"/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ifference</text:p>
          </table:table-cell>
          <table:table-cell table:number-columns-repeated="5"/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8728.66" calcext:value-type="float">
            <text:p>8728.66</text:p>
          </table:table-cell>
          <table:table-cell table:number-columns-repeated="6"/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7972.8" calcext:value-type="float">
            <text:p>7972.8</text:p>
          </table:table-cell>
          <table:table-cell table:formula="of:=[.B142]-[.B143]" office:value-type="float" office:value="755.86" calcext:value-type="float">
            <text:p>755.86</text:p>
          </table:table-cell>
          <table:table-cell table:number-columns-repeated="5"/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8339.8" calcext:value-type="float">
            <text:p>8339.8</text:p>
          </table:table-cell>
          <table:table-cell table:formula="of:=[.B143]-[.B144]" office:value-type="float" office:value="-366.999999999999" calcext:value-type="float">
            <text:p>-366.999999999999</text:p>
          </table:table-cell>
          <table:table-cell table:number-columns-repeated="5"/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8210.74" calcext:value-type="float">
            <text:p>8210.74</text:p>
          </table:table-cell>
          <table:table-cell table:formula="of:=[.B144]-[.B145]" office:value-type="float" office:value="129.059999999999" calcext:value-type="float">
            <text:p>129.059999999999</text:p>
          </table:table-cell>
          <table:table-cell table:number-columns-repeated="5"/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7304.03" calcext:value-type="float">
            <text:p>7304.03</text:p>
          </table:table-cell>
          <table:table-cell table:formula="of:=[.B145]-[.B146]" office:value-type="float" office:value="906.71" calcext:value-type="float">
            <text:p>906.71</text:p>
          </table:table-cell>
          <table:table-cell table:number-columns-repeated="5"/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7648.03" calcext:value-type="float">
            <text:p>7648.03</text:p>
          </table:table-cell>
          <table:table-cell table:formula="of:=[.B146]-[.B147]" office:value-type="float" office:value="-344" calcext:value-type="float">
            <text:p>-344</text:p>
          </table:table-cell>
          <table:table-cell table:number-columns-repeated="5"/>
        </table:table-row>
        <table:table-row table:style-name="ro1">
          <table:table-cell office:value-type="date" office:date-value="2019-01-28" calcext:value-type="date">
            <text:p>01/28/19</text:p>
          </table:table-cell>
          <table:table-cell office:value-type="float" office:value="7671.73" calcext:value-type="float">
            <text:p>7671.73</text:p>
          </table:table-cell>
          <table:table-cell table:formula="of:=[.B147]-[.B148]" office:value-type="float" office:value="-23.6999999999998" calcext:value-type="float">
            <text:p>-23.6999999999998</text:p>
          </table:table-cell>
          <table:table-cell table:number-columns-repeated="5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float" office:value="6961.74" calcext:value-type="float">
            <text:p>6961.74</text:p>
          </table:table-cell>
          <table:table-cell table:formula="of:=[.B148]-[.B149]" office:value-type="float" office:value="709.99" calcext:value-type="float">
            <text:p>709.99</text:p>
          </table:table-cell>
          <table:table-cell table:number-columns-repeated="5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float" office:value="14661.74" calcext:value-type="float">
            <text:p>14661.74</text:p>
          </table:table-cell>
          <table:table-cell table:formula="of:=[.B149]-[.B150]" office:value-type="float" office:value="-7700" calcext:value-type="float">
            <text:p>-7700</text:p>
          </table:table-cell>
          <table:table-cell table:number-columns-repeated="5"/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float" office:value="12836.99" calcext:value-type="float">
            <text:p>12836.99</text:p>
          </table:table-cell>
          <table:table-cell table:formula="of:=[.B150]-[.B151]" office:value-type="float" office:value="1824.75" calcext:value-type="float">
            <text:p>1824.75</text:p>
          </table:table-cell>
          <table:table-cell table:number-columns-repeated="5"/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float" office:value="12736.99" calcext:value-type="float">
            <text:p>12736.99</text:p>
          </table:table-cell>
          <table:table-cell table:formula="of:=[.B151]-[.B152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float" office:value="12736.99" calcext:value-type="float">
            <text:p>12736.99</text:p>
          </table:table-cell>
          <table:table-cell table:formula="of:=[.B152]-[.B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float" office:value="13454.61" calcext:value-type="float">
            <text:p>13454.61</text:p>
          </table:table-cell>
          <table:table-cell table:formula="of:=[.B153]-[.B154]" office:value-type="float" office:value="-717.620000000001" calcext:value-type="float">
            <text:p>-717.620000000001</text:p>
          </table:table-cell>
          <table:table-cell table:number-columns-repeated="5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float" office:value="11724.15" calcext:value-type="float">
            <text:p>11724.15</text:p>
          </table:table-cell>
          <table:table-cell table:formula="of:=[.B154]-[.B155]" office:value-type="float" office:value="1730.46" calcext:value-type="float">
            <text:p>1730.46</text:p>
          </table:table-cell>
          <table:table-cell table:number-columns-repeated="5"/>
        </table:table-row>
        <table:table-row table:style-name="ro1">
          <table:table-cell office:value-type="date" office:date-value="2019-02-15" calcext:value-type="date">
            <text:p>02/15/19</text:p>
          </table:table-cell>
          <table:table-cell office:value-type="float" office:value="12152.15" calcext:value-type="float">
            <text:p>12152.15</text:p>
          </table:table-cell>
          <table:table-cell table:formula="of:=[.B155]-[.B156]" office:value-type="float" office:value="-428" calcext:value-type="float">
            <text:p>-428</text:p>
          </table:table-cell>
          <table:table-cell table:number-columns-repeated="5"/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office:value-type="float" office:value="5036.16" calcext:value-type="float">
            <text:p>5036.16</text:p>
          </table:table-cell>
          <table:table-cell table:formula="of:=[.B156]-[.B157]" office:value-type="float" office:value="7115.99" calcext:value-type="float">
            <text:p>7115.99</text:p>
          </table:table-cell>
          <table:table-cell table:number-columns-repeated="5"/>
        </table:table-row>
        <table:table-row table:style-name="ro1">
          <table:table-cell office:value-type="date" office:date-value="2019-03-01" calcext:value-type="date">
            <text:p>03/01/19</text:p>
          </table:table-cell>
          <table:table-cell office:value-type="float" office:value="13270.16" calcext:value-type="float">
            <text:p>13270.16</text:p>
          </table:table-cell>
          <table:table-cell table:formula="of:=[.B157]-[.B158]" office:value-type="float" office:value="-8234" calcext:value-type="float">
            <text:p>-8234</text:p>
          </table:table-cell>
          <table:table-cell table:number-columns-repeated="5"/>
        </table:table-row>
        <table:table-row table:style-name="ro1">
          <table:table-cell office:value-type="date" office:date-value="2019-03-04" calcext:value-type="date">
            <text:p>03/04/19</text:p>
          </table:table-cell>
          <table:table-cell office:value-type="float" office:value="12702.99" calcext:value-type="float">
            <text:p>12702.99</text:p>
          </table:table-cell>
          <table:table-cell table:formula="of:=[.B158]-[.B159]" office:value-type="float" office:value="567.17" calcext:value-type="float">
            <text:p>567.17</text:p>
          </table:table-cell>
          <table:table-cell table:number-columns-repeated="5"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float" office:value="12610.61" calcext:value-type="float">
            <text:p>12610.61</text:p>
          </table:table-cell>
          <table:table-cell table:formula="of:=[.B159]-[.B160]" office:value-type="float" office:value="92.3799999999992" calcext:value-type="float">
            <text:p>92.3799999999992</text:p>
          </table:table-cell>
          <table:table-cell table:number-columns-repeated="5"/>
        </table:table-row>
        <table:table-row table:style-name="ro1">
          <table:table-cell office:value-type="date" office:date-value="2019-03-08" calcext:value-type="date">
            <text:p>03/08/19</text:p>
          </table:table-cell>
          <table:table-cell office:value-type="float" office:value="11744" calcext:value-type="float">
            <text:p>11744</text:p>
          </table:table-cell>
          <table:table-cell table:formula="of:=[.B160]-[.B161]" office:value-type="float" office:value="866.610000000001" calcext:value-type="float">
            <text:p>866.610000000001</text:p>
          </table:table-cell>
          <table:table-cell table:number-columns-repeated="5"/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office:value-type="float" office:value="11517306" calcext:value-type="float">
            <text:p>11517306</text:p>
          </table:table-cell>
          <table:table-cell table:formula="of:=[.B161]-[.B162]" office:value-type="float" office:value="-11505562" calcext:value-type="float">
            <text:p>-11505562</text:p>
          </table:table-cell>
          <table:table-cell table:number-columns-repeated="5"/>
        </table:table-row>
        <table:table-row table:style-name="ro1">
          <table:table-cell office:value-type="date" office:date-value="2019-03-13" calcext:value-type="date">
            <text:p>03/13/19</text:p>
          </table:table-cell>
          <table:table-cell office:value-type="float" office:value="12331.06" calcext:value-type="float">
            <text:p>12331.06</text:p>
          </table:table-cell>
          <table:table-cell table:formula="of:=[.B162]-[.B163]" office:value-type="float" office:value="11504974.94" calcext:value-type="float">
            <text:p>11504974.94</text:p>
          </table:table-cell>
          <table:table-cell table:number-columns-repeated="5"/>
        </table:table-row>
        <table:table-row table:style-name="ro1">
          <table:table-cell office:value-type="date" office:date-value="2019-03-19" calcext:value-type="date">
            <text:p>03/19/19</text:p>
          </table:table-cell>
          <table:table-cell office:value-type="float" office:value="12446.68" calcext:value-type="float">
            <text:p>12446.68</text:p>
          </table:table-cell>
          <table:table-cell table:formula="of:=[.B163]-[.B164]" office:value-type="float" office:value="-115.620000000001" calcext:value-type="float">
            <text:p>-115.620000000001</text:p>
          </table:table-cell>
          <table:table-cell table:number-columns-repeated="5"/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office:value-type="float" office:value="9446.68" calcext:value-type="float">
            <text:p>9446.68</text:p>
          </table:table-cell>
          <table:table-cell table:formula="of:=[.B164]-[.B165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date" office:date-value="2019-03-25" calcext:value-type="date">
            <text:p>03/25/19</text:p>
          </table:table-cell>
          <table:table-cell office:value-type="float" office:value="10138.68" calcext:value-type="float">
            <text:p>10138.68</text:p>
          </table:table-cell>
          <table:table-cell table:formula="of:=[.B165]-[.B166]" office:value-type="float" office:value="-692" calcext:value-type="float">
            <text:p>-692</text:p>
          </table:table-cell>
          <table:table-cell table:number-columns-repeated="5"/>
        </table:table-row>
        <table:table-row table:style-name="ro1">
          <table:table-cell office:value-type="date" office:date-value="2019-03-26" calcext:value-type="date">
            <text:p>03/26/19</text:p>
          </table:table-cell>
          <table:table-cell office:value-type="float" office:value="10034.53" calcext:value-type="float">
            <text:p>10034.53</text:p>
          </table:table-cell>
          <table:table-cell table:formula="of:=[.B166]-[.B167]" office:value-type="float" office:value="104.15" calcext:value-type="float">
            <text:p>104.15</text:p>
          </table:table-cell>
          <table:table-cell table:number-columns-repeated="5"/>
        </table:table-row>
        <table:table-row table:style-name="ro1">
          <table:table-cell office:value-type="date" office:date-value="2019-04-01" calcext:value-type="date">
            <text:p>04/01/19</text:p>
          </table:table-cell>
          <table:table-cell office:value-type="float" office:value="18018.54" calcext:value-type="float">
            <text:p>18018.54</text:p>
          </table:table-cell>
          <table:table-cell table:formula="of:=[.B167]-[.B168]" office:value-type="float" office:value="-7984.01" calcext:value-type="float">
            <text:p>-7984.01</text:p>
          </table:table-cell>
          <table:table-cell table:number-columns-repeated="5"/>
        </table:table-row>
        <table:table-row table:style-name="ro1">
          <table:table-cell office:value-type="date" office:date-value="2019-04-02" calcext:value-type="date">
            <text:p>04/02/19</text:p>
          </table:table-cell>
          <table:table-cell office:value-type="float" office:value="17511.3" calcext:value-type="float">
            <text:p>17511.3</text:p>
          </table:table-cell>
          <table:table-cell table:formula="of:=[.B168]-[.B169]" office:value-type="float" office:value="507.240000000002" calcext:value-type="float">
            <text:p>507.240000000002</text:p>
          </table:table-cell>
          <table:table-cell table:number-columns-repeated="5"/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float" office:value="11471.3" calcext:value-type="float">
            <text:p>11471.3</text:p>
          </table:table-cell>
          <table:table-cell table:formula="of:=[.B169]-[.B170]" office:value-type="float" office:value="6040" calcext:value-type="float">
            <text:p>6040</text:p>
          </table:table-cell>
          <table:table-cell table:number-columns-repeated="5"/>
        </table:table-row>
        <table:table-row table:style-name="ro1">
          <table:table-cell office:value-type="date" office:date-value="2019-04-05" calcext:value-type="date">
            <text:p>04/05/19</text:p>
          </table:table-cell>
          <table:table-cell office:value-type="float" office:value="11171.3" calcext:value-type="float">
            <text:p>11171.3</text:p>
          </table:table-cell>
          <table:table-cell table:formula="of:=[.B170]-[.B171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9-04-08" calcext:value-type="date">
            <text:p>04/08/19</text:p>
          </table:table-cell>
          <table:table-cell office:value-type="float" office:value="11171.3" calcext:value-type="float">
            <text:p>11171.3</text:p>
          </table:table-cell>
          <table:table-cell table:formula="of:=[.B171]-[.B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9-04-09" calcext:value-type="date">
            <text:p>04/09/19</text:p>
          </table:table-cell>
          <table:table-cell office:value-type="float" office:value="11190.12" calcext:value-type="float">
            <text:p>11190.12</text:p>
          </table:table-cell>
          <table:table-cell table:formula="of:=[.B172]-[.B173]" office:value-type="float" office:value="-18.8200000000015" calcext:value-type="float">
            <text:p>-18.8200000000015</text:p>
          </table:table-cell>
          <table:table-cell table:number-columns-repeated="5"/>
        </table:table-row>
        <table:table-row table:style-name="ro1">
          <table:table-cell office:value-type="date" office:date-value="2019-04-10" calcext:value-type="date">
            <text:p>04/10/19</text:p>
          </table:table-cell>
          <table:table-cell office:value-type="float" office:value="11206.12" calcext:value-type="float">
            <text:p>11206.12</text:p>
          </table:table-cell>
          <table:table-cell table:formula="of:=[.B173]-[.B174]" office:value-type="float" office:value="-16" calcext:value-type="float">
            <text:p>-16</text:p>
          </table:table-cell>
          <table:table-cell table:number-columns-repeated="5"/>
        </table:table-row>
        <table:table-row table:style-name="ro1">
          <table:table-cell office:value-type="date" office:date-value="2019-04-15" calcext:value-type="date">
            <text:p>04/15/19</text:p>
          </table:table-cell>
          <table:table-cell office:value-type="float" office:value="3396.12" calcext:value-type="float">
            <text:p>3396.12</text:p>
          </table:table-cell>
          <table:table-cell table:formula="of:=[.B174]-[.B175]" office:value-type="float" office:value="7810" calcext:value-type="float">
            <text:p>7810</text:p>
          </table:table-cell>
          <table:table-cell table:number-columns-repeated="5"/>
        </table:table-row>
        <table:table-row table:style-name="ro1">
          <table:table-cell office:value-type="date" office:date-value="2019-04-17" calcext:value-type="date">
            <text:p>04/17/19</text:p>
          </table:table-cell>
          <table:table-cell office:value-type="float" office:value="4272.59" calcext:value-type="float">
            <text:p>4272.59</text:p>
          </table:table-cell>
          <table:table-cell table:formula="of:=[.B175]-[.B176]" office:value-type="float" office:value="-876.47" calcext:value-type="float">
            <text:p>-876.47</text:p>
          </table:table-cell>
          <table:table-cell table:number-columns-repeated="5"/>
        </table:table-row>
        <table:table-row table:style-name="ro1">
          <table:table-cell office:value-type="date" office:date-value="2019-04-24" calcext:value-type="date">
            <text:p>04/24/19</text:p>
          </table:table-cell>
          <table:table-cell office:value-type="float" office:value="3972.59" calcext:value-type="float">
            <text:p>3972.59</text:p>
          </table:table-cell>
          <table:table-cell table:formula="of:=[.B176]-[.B177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9-04-25" calcext:value-type="date">
            <text:p>04/25/19</text:p>
          </table:table-cell>
          <table:table-cell office:value-type="float" office:value="1389.45" calcext:value-type="float">
            <text:p>1389.45</text:p>
          </table:table-cell>
          <table:table-cell table:formula="of:=[.B177]-[.B178]" office:value-type="float" office:value="2583.14" calcext:value-type="float">
            <text:p>2583.14</text:p>
          </table:table-cell>
          <table:table-cell table:number-columns-repeated="5"/>
        </table:table-row>
        <table:table-row table:style-name="ro1">
          <table:table-cell office:value-type="date" office:date-value="2019-04-29" calcext:value-type="date">
            <text:p>04/29/19</text:p>
          </table:table-cell>
          <table:table-cell office:value-type="float" office:value="1296.77" calcext:value-type="float">
            <text:p>1296.77</text:p>
          </table:table-cell>
          <table:table-cell table:formula="of:=[.B178]-[.B179]" office:value-type="float" office:value="92.6800000000001" calcext:value-type="float">
            <text:p>92.6800000000001</text:p>
          </table:table-cell>
          <table:table-cell table:number-columns-repeated="5"/>
        </table:table-row>
        <table:table-row table:style-name="ro1">
          <table:table-cell office:value-type="date" office:date-value="2019-05-01" calcext:value-type="date">
            <text:p>05/01/19</text:p>
          </table:table-cell>
          <table:table-cell office:value-type="float" office:value="9296.77" calcext:value-type="float">
            <text:p>9296.77</text:p>
          </table:table-cell>
          <table:table-cell table:formula="of:=[.B179]-[.B180]" office:value-type="float" office:value="-8000" calcext:value-type="float">
            <text:p>-8000</text:p>
          </table:table-cell>
          <table:table-cell table:number-columns-repeated="5"/>
        </table:table-row>
        <table:table-row table:style-name="ro1">
          <table:table-cell office:value-type="date" office:date-value="2019-05-02" calcext:value-type="date">
            <text:p>05/02/19</text:p>
          </table:table-cell>
          <table:table-cell office:value-type="float" office:value="9261.82" calcext:value-type="float">
            <text:p>9261.82</text:p>
          </table:table-cell>
          <table:table-cell table:formula="of:=[.B180]-[.B181]" office:value-type="float" office:value="34.9500000000007" calcext:value-type="float">
            <text:p>34.9500000000007</text:p>
          </table:table-cell>
          <table:table-cell table:number-columns-repeated="5"/>
        </table:table-row>
        <table:table-row table:style-name="ro1">
          <table:table-cell office:value-type="date" office:date-value="2019-05-03" calcext:value-type="date">
            <text:p>05/03/19</text:p>
          </table:table-cell>
          <table:table-cell office:value-type="float" office:value="8961.82" calcext:value-type="float">
            <text:p>8961.82</text:p>
          </table:table-cell>
          <table:table-cell table:formula="of:=[.B181]-[.B182]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9-05-06" calcext:value-type="date">
            <text:p>05/06/19</text:p>
          </table:table-cell>
          <table:table-cell office:value-type="float" office:value="9937.82" calcext:value-type="float">
            <text:p>9937.82</text:p>
          </table:table-cell>
          <table:table-cell table:formula="of:=[.B182]-[.B183]" office:value-type="float" office:value="-976" calcext:value-type="float">
            <text:p>-976</text:p>
          </table:table-cell>
          <table:table-cell table:number-columns-repeated="5"/>
        </table:table-row>
        <table:table-row table:style-name="ro1">
          <table:table-cell office:value-type="date" office:date-value="2019-05-08" calcext:value-type="date">
            <text:p>05/08/19</text:p>
          </table:table-cell>
          <table:table-cell office:value-type="float" office:value="9937.82" calcext:value-type="float">
            <text:p>9937.82</text:p>
          </table:table-cell>
          <table:table-cell table:formula="of:=[.B183]-[.B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9-05-09" calcext:value-type="date">
            <text:p>05/09/19</text:p>
          </table:table-cell>
          <table:table-cell office:value-type="float" office:value="5937.82" calcext:value-type="float">
            <text:p>5937.82</text:p>
          </table:table-cell>
          <table:table-cell table:formula="of:=[.B184]-[.B185]"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float" office:value="5801.82" calcext:value-type="float">
            <text:p>5801.82</text:p>
          </table:table-cell>
          <table:table-cell table:formula="of:=[.B185]-[.B186]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date" office:date-value="2019-05-14" calcext:value-type="date">
            <text:p>05/14/19</text:p>
          </table:table-cell>
          <table:table-cell office:value-type="float" office:value="3765.52" calcext:value-type="float">
            <text:p>3765.52</text:p>
          </table:table-cell>
          <table:table-cell table:formula="of:=[.B186]-[.B187]" office:value-type="float" office:value="2036.3" calcext:value-type="float">
            <text:p>2036.3</text:p>
          </table:table-cell>
          <table:table-cell table:number-columns-repeated="5"/>
        </table:table-row>
        <table:table-row table:style-name="ro1">
          <table:table-cell office:value-type="date" office:date-value="2019-05-20" calcext:value-type="date">
            <text:p>05/20/19</text:p>
          </table:table-cell>
          <table:table-cell office:value-type="float" office:value="3655.52" calcext:value-type="float">
            <text:p>3655.52</text:p>
          </table:table-cell>
          <table:table-cell table:formula="of:=[.B187]-[.B188]"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office:value-type="float" office:value="3721.52" calcext:value-type="float">
            <text:p>3721.52</text:p>
          </table:table-cell>
          <table:table-cell table:formula="of:=[.B188]-[.B189]" office:value-type="float" office:value="-66" calcext:value-type="float">
            <text:p>-66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office:value-type="float" office:value="2378.96" calcext:value-type="float">
            <text:p>2378.96</text:p>
          </table:table-cell>
          <table:table-cell table:formula="of:=[.B189]-[.B190]" office:value-type="float" office:value="1342.56" calcext:value-type="float">
            <text:p>1342.56</text:p>
          </table:table-cell>
          <table:table-cell table:number-columns-repeated="5"/>
        </table:table-row>
        <table:table-row table:style-name="ro1">
          <table:table-cell office:value-type="date" office:date-value="2019-05-29" calcext:value-type="date">
            <text:p>05/29/19</text:p>
          </table:table-cell>
          <table:table-cell office:value-type="float" office:value="2258.96" calcext:value-type="float">
            <text:p>2258.96</text:p>
          </table:table-cell>
          <table:table-cell table:formula="of:=[.B190]-[.B191]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date" office:date-value="2019-05-30" calcext:value-type="date">
            <text:p>05/30/19</text:p>
          </table:table-cell>
          <table:table-cell office:value-type="float" office:value="3113.87" calcext:value-type="float">
            <text:p>3113.87</text:p>
          </table:table-cell>
          <table:table-cell table:formula="of:=[.B191]-[.B192]" office:value-type="float" office:value="-854.91" calcext:value-type="float">
            <text:p>-854.91</text:p>
          </table:table-cell>
          <table:table-cell table:number-columns-repeated="5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float" office:value="3072.87" calcext:value-type="float">
            <text:p>3072.87</text:p>
          </table:table-cell>
          <table:table-cell table:formula="of:=[.B192]-[.B193]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date" office:date-value="2019-06-03" calcext:value-type="date">
            <text:p>06/03/19</text:p>
          </table:table-cell>
          <table:table-cell office:value-type="float" office:value="10981.68" calcext:value-type="float">
            <text:p>10981.68</text:p>
          </table:table-cell>
          <table:table-cell table:formula="of:=[.B193]-[.B194]" office:value-type="float" office:value="-7908.81" calcext:value-type="float">
            <text:p>-7908.81</text:p>
          </table:table-cell>
          <table:table-cell table:number-columns-repeated="5"/>
        </table:table-row>
        <table:table-row table:style-name="ro1">
          <table:table-cell office:value-type="date" office:date-value="2019-06-04" calcext:value-type="date">
            <text:p>06/04/19</text:p>
          </table:table-cell>
          <table:table-cell office:value-type="float" office:value="10787" calcext:value-type="float">
            <text:p>10787</text:p>
          </table:table-cell>
          <table:table-cell table:formula="of:=[.B194]-[.B195]" office:value-type="float" office:value="194.68" calcext:value-type="float">
            <text:p>194.68</text:p>
          </table:table-cell>
          <table:table-cell table:number-columns-repeated="5"/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office:value-type="float" office:value="9731.98" calcext:value-type="float">
            <text:p>9731.98</text:p>
          </table:table-cell>
          <table:table-cell table:formula="of:=[.B195]-[.B196]" office:value-type="float" office:value="1055.02" calcext:value-type="float">
            <text:p>1055.02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CapitalOneCredit" table:style-name="ta2">
        <table:table-column table:style-name="co26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number-columns-repeated="5" table:default-cell-style-name="Default"/>
        <table:table-column table:style-name="co32" table:default-cell-style-name="Default"/>
        <table:table-column table:style-name="co10" table:number-columns-repeated="4" table:default-cell-style-name="Default"/>
        <table:table-row table:style-name="ro1">
          <table:table-cell table:style-name="ce25" office:value-type="string" calcext:value-type="string">
            <text:p>Stage</text:p>
          </table:table-cell>
          <table:table-cell table:style-name="ce25" office:value-type="string" calcext:value-type="string">
            <text:p><text:s/>Transaction Date</text:p>
          </table:table-cell>
          <table:table-cell table:style-name="ce25" office:value-type="string" calcext:value-type="string">
            <text:p><text:s/>Posted Date</text:p>
          </table:table-cell>
          <table:table-cell table:style-name="ce25" office:value-type="string" calcext:value-type="string">
            <text:p><text:s/>Card No.</text:p>
          </table:table-cell>
          <table:table-cell table:style-name="ce25" office:value-type="string" calcext:value-type="string">
            <text:p><text:s/>Description</text:p>
          </table:table-cell>
          <table:table-cell table:style-name="ce25" office:value-type="string" calcext:value-type="string">
            <text:p><text:s/>Category</text:p>
          </table:table-cell>
          <table:table-cell table:style-name="ce25" office:value-type="string" calcext:value-type="string">
            <text:p><text:s/>Debit</text:p>
          </table:table-cell>
          <table:table-cell table:style-name="ce25" office:value-type="string" calcext:value-type="string">
            <text:p><text:s/>Credit</text:p>
          </table:table-cell>
          <table:table-cell office:value-type="string" calcext:value-type="string">
            <text:p>running balance</text:p>
          </table:table-cell>
          <table:table-cell office:value-type="string" calcext:value-type="string">
            <text:p>previous balance</text:p>
          </table:table-cell>
          <table:table-cell table:style-name="ce25" office:value-type="string" calcext:value-type="string">
            <text:p>Gas/Automotive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string" calcext:value-type="string">
            <text:p>Dining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Total </text:p>
          </table:table-cell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24" calcext:value-type="date">
            <text:p>6/24/2019</text:p>
          </table:table-cell>
          <table:table-cell table:style-name="ce26" office:value-type="date" office:date-value="2019-06-25" calcext:value-type="date">
            <text:p>6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9273199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39.02" calcext:value-type="float">
            <text:p>139.02</text:p>
          </table:table-cell>
          <table:table-cell table:style-name="ce25"/>
          <table:table-cell table:formula="of:=IF([.G2]&gt;0;[.I3]+[.G2];[.I3]-[.H2])" office:value-type="float" office:value="139.02" calcext:value-type="float">
            <text:p>139.02</text:p>
          </table:table-cell>
          <table:table-cell office:value-type="float" office:value="958.59" calcext:value-type="float">
            <text:p>958.59</text:p>
          </table:table-cell>
          <table:table-cell table:formula="of:=SUMIFS([.$G$2:.$G$110];[.$F$2:.$F$110];[.K1])" office:value-type="float" office:value="8.5" calcext:value-type="float">
            <text:p>8.5</text:p>
          </table:table-cell>
          <table:table-cell table:formula="of:=SUMIFS([.$G$2:.$G$110];[.$F$2:.$F$110];[.L1])" office:value-type="float" office:value="1980.84" calcext:value-type="float">
            <text:p>1980.84</text:p>
          </table:table-cell>
          <table:table-cell table:formula="of:=SUMIFS([.$G$2:.$G$110];[.$F$2:.$F$110];[.M1])" office:value-type="float" office:value="975.79" calcext:value-type="float">
            <text:p>975.79</text:p>
          </table:table-cell>
          <table:table-cell table:formula="of:=SUMIFS([.$G$2:.$G$110];[.$F$2:.$F$110];[.N1])" office:value-type="float" office:value="4448.44" calcext:value-type="float">
            <text:p>4448.44</text:p>
          </table:table-cell>
          <table:table-cell table:formula="of:=SUMIFS([.$G$2:.$G$110];[.$F$2:.$F$110];[.O1])" office:value-type="float" office:value="1367.52" calcext:value-type="float">
            <text:p>1367.52</text:p>
          </table:table-cell>
          <table:table-cell table:formula="of:=SUMIFS([.$G$2:.$G$110];[.$F$2:.$F$110];[.P1])" office:value-type="float" office:value="222.23" calcext:value-type="float">
            <text:p>222.23</text:p>
          </table:table-cell>
          <table:table-cell table:formula="of:=SUMIFS([.$G$2:.$G$110];[.$F$2:.$F$110];[.Q1])" office:value-type="float" office:value="2153.37" calcext:value-type="float">
            <text:p>2153.37</text:p>
          </table:table-cell>
          <table:table-cell table:formula="of:=SUMIFS([.$G$2:.$G$110];[.$F$2:.$F$110];[.R1])" office:value-type="float" office:value="181.07" calcext:value-type="float">
            <text:p>181.07</text:p>
          </table:table-cell>
          <table:table-cell table:formula="of:=SUMIFS([.$G$2:.$G$110];[.$F$2:.$F$110];[.S1])" office:value-type="float" office:value="1374.9" calcext:value-type="float">
            <text:p>1374.9</text:p>
          </table:table-cell>
          <table:table-cell table:formula="of:=SUM([.K2:.S2])" office:value-type="float" office:value="12712.66" calcext:value-type="float">
            <text:p>12712.66</text:p>
          </table:table-cell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6-24" calcext:value-type="date">
            <text:p>6/2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24-J un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1278.98" calcext:value-type="float">
            <text:p>1278.98</text:p>
          </table:table-cell>
          <table:table-cell table:formula="of:=IF([.G3]&gt;0;[.I4]+[.G3];[.I4]-[.H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19" calcext:value-type="date">
            <text:p>6/19/2019</text:p>
          </table:table-cell>
          <table:table-cell table:style-name="ce26" office:value-type="date" office:date-value="2019-06-21" calcext:value-type="date">
            <text:p>6/2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.43" calcext:value-type="float">
            <text:p>5.43</text:p>
          </table:table-cell>
          <table:table-cell table:style-name="ce25"/>
          <table:table-cell table:formula="of:=IF([.G4]&gt;0;[.I5]+[.G4];[.I5]-[.H4])" office:value-type="float" office:value="1278.98" calcext:value-type="float">
            <text:p>1278.98</text:p>
          </table:table-cell>
          <table:table-cell table:number-columns-repeated="2"/>
          <table:table-cell office:value-type="string" calcext:value-type="string">
            <text:p>total expense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19" calcext:value-type="date">
            <text:p>6/19/2019</text:p>
          </table:table-cell>
          <table:table-cell table:style-name="ce26" office:value-type="date" office:date-value="2019-06-20" calcext:value-type="date">
            <text:p>6/2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34.26" calcext:value-type="float">
            <text:p>34.26</text:p>
          </table:table-cell>
          <table:table-cell table:style-name="ce25"/>
          <table:table-cell table:formula="of:=IF([.G5]&gt;0;[.I6]+[.G5];[.I6]-[.H5])" office:value-type="float" office:value="1273.55" calcext:value-type="float">
            <text:p>1273.55</text:p>
          </table:table-cell>
          <table:table-cell table:number-columns-repeated="2"/>
          <table:table-cell table:formula="of:=SUM([.G2:.G110])" office:value-type="float" office:value="12713.66" calcext:value-type="float">
            <text:p>12713.66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6" calcext:value-type="date">
            <text:p>6/6/2019</text:p>
          </table:table-cell>
          <table:table-cell table:style-name="ce26" office:value-type="date" office:date-value="2019-06-07" calcext:value-type="date">
            <text:p>6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<text:s/>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299.83" calcext:value-type="float">
            <text:p>299.83</text:p>
          </table:table-cell>
          <table:table-cell table:style-name="ce25"/>
          <table:table-cell table:formula="of:=IF([.G6]&gt;0;[.I7]+[.G6];[.I7]-[.H6])" office:value-type="float" office:value="1239.29" calcext:value-type="float">
            <text:p>1239.2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6" calcext:value-type="date">
            <text:p>6/6/2019</text:p>
          </table:table-cell>
          <table:table-cell table:style-name="ce26" office:value-type="date" office:date-value="2019-06-08" calcext:value-type="date">
            <text:p>6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ARNES &amp; NOBLE 2333</text:p>
          </table:table-cell>
          <table:table-cell table:style-name="ce25" office:value-type="string" calcext:value-type="string">
            <text:p>Merchandise</text:p>
          </table:table-cell>
          <table:table-cell table:style-name="ce25"/>
          <table:table-cell table:style-name="ce25" office:value-type="float" office:value="266.61" calcext:value-type="float">
            <text:p>266.61</text:p>
          </table:table-cell>
          <table:table-cell table:formula="of:=IF([.G7]&gt;0;[.I8]+[.G7];[.I8]-[.H7])" office:value-type="float" office:value="939.46" calcext:value-type="float">
            <text:p>939.46</text:p>
          </table:table-cell>
          <table:table-cell table:number-columns-repeated="2"/>
          <table:table-cell table:formula="of:=SUM([.G2:.G110])" office:value-type="float" office:value="12713.66" calcext:value-type="float">
            <text:p>12713.66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6" calcext:value-type="date">
            <text:p>6/6/2019</text:p>
          </table:table-cell>
          <table:table-cell table:style-name="ce26" office:value-type="date" office:date-value="2019-06-08" calcext:value-type="date">
            <text:p>6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ARNES &amp; NOBLE 2333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212.16" calcext:value-type="float">
            <text:p>212.16</text:p>
          </table:table-cell>
          <table:table-cell table:style-name="ce25"/>
          <table:table-cell table:formula="of:=IF([.G8]&gt;0;[.I9]+[.G8];[.I9]-[.H8])" office:value-type="float" office:value="1206.07" calcext:value-type="float">
            <text:p>1206.0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5" calcext:value-type="date">
            <text:p>6/5/2019</text:p>
          </table:table-cell>
          <table:table-cell table:style-name="ce26" office:value-type="date" office:date-value="2019-06-06" calcext:value-type="date">
            <text:p>6/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9]&gt;0;[.I10]+[.G9];[.I10]-[.H9])" office:value-type="float" office:value="993.91" calcext:value-type="float">
            <text:p>993.9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4" calcext:value-type="date">
            <text:p>6/4/2019</text:p>
          </table:table-cell>
          <table:table-cell table:style-name="ce26" office:value-type="date" office:date-value="2019-06-05" calcext:value-type="date">
            <text:p>6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IF([.G10]&gt;0;[.I11]+[.G10];[.I11]-[.H10])" office:value-type="float" office:value="866.53" calcext:value-type="float">
            <text:p>866.5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6-03" calcext:value-type="date">
            <text:p>6/3/2019</text:p>
          </table:table-cell>
          <table:table-cell table:style-name="ce26" office:value-type="date" office:date-value="2019-06-04" calcext:value-type="date">
            <text:p>6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mazon web services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2.73" calcext:value-type="float">
            <text:p>12.73</text:p>
          </table:table-cell>
          <table:table-cell table:style-name="ce25"/>
          <table:table-cell table:formula="of:=IF([.G11]&gt;0;[.I12]+[.G11];[.I12]-[.H11])" office:value-type="float" office:value="563.42" calcext:value-type="float">
            <text:p>563.4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31" calcext:value-type="date">
            <text:p>5/31/2019</text:p>
          </table:table-cell>
          <table:table-cell table:style-name="ce26" office:value-type="date" office:date-value="2019-06-01" calcext:value-type="date">
            <text:p>6/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225" calcext:value-type="float">
            <text:p>225</text:p>
          </table:table-cell>
          <table:table-cell table:style-name="ce25"/>
          <table:table-cell table:formula="of:=IF([.G12]&gt;0;[.I13]+[.G12];[.I13]-[.H12])" office:value-type="float" office:value="550.69" calcext:value-type="float">
            <text:p>550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29" calcext:value-type="date">
            <text:p>5/29/2019</text:p>
          </table:table-cell>
          <table:table-cell table:style-name="ce26" office:value-type="date" office:date-value="2019-05-30" calcext:value-type="date">
            <text:p>5/3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25"/>
          <table:table-cell table:formula="of:=IF([.G13]&gt;0;[.I14]+[.G13];[.I14]-[.H13])" office:value-type="float" office:value="325.69" calcext:value-type="float">
            <text:p>325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28" calcext:value-type="date">
            <text:p>5/28/2019</text:p>
          </table:table-cell>
          <table:table-cell table:style-name="ce26" office:value-type="date" office:date-value="2019-05-31" calcext:value-type="date">
            <text:p>5/3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ELTA DENTAL OF CO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179.5" calcext:value-type="float">
            <text:p>179.5</text:p>
          </table:table-cell>
          <table:table-cell table:style-name="ce25"/>
          <table:table-cell table:formula="of:=IF([.G14]&gt;0;[.I15]+[.G14];[.I15]-[.H14])" office:value-type="float" office:value="308.52" calcext:value-type="float">
            <text:p>308.5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5-25" calcext:value-type="date">
            <text:p>5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25-M ay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236.56" calcext:value-type="float">
            <text:p>236.56</text:p>
          </table:table-cell>
          <table:table-cell table:formula="of:=IF([.G15]&gt;0;[.I16]+[.G15];[.I16]-[.H15])" office:value-type="float" office:value="129.02" calcext:value-type="float">
            <text:p>129.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24" calcext:value-type="date">
            <text:p>5/24/2019</text:p>
          </table:table-cell>
          <table:table-cell table:style-name="ce26" office:value-type="date" office:date-value="2019-05-25" calcext:value-type="date">
            <text:p>5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910491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9.02" calcext:value-type="float">
            <text:p>129.02</text:p>
          </table:table-cell>
          <table:table-cell table:style-name="ce25"/>
          <table:table-cell table:formula="of:=IF([.G16]&gt;0;[.I17]+[.G16];[.I17]-[.H16])" office:value-type="float" office:value="365.58" calcext:value-type="float">
            <text:p>365.5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22" calcext:value-type="date">
            <text:p>5/22/2019</text:p>
          </table:table-cell>
          <table:table-cell table:style-name="ce26" office:value-type="date" office:date-value="2019-05-24" calcext:value-type="date">
            <text:p>5/2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19.68" calcext:value-type="float">
            <text:p>19.68</text:p>
          </table:table-cell>
          <table:table-cell table:style-name="ce25"/>
          <table:table-cell table:formula="of:=IF([.G17]&gt;0;[.I18]+[.G17];[.I18]-[.H17])" office:value-type="float" office:value="236.56" calcext:value-type="float">
            <text:p>236.5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16" calcext:value-type="date">
            <text:p>5/16/2019</text:p>
          </table:table-cell>
          <table:table-cell table:style-name="ce26" office:value-type="date" office:date-value="2019-05-18" calcext:value-type="date">
            <text:p>5/1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OSMETIC &amp; FAMILY DENT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216.88" calcext:value-type="float">
            <text:p>216.88</text:p>
          </table:table-cell>
          <table:table-cell table:style-name="ce25"/>
          <table:table-cell table:formula="of:=IF([.G18]&gt;0;[.I19]+[.G18];[.I19]-[.H18])" office:value-type="float" office:value="216.88" calcext:value-type="float">
            <text:p>216.8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5-13" calcext:value-type="date">
            <text:p>5/1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13-M ay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2036.3" calcext:value-type="float">
            <text:p>2036.3</text:p>
          </table:table-cell>
          <table:table-cell table:formula="of:=IF([.G19]&gt;0;[.I20]+[.G19];[.I20]-[.H1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8" calcext:value-type="date">
            <text:p>5/8/2019</text:p>
          </table:table-cell>
          <table:table-cell table:style-name="ce26" office:value-type="date" office:date-value="2019-05-09" calcext:value-type="date">
            <text:p>5/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63.09" calcext:value-type="float">
            <text:p>63.09</text:p>
          </table:table-cell>
          <table:table-cell table:style-name="ce25"/>
          <table:table-cell table:formula="of:=IF([.G20]&gt;0;[.I21]+[.G20];[.I21]-[.H20])" office:value-type="float" office:value="2036.3" calcext:value-type="float">
            <text:p>2036.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7" calcext:value-type="date">
            <text:p>5/7/2019</text:p>
          </table:table-cell>
          <table:table-cell table:style-name="ce26" office:value-type="date" office:date-value="2019-05-08" calcext:value-type="date">
            <text:p>5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<text:s/>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299.83" calcext:value-type="float">
            <text:p>299.83</text:p>
          </table:table-cell>
          <table:table-cell table:style-name="ce25"/>
          <table:table-cell table:formula="of:=IF([.G21]&gt;0;[.I22]+[.G21];[.I22]-[.H21])" office:value-type="float" office:value="1973.21" calcext:value-type="float">
            <text:p>1973.2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6" calcext:value-type="date">
            <text:p>5/6/2019</text:p>
          </table:table-cell>
          <table:table-cell table:style-name="ce26" office:value-type="date" office:date-value="2019-05-08" calcext:value-type="date">
            <text:p>5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ARNES &amp; NOBLE 2333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306.88" calcext:value-type="float">
            <text:p>306.88</text:p>
          </table:table-cell>
          <table:table-cell table:style-name="ce25"/>
          <table:table-cell table:formula="of:=IF([.G22]&gt;0;[.I23]+[.G22];[.I23]-[.H22])" office:value-type="float" office:value="1673.38" calcext:value-type="float">
            <text:p>1673.3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6" calcext:value-type="date">
            <text:p>5/6/2019</text:p>
          </table:table-cell>
          <table:table-cell table:style-name="ce26" office:value-type="date" office:date-value="2019-05-07" calcext:value-type="date">
            <text:p>5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23]&gt;0;[.I24]+[.G23];[.I24]-[.H23])" office:value-type="float" office:value="1366.5" calcext:value-type="float">
            <text:p>1366.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5" calcext:value-type="date">
            <text:p>5/5/2019</text:p>
          </table:table-cell>
          <table:table-cell table:style-name="ce26" office:value-type="date" office:date-value="2019-05-06" calcext:value-type="date">
            <text:p>5/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79.26" calcext:value-type="float">
            <text:p>79.26</text:p>
          </table:table-cell>
          <table:table-cell table:style-name="ce25"/>
          <table:table-cell table:formula="of:=IF([.G24]&gt;0;[.I25]+[.G24];[.I25]-[.H24])" office:value-type="float" office:value="1239.12" calcext:value-type="float">
            <text:p>1239.1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3" calcext:value-type="date">
            <text:p>5/3/2019</text:p>
          </table:table-cell>
          <table:table-cell table:style-name="ce26" office:value-type="date" office:date-value="2019-05-04" calcext:value-type="date">
            <text:p>5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mazon web services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25"/>
          <table:table-cell table:formula="of:=IF([.G25]&gt;0;[.I26]+[.G25];[.I26]-[.H25])" office:value-type="float" office:value="1159.86" calcext:value-type="float">
            <text:p>1159.8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5-02" calcext:value-type="date">
            <text:p>5/2/2019</text:p>
          </table:table-cell>
          <table:table-cell table:style-name="ce26" office:value-type="date" office:date-value="2019-05-03" calcext:value-type="date">
            <text:p>5/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IF([.G26]&gt;0;[.I27]+[.G26];[.I27]-[.H26])" office:value-type="float" office:value="1148.05" calcext:value-type="float">
            <text:p>1148.0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30" calcext:value-type="date">
            <text:p>4/30/2019</text:p>
          </table:table-cell>
          <table:table-cell table:style-name="ce26" office:value-type="date" office:date-value="2019-05-01" calcext:value-type="date">
            <text:p>5/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225" calcext:value-type="float">
            <text:p>225</text:p>
          </table:table-cell>
          <table:table-cell table:style-name="ce25"/>
          <table:table-cell table:formula="of:=IF([.G27]&gt;0;[.I28]+[.G27];[.I28]-[.H27])" office:value-type="float" office:value="844.940000000001" calcext:value-type="float">
            <text:p>844.9400000000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28" calcext:value-type="date">
            <text:p>4/28/2019</text:p>
          </table:table-cell>
          <table:table-cell table:style-name="ce26" office:value-type="date" office:date-value="2019-04-30" calcext:value-type="date">
            <text:p>4/3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ORDER#1065413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202.87" calcext:value-type="float">
            <text:p>202.87</text:p>
          </table:table-cell>
          <table:table-cell table:style-name="ce25"/>
          <table:table-cell table:formula="of:=IF([.G28]&gt;0;[.I29]+[.G28];[.I29]-[.H28])" office:value-type="float" office:value="619.940000000001" calcext:value-type="float">
            <text:p>619.9400000000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27" calcext:value-type="date">
            <text:p>4/27/2019</text:p>
          </table:table-cell>
          <table:table-cell table:style-name="ce26" office:value-type="date" office:date-value="2019-04-29" calcext:value-type="date">
            <text:p>4/2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ELTA DENTAL OF CO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179.5" calcext:value-type="float">
            <text:p>179.5</text:p>
          </table:table-cell>
          <table:table-cell table:style-name="ce25"/>
          <table:table-cell table:formula="of:=IF([.G29]&gt;0;[.I30]+[.G29];[.I30]-[.H29])" office:value-type="float" office:value="417.070000000001" calcext:value-type="float">
            <text:p>417.0700000000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24" calcext:value-type="date">
            <text:p>4/24/2019</text:p>
          </table:table-cell>
          <table:table-cell table:style-name="ce26" office:value-type="date" office:date-value="2019-04-25" calcext:value-type="date">
            <text:p>4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8936258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9.02" calcext:value-type="float">
            <text:p>129.02</text:p>
          </table:table-cell>
          <table:table-cell table:style-name="ce25"/>
          <table:table-cell table:formula="of:=IF([.G30]&gt;0;[.I31]+[.G30];[.I31]-[.H30])" office:value-type="float" office:value="237.570000000001" calcext:value-type="float">
            <text:p>237.5700000000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4-24" calcext:value-type="date">
            <text:p>4/2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24-A pr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2583.14" calcext:value-type="float">
            <text:p>2583.14</text:p>
          </table:table-cell>
          <table:table-cell table:formula="of:=IF([.G31]&gt;0;[.I32]+[.G31];[.I32]-[.H31])" office:value-type="float" office:value="108.550000000001" calcext:value-type="float">
            <text:p>108.5500000000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23" calcext:value-type="date">
            <text:p>4/23/2019</text:p>
          </table:table-cell>
          <table:table-cell table:style-name="ce26" office:value-type="date" office:date-value="2019-04-24" calcext:value-type="date">
            <text:p>4/2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108.55" calcext:value-type="float">
            <text:p>108.55</text:p>
          </table:table-cell>
          <table:table-cell table:style-name="ce25"/>
          <table:table-cell table:formula="of:=IF([.G32]&gt;0;[.I33]+[.G32];[.I33]-[.H32])" office:value-type="float" office:value="2691.69" calcext:value-type="float">
            <text:p>2691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4-19" calcext:value-type="date">
            <text:p>4/1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ETADOT CORPORATION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99" calcext:value-type="float">
            <text:p>99</text:p>
          </table:table-cell>
          <table:table-cell table:style-name="ce25"/>
          <table:table-cell table:formula="of:=IF([.G33]&gt;0;[.I34]+[.G33];[.I34]-[.H33])" office:value-type="float" office:value="2583.14" calcext:value-type="float">
            <text:p>2583.1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15" calcext:value-type="date">
            <text:p>4/15/2019</text:p>
          </table:table-cell>
          <table:table-cell table:style-name="ce26" office:value-type="date" office:date-value="2019-04-16" calcext:value-type="date">
            <text:p>4/1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USPS PO 0757960284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.15" calcext:value-type="float">
            <text:p>1.15</text:p>
          </table:table-cell>
          <table:table-cell table:style-name="ce25"/>
          <table:table-cell table:formula="of:=IF([.G34]&gt;0;[.I35]+[.G34];[.I35]-[.H34])" office:value-type="float" office:value="2484.14" calcext:value-type="float">
            <text:p>2484.1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14" calcext:value-type="date">
            <text:p>4/14/2019</text:p>
          </table:table-cell>
          <table:table-cell table:style-name="ce26" office:value-type="date" office:date-value="2019-04-15" calcext:value-type="date">
            <text:p>4/1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60.51" calcext:value-type="float">
            <text:p>60.51</text:p>
          </table:table-cell>
          <table:table-cell table:style-name="ce25"/>
          <table:table-cell table:formula="of:=IF([.G35]&gt;0;[.I36]+[.G35];[.I36]-[.H35])" office:value-type="float" office:value="2482.99" calcext:value-type="float">
            <text:p>2482.9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4-12" calcext:value-type="date">
            <text:p>4/1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11-A pr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500" calcext:value-type="float">
            <text:p>500</text:p>
          </table:table-cell>
          <table:table-cell table:formula="of:=IF([.G36]&gt;0;[.I37]+[.G36];[.I37]-[.H36])" office:value-type="float" office:value="2422.48" calcext:value-type="float">
            <text:p>2422.4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10" calcext:value-type="date">
            <text:p>4/10/2019</text:p>
          </table:table-cell>
          <table:table-cell table:style-name="ce26" office:value-type="date" office:date-value="2019-04-11" calcext:value-type="date">
            <text:p>4/1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91.78" calcext:value-type="float">
            <text:p>91.78</text:p>
          </table:table-cell>
          <table:table-cell table:style-name="ce25"/>
          <table:table-cell table:formula="of:=IF([.G37]&gt;0;[.I38]+[.G37];[.I38]-[.H37])" office:value-type="float" office:value="2922.48" calcext:value-type="float">
            <text:p>2922.4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6" calcext:value-type="date">
            <text:p>4/6/2019</text:p>
          </table:table-cell>
          <table:table-cell table:style-name="ce26" office:value-type="date" office:date-value="2019-04-08" calcext:value-type="date">
            <text:p>4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13.16" calcext:value-type="float">
            <text:p>313.16</text:p>
          </table:table-cell>
          <table:table-cell table:style-name="ce25"/>
          <table:table-cell table:formula="of:=IF([.G38]&gt;0;[.I39]+[.G38];[.I39]-[.H38])" office:value-type="float" office:value="2830.7" calcext:value-type="float">
            <text:p>2830.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5" calcext:value-type="date">
            <text:p>4/5/2019</text:p>
          </table:table-cell>
          <table:table-cell table:style-name="ce26" office:value-type="date" office:date-value="2019-04-06" calcext:value-type="date">
            <text:p>4/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39]&gt;0;[.I40]+[.G39];[.I40]-[.H39])" office:value-type="float" office:value="2517.54" calcext:value-type="float">
            <text:p>2517.5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4" calcext:value-type="date">
            <text:p>4/4/2019</text:p>
          </table:table-cell>
          <table:table-cell table:style-name="ce26" office:value-type="date" office:date-value="2019-04-05" calcext:value-type="date">
            <text:p>4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R TANYA NICHOLSON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135" calcext:value-type="float">
            <text:p>135</text:p>
          </table:table-cell>
          <table:table-cell table:style-name="ce25"/>
          <table:table-cell table:formula="of:=IF([.G40]&gt;0;[.I41]+[.G40];[.I41]-[.H40])" office:value-type="float" office:value="2390.16" calcext:value-type="float">
            <text:p>2390.1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4" calcext:value-type="date">
            <text:p>4/4/2019</text:p>
          </table:table-cell>
          <table:table-cell table:style-name="ce26" office:value-type="date" office:date-value="2019-04-05" calcext:value-type="date">
            <text:p>4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OSTCO WHSE #0480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65.99" calcext:value-type="float">
            <text:p>65.99</text:p>
          </table:table-cell>
          <table:table-cell table:style-name="ce25"/>
          <table:table-cell table:formula="of:=IF([.G41]&gt;0;[.I42]+[.G41];[.I42]-[.H41])" office:value-type="float" office:value="2255.16" calcext:value-type="float">
            <text:p>2255.1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3" calcext:value-type="date">
            <text:p>4/3/2019</text:p>
          </table:table-cell>
          <table:table-cell table:style-name="ce26" office:value-type="date" office:date-value="2019-04-04" calcext:value-type="date">
            <text:p>4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mazon web services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25"/>
          <table:table-cell table:formula="of:=IF([.G42]&gt;0;[.I43]+[.G42];[.I43]-[.H42])" office:value-type="float" office:value="2189.17" calcext:value-type="float">
            <text:p>2189.1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3" calcext:value-type="date">
            <text:p>4/3/2019</text:p>
          </table:table-cell>
          <table:table-cell table:style-name="ce26" office:value-type="date" office:date-value="2019-04-05" calcext:value-type="date">
            <text:p>4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URGER KING #7885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13.62" calcext:value-type="float">
            <text:p>13.62</text:p>
          </table:table-cell>
          <table:table-cell table:style-name="ce25"/>
          <table:table-cell table:formula="of:=IF([.G43]&gt;0;[.I44]+[.G43];[.I44]-[.H43])" office:value-type="float" office:value="2177.74" calcext:value-type="float">
            <text:p>2177.7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2" calcext:value-type="date">
            <text:p>4/2/2019</text:p>
          </table:table-cell>
          <table:table-cell table:style-name="ce26" office:value-type="date" office:date-value="2019-04-04" calcext:value-type="date">
            <text:p>4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AD GREENS - 0118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9.78" calcext:value-type="float">
            <text:p>9.78</text:p>
          </table:table-cell>
          <table:table-cell table:style-name="ce25"/>
          <table:table-cell table:formula="of:=IF([.G44]&gt;0;[.I45]+[.G44];[.I45]-[.H44])" office:value-type="float" office:value="2164.12" calcext:value-type="float">
            <text:p>2164.1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4-02" calcext:value-type="date">
            <text:p>4/2/2019</text:p>
          </table:table-cell>
          <table:table-cell table:style-name="ce26" office:value-type="date" office:date-value="2019-04-03" calcext:value-type="date">
            <text:p>4/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IF([.G45]&gt;0;[.I46]+[.G45];[.I46]-[.H45])" office:value-type="float" office:value="2154.34" calcext:value-type="float">
            <text:p>2154.3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31" calcext:value-type="date">
            <text:p>3/31/2019</text:p>
          </table:table-cell>
          <table:table-cell table:style-name="ce26" office:value-type="date" office:date-value="2019-04-01" calcext:value-type="date">
            <text:p>4/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225" calcext:value-type="float">
            <text:p>225</text:p>
          </table:table-cell>
          <table:table-cell table:style-name="ce25"/>
          <table:table-cell table:formula="of:=IF([.G46]&gt;0;[.I47]+[.G46];[.I47]-[.H46])" office:value-type="float" office:value="1851.23" calcext:value-type="float">
            <text:p>1851.2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27" calcext:value-type="date">
            <text:p>3/27/2019</text:p>
          </table:table-cell>
          <table:table-cell table:style-name="ce26" office:value-type="date" office:date-value="2019-03-29" calcext:value-type="date">
            <text:p>3/2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ELTA DENTAL OF CO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179.5" calcext:value-type="float">
            <text:p>179.5</text:p>
          </table:table-cell>
          <table:table-cell table:style-name="ce25"/>
          <table:table-cell table:formula="of:=IF([.G47]&gt;0;[.I48]+[.G47];[.I48]-[.H47])" office:value-type="float" office:value="1626.23" calcext:value-type="float">
            <text:p>1626.2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27" calcext:value-type="date">
            <text:p>3/27/2019</text:p>
          </table:table-cell>
          <table:table-cell table:style-name="ce26" office:value-type="date" office:date-value="2019-03-28" calcext:value-type="date">
            <text:p>3/2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ERVERMONKEY COM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394.69" calcext:value-type="float">
            <text:p>394.69</text:p>
          </table:table-cell>
          <table:table-cell table:style-name="ce25"/>
          <table:table-cell table:formula="of:=IF([.G48]&gt;0;[.I49]+[.G48];[.I49]-[.H48])" office:value-type="float" office:value="1446.73" calcext:value-type="float">
            <text:p>1446.7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24" calcext:value-type="date">
            <text:p>3/24/2019</text:p>
          </table:table-cell>
          <table:table-cell table:style-name="ce26" office:value-type="date" office:date-value="2019-03-25" calcext:value-type="date">
            <text:p>3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8767146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05.91" calcext:value-type="float">
            <text:p>105.91</text:p>
          </table:table-cell>
          <table:table-cell table:style-name="ce25"/>
          <table:table-cell table:formula="of:=IF([.G49]&gt;0;[.I50]+[.G49];[.I50]-[.H49])" office:value-type="float" office:value="1052.04" calcext:value-type="float">
            <text:p>1052.04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20" calcext:value-type="date">
            <text:p>3/20/2019</text:p>
          </table:table-cell>
          <table:table-cell table:style-name="ce26" office:value-type="date" office:date-value="2019-03-21" calcext:value-type="date">
            <text:p>3/2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4.53" calcext:value-type="float">
            <text:p>54.53</text:p>
          </table:table-cell>
          <table:table-cell table:style-name="ce25"/>
          <table:table-cell table:formula="of:=IF([.G50]&gt;0;[.I51]+[.G50];[.I51]-[.H50])" office:value-type="float" office:value="946.13" calcext:value-type="float">
            <text:p>946.1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5" calcext:value-type="date">
            <text:p>3/15/2019</text:p>
          </table:table-cell>
          <table:table-cell table:style-name="ce26" office:value-type="date" office:date-value="2019-03-18" calcext:value-type="date">
            <text:p>3/1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IKE OSHAY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54.12" calcext:value-type="float">
            <text:p>54.12</text:p>
          </table:table-cell>
          <table:table-cell table:style-name="ce25"/>
          <table:table-cell table:formula="of:=IF([.G51]&gt;0;[.I52]+[.G51];[.I52]-[.H51])" office:value-type="float" office:value="891.6" calcext:value-type="float">
            <text:p>891.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5" calcext:value-type="date">
            <text:p>3/15/2019</text:p>
          </table:table-cell>
          <table:table-cell table:style-name="ce26" office:value-type="date" office:date-value="2019-03-16" calcext:value-type="date">
            <text:p>3/1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LIQUORMART INC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22.85" calcext:value-type="float">
            <text:p>22.85</text:p>
          </table:table-cell>
          <table:table-cell table:style-name="ce25"/>
          <table:table-cell table:formula="of:=IF([.G52]&gt;0;[.I53]+[.G52];[.I53]-[.H52])" office:value-type="float" office:value="837.48" calcext:value-type="float">
            <text:p>837.4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5" calcext:value-type="date">
            <text:p>3/15/2019</text:p>
          </table:table-cell>
          <table:table-cell table:style-name="ce26" office:value-type="date" office:date-value="2019-03-16" calcext:value-type="date">
            <text:p>3/1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6.9" calcext:value-type="float">
            <text:p>56.9</text:p>
          </table:table-cell>
          <table:table-cell table:style-name="ce25"/>
          <table:table-cell table:formula="of:=IF([.G53]&gt;0;[.I54]+[.G53];[.I54]-[.H53])" office:value-type="float" office:value="814.63" calcext:value-type="float">
            <text:p>814.6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4" calcext:value-type="date">
            <text:p>3/14/2019</text:p>
          </table:table-cell>
          <table:table-cell table:style-name="ce26" office:value-type="date" office:date-value="2019-03-15" calcext:value-type="date">
            <text:p>3/1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Order#1050151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92.02" calcext:value-type="float">
            <text:p>192.02</text:p>
          </table:table-cell>
          <table:table-cell table:style-name="ce25"/>
          <table:table-cell table:formula="of:=IF([.G54]&gt;0;[.I55]+[.G54];[.I55]-[.H54])" office:value-type="float" office:value="757.73" calcext:value-type="float">
            <text:p>757.7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2" calcext:value-type="date">
            <text:p>3/12/2019</text:p>
          </table:table-cell>
          <table:table-cell table:style-name="ce26" office:value-type="date" office:date-value="2019-03-14" calcext:value-type="date">
            <text:p>3/1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AD GREENS - 0118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10.86" calcext:value-type="float">
            <text:p>10.86</text:p>
          </table:table-cell>
          <table:table-cell table:style-name="ce25"/>
          <table:table-cell table:formula="of:=IF([.G55]&gt;0;[.I56]+[.G55];[.I56]-[.H55])" office:value-type="float" office:value="565.71" calcext:value-type="float">
            <text:p>565.7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1" calcext:value-type="date">
            <text:p>3/11/2019</text:p>
          </table:table-cell>
          <table:table-cell table:style-name="ce26" office:value-type="date" office:date-value="2019-03-13" calcext:value-type="date">
            <text:p>3/1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HE OLD MAN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46.47" calcext:value-type="float">
            <text:p>46.47</text:p>
          </table:table-cell>
          <table:table-cell table:style-name="ce25"/>
          <table:table-cell table:formula="of:=IF([.G56]&gt;0;[.I57]+[.G56];[.I57]-[.H56])" office:value-type="float" office:value="554.85" calcext:value-type="float">
            <text:p>554.8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11" calcext:value-type="date">
            <text:p>3/11/2019</text:p>
          </table:table-cell>
          <table:table-cell table:style-name="ce26" office:value-type="date" office:date-value="2019-03-13" calcext:value-type="date">
            <text:p>3/1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97.7" calcext:value-type="float">
            <text:p>97.7</text:p>
          </table:table-cell>
          <table:table-cell table:style-name="ce25"/>
          <table:table-cell table:formula="of:=IF([.G57]&gt;0;[.I58]+[.G57];[.I58]-[.H57])" office:value-type="float" office:value="508.38" calcext:value-type="float">
            <text:p>508.3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08" calcext:value-type="date">
            <text:p>3/8/2019</text:p>
          </table:table-cell>
          <table:table-cell table:style-name="ce26" office:value-type="date" office:date-value="2019-03-09" calcext:value-type="date">
            <text:p>3/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58]&gt;0;[.I59]+[.G58];[.I59]-[.H58])" office:value-type="float" office:value="410.68" calcext:value-type="float">
            <text:p>410.6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3-07" calcext:value-type="date">
            <text:p>3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07-M ar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566.57" calcext:value-type="float">
            <text:p>566.57</text:p>
          </table:table-cell>
          <table:table-cell table:formula="of:=IF([.G59]&gt;0;[.I60]+[.G59];[.I60]-[.H59])" office:value-type="float" office:value="283.3" calcext:value-type="float">
            <text:p>283.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06" calcext:value-type="date">
            <text:p>3/6/2019</text:p>
          </table:table-cell>
          <table:table-cell table:style-name="ce26" office:value-type="date" office:date-value="2019-03-07" calcext:value-type="date">
            <text:p>3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283.3" calcext:value-type="float">
            <text:p>283.3</text:p>
          </table:table-cell>
          <table:table-cell table:style-name="ce25"/>
          <table:table-cell table:formula="of:=IF([.G60]&gt;0;[.I61]+[.G60];[.I61]-[.H60])" office:value-type="float" office:value="849.87" calcext:value-type="float">
            <text:p>849.8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04" calcext:value-type="date">
            <text:p>3/4/2019</text:p>
          </table:table-cell>
          <table:table-cell table:style-name="ce26" office:value-type="date" office:date-value="2019-03-06" calcext:value-type="date">
            <text:p>3/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IF([.G61]&gt;0;[.I62]+[.G61];[.I62]-[.H61])" office:value-type="float" office:value="566.57" calcext:value-type="float">
            <text:p>566.5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3-02" calcext:value-type="date">
            <text:p>3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02-M ar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532.19" calcext:value-type="float">
            <text:p>532.19</text:p>
          </table:table-cell>
          <table:table-cell table:formula="of:=IF([.G62]&gt;0;[.I63]+[.G62];[.I63]-[.H62])" office:value-type="float" office:value="263.46" calcext:value-type="float">
            <text:p>263.4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3-01" calcext:value-type="date">
            <text:p>3/1/2019</text:p>
          </table:table-cell>
          <table:table-cell table:style-name="ce26" office:value-type="date" office:date-value="2019-03-02" calcext:value-type="date">
            <text:p>3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O DEPT OF REVENUE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83.96" calcext:value-type="float">
            <text:p>83.96</text:p>
          </table:table-cell>
          <table:table-cell table:style-name="ce25"/>
          <table:table-cell table:formula="of:=IF([.G63]&gt;0;[.I64]+[.G63];[.I64]-[.H63])" office:value-type="float" office:value="795.65" calcext:value-type="float">
            <text:p>795.6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8" calcext:value-type="date">
            <text:p>2/28/2019</text:p>
          </table:table-cell>
          <table:table-cell table:style-name="ce26" office:value-type="date" office:date-value="2019-03-01" calcext:value-type="date">
            <text:p>3/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225" calcext:value-type="float">
            <text:p>225</text:p>
          </table:table-cell>
          <table:table-cell table:style-name="ce25"/>
          <table:table-cell table:formula="of:=IF([.G64]&gt;0;[.I65]+[.G64];[.I65]-[.H64])" office:value-type="float" office:value="711.69" calcext:value-type="float">
            <text:p>711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7" calcext:value-type="date">
            <text:p>2/27/2019</text:p>
          </table:table-cell>
          <table:table-cell table:style-name="ce26" office:value-type="date" office:date-value="2019-03-02" calcext:value-type="date">
            <text:p>3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ELTA DENTAL OF CO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179.5" calcext:value-type="float">
            <text:p>179.5</text:p>
          </table:table-cell>
          <table:table-cell table:style-name="ce25"/>
          <table:table-cell table:formula="of:=IF([.G65]&gt;0;[.I66]+[.G65];[.I66]-[.H65])" office:value-type="float" office:value="486.69" calcext:value-type="float">
            <text:p>486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7" calcext:value-type="date">
            <text:p>2/27/2019</text:p>
          </table:table-cell>
          <table:table-cell table:style-name="ce26" office:value-type="date" office:date-value="2019-02-28" calcext:value-type="date">
            <text:p>2/2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27.13" calcext:value-type="float">
            <text:p>27.13</text:p>
          </table:table-cell>
          <table:table-cell table:style-name="ce25"/>
          <table:table-cell table:formula="of:=IF([.G66]&gt;0;[.I67]+[.G66];[.I67]-[.H66])" office:value-type="float" office:value="307.19" calcext:value-type="float">
            <text:p>307.1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7" calcext:value-type="date">
            <text:p>2/27/2019</text:p>
          </table:table-cell>
          <table:table-cell table:style-name="ce26" office:value-type="date" office:date-value="2019-02-28" calcext:value-type="date">
            <text:p>2/2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40.3" calcext:value-type="float">
            <text:p>40.3</text:p>
          </table:table-cell>
          <table:table-cell table:style-name="ce25"/>
          <table:table-cell table:formula="of:=IF([.G67]&gt;0;[.I68]+[.G67];[.I68]-[.H67])" office:value-type="float" office:value="280.06" calcext:value-type="float">
            <text:p>280.0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4" calcext:value-type="date">
            <text:p>2/24/2019</text:p>
          </table:table-cell>
          <table:table-cell table:style-name="ce26" office:value-type="date" office:date-value="2019-02-25" calcext:value-type="date">
            <text:p>2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8597215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05.91" calcext:value-type="float">
            <text:p>105.91</text:p>
          </table:table-cell>
          <table:table-cell table:style-name="ce25"/>
          <table:table-cell table:formula="of:=IF([.G68]&gt;0;[.I69]+[.G68];[.I69]-[.H68])" office:value-type="float" office:value="239.76" calcext:value-type="float">
            <text:p>239.7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1" calcext:value-type="date">
            <text:p>2/21/2019</text:p>
          </table:table-cell>
          <table:table-cell table:style-name="ce26" office:value-type="date" office:date-value="2019-02-23" calcext:value-type="date">
            <text:p>2/2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AD GREENS - 0118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10.43" calcext:value-type="float">
            <text:p>10.43</text:p>
          </table:table-cell>
          <table:table-cell table:style-name="ce25"/>
          <table:table-cell table:formula="of:=IF([.G69]&gt;0;[.I70]+[.G69];[.I70]-[.H69])" office:value-type="float" office:value="133.85" calcext:value-type="float">
            <text:p>133.8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20" calcext:value-type="date">
            <text:p>2/20/2019</text:p>
          </table:table-cell>
          <table:table-cell table:style-name="ce26" office:value-type="date" office:date-value="2019-02-21" calcext:value-type="date">
            <text:p>2/2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8.13" calcext:value-type="float">
            <text:p>58.13</text:p>
          </table:table-cell>
          <table:table-cell table:style-name="ce25"/>
          <table:table-cell table:formula="of:=IF([.G70]&gt;0;[.I71]+[.G70];[.I71]-[.H70])" office:value-type="float" office:value="123.42" calcext:value-type="float">
            <text:p>123.4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19" calcext:value-type="date">
            <text:p>2/19/2019</text:p>
          </table:table-cell>
          <table:table-cell table:style-name="ce26" office:value-type="date" office:date-value="2019-02-21" calcext:value-type="date">
            <text:p>2/2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ARNES &amp; NOBLE 2333</text:p>
          </table:table-cell>
          <table:table-cell table:style-name="ce25" office:value-type="string" calcext:value-type="string">
            <text:p>Merchandise</text:p>
          </table:table-cell>
          <table:table-cell table:style-name="ce25"/>
          <table:table-cell table:style-name="ce25" office:value-type="float" office:value="272.08" calcext:value-type="float">
            <text:p>272.08</text:p>
          </table:table-cell>
          <table:table-cell table:formula="of:=IF([.G71]&gt;0;[.I72]+[.G71];[.I72]-[.H71])" office:value-type="float" office:value="65.29" calcext:value-type="float">
            <text:p>65.2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19" calcext:value-type="date">
            <text:p>2/19/2019</text:p>
          </table:table-cell>
          <table:table-cell table:style-name="ce26" office:value-type="date" office:date-value="2019-02-21" calcext:value-type="date">
            <text:p>2/2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OFFICE DEPOT #170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5.44" calcext:value-type="float">
            <text:p>5.44</text:p>
          </table:table-cell>
          <table:table-cell table:style-name="ce25"/>
          <table:table-cell table:formula="of:=IF([.G72]&gt;0;[.I73]+[.G72];[.I73]-[.H72])" office:value-type="float" office:value="337.37" calcext:value-type="float">
            <text:p>337.3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12" calcext:value-type="date">
            <text:p>2/12/2019</text:p>
          </table:table-cell>
          <table:table-cell table:style-name="ce26" office:value-type="date" office:date-value="2019-02-14" calcext:value-type="date">
            <text:p>2/1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AFEWAY #1615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.43" calcext:value-type="float">
            <text:p>5.43</text:p>
          </table:table-cell>
          <table:table-cell table:style-name="ce25"/>
          <table:table-cell table:formula="of:=IF([.G73]&gt;0;[.I74]+[.G73];[.I74]-[.H73])" office:value-type="float" office:value="331.93" calcext:value-type="float">
            <text:p>331.9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10" calcext:value-type="date">
            <text:p>2/10/2019</text:p>
          </table:table-cell>
          <table:table-cell table:style-name="ce26" office:value-type="date" office:date-value="2019-02-12" calcext:value-type="date">
            <text:p>2/1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ARNES &amp; NOBLE 2333</text:p>
          </table:table-cell>
          <table:table-cell table:style-name="ce25" office:value-type="string" calcext:value-type="string">
            <text:p>Merchandise</text:p>
          </table:table-cell>
          <table:table-cell table:style-name="ce25" office:value-type="float" office:value="326.5" calcext:value-type="float">
            <text:p>326.5</text:p>
          </table:table-cell>
          <table:table-cell table:style-name="ce25"/>
          <table:table-cell table:formula="of:=IF([.G74]&gt;0;[.I75]+[.G74];[.I75]-[.H74])" office:value-type="float" office:value="326.5" calcext:value-type="float">
            <text:p>326.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2-09" calcext:value-type="date">
            <text:p>2/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09-F eb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1290.59" calcext:value-type="float">
            <text:p>1290.59</text:p>
          </table:table-cell>
          <table:table-cell table:formula="of:=IF([.G75]&gt;0;[.I76]+[.G75];[.I76]-[.H7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7" calcext:value-type="date">
            <text:p>2/7/2019</text:p>
          </table:table-cell>
          <table:table-cell table:style-name="ce26" office:value-type="date" office:date-value="2019-02-08" calcext:value-type="date">
            <text:p>2/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24.9" calcext:value-type="float">
            <text:p>24.9</text:p>
          </table:table-cell>
          <table:table-cell table:style-name="ce25"/>
          <table:table-cell table:formula="of:=IF([.G76]&gt;0;[.I77]+[.G76];[.I77]-[.H76])" office:value-type="float" office:value="1290.59" calcext:value-type="float">
            <text:p>1290.5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6" calcext:value-type="date">
            <text:p>2/6/2019</text:p>
          </table:table-cell>
          <table:table-cell table:style-name="ce26" office:value-type="date" office:date-value="2019-02-07" calcext:value-type="date">
            <text:p>2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268.08" calcext:value-type="float">
            <text:p>268.08</text:p>
          </table:table-cell>
          <table:table-cell table:style-name="ce25"/>
          <table:table-cell table:formula="of:=IF([.G77]&gt;0;[.I78]+[.G77];[.I78]-[.H77])" office:value-type="float" office:value="1265.69" calcext:value-type="float">
            <text:p>1265.6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6" calcext:value-type="date">
            <text:p>2/6/2019</text:p>
          </table:table-cell>
          <table:table-cell table:style-name="ce26" office:value-type="date" office:date-value="2019-02-07" calcext:value-type="date">
            <text:p>2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13.62" calcext:value-type="float">
            <text:p>13.62</text:p>
          </table:table-cell>
          <table:table-cell table:style-name="ce25"/>
          <table:table-cell table:formula="of:=IF([.G78]&gt;0;[.I79]+[.G78];[.I79]-[.H78])" office:value-type="float" office:value="997.61" calcext:value-type="float">
            <text:p>997.6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5" calcext:value-type="date">
            <text:p>2/5/2019</text:p>
          </table:table-cell>
          <table:table-cell table:style-name="ce26" office:value-type="date" office:date-value="2019-02-06" calcext:value-type="date">
            <text:p>2/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79]&gt;0;[.I80]+[.G79];[.I80]-[.H79])" office:value-type="float" office:value="983.99" calcext:value-type="float">
            <text:p>983.99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4" calcext:value-type="date">
            <text:p>2/4/2019</text:p>
          </table:table-cell>
          <table:table-cell table:style-name="ce26" office:value-type="date" office:date-value="2019-02-05" calcext:value-type="date">
            <text:p>2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IF([.G80]&gt;0;[.I81]+[.G80];[.I81]-[.H80])" office:value-type="float" office:value="856.61" calcext:value-type="float">
            <text:p>856.6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2-02" calcext:value-type="date">
            <text:p>2/2/2019</text:p>
          </table:table-cell>
          <table:table-cell table:style-name="ce26" office:value-type="date" office:date-value="2019-02-04" calcext:value-type="date">
            <text:p>2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VICTORIA SAILING SCHOOL</text:p>
          </table:table-cell>
          <table:table-cell table:style-name="ce25" office:value-type="string" calcext:value-type="string">
            <text:p>Other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formula="of:=IF([.G81]&gt;0;[.I82]+[.G81];[.I82]-[.H81])" office:value-type="float" office:value="553.5" calcext:value-type="float">
            <text:p>553.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2-02" calcext:value-type="date">
            <text:p>2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02-F eb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1751.13" calcext:value-type="float">
            <text:p>1751.13</text:p>
          </table:table-cell>
          <table:table-cell table:formula="of:=IF([.G82]&gt;0;[.I83]+[.G82];[.I83]-[.H82])" office:value-type="float" office:value="552.5" calcext:value-type="float">
            <text:p>552.5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31" calcext:value-type="date">
            <text:p>1/31/2019</text:p>
          </table:table-cell>
          <table:table-cell table:style-name="ce26" office:value-type="date" office:date-value="2019-02-02" calcext:value-type="date">
            <text:p>2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OSMETIC &amp; FAMILY DENT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552.5" calcext:value-type="float">
            <text:p>552.5</text:p>
          </table:table-cell>
          <table:table-cell table:style-name="ce25"/>
          <table:table-cell table:formula="of:=IF([.G83]&gt;0;[.I84]+[.G83];[.I84]-[.H83])" office:value-type="float" office:value="2303.63" calcext:value-type="float">
            <text:p>2303.6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31" calcext:value-type="date">
            <text:p>1/31/2019</text:p>
          </table:table-cell>
          <table:table-cell table:style-name="ce26" office:value-type="date" office:date-value="2019-02-01" calcext:value-type="date">
            <text:p>2/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150" calcext:value-type="float">
            <text:p>150</text:p>
          </table:table-cell>
          <table:table-cell table:style-name="ce25"/>
          <table:table-cell table:formula="of:=IF([.G84]&gt;0;[.I85]+[.G84];[.I85]-[.H84])" office:value-type="float" office:value="1751.13" calcext:value-type="float">
            <text:p>1751.1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30" calcext:value-type="date">
            <text:p>1/30/2019</text:p>
          </table:table-cell>
          <table:table-cell table:style-name="ce26" office:value-type="date" office:date-value="2019-01-31" calcext:value-type="date">
            <text:p>1/3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44.11" calcext:value-type="float">
            <text:p>44.11</text:p>
          </table:table-cell>
          <table:table-cell table:style-name="ce25"/>
          <table:table-cell table:formula="of:=IF([.G85]&gt;0;[.I86]+[.G85];[.I86]-[.H85])" office:value-type="float" office:value="1601.13" calcext:value-type="float">
            <text:p>1601.1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9" calcext:value-type="date">
            <text:p>1/29/2019</text:p>
          </table:table-cell>
          <table:table-cell table:style-name="ce26" office:value-type="date" office:date-value="2019-01-30" calcext:value-type="date">
            <text:p>1/3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75" calcext:value-type="float">
            <text:p>75</text:p>
          </table:table-cell>
          <table:table-cell table:style-name="ce25"/>
          <table:table-cell table:formula="of:=IF([.G86]&gt;0;[.I87]+[.G86];[.I87]-[.H86])" office:value-type="float" office:value="1557.02" calcext:value-type="float">
            <text:p>1557.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9" calcext:value-type="date">
            <text:p>1/29/2019</text:p>
          </table:table-cell>
          <table:table-cell table:style-name="ce26" office:value-type="date" office:date-value="2019-01-30" calcext:value-type="date">
            <text:p>1/3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USPS PO 0757960284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.15" calcext:value-type="float">
            <text:p>1.15</text:p>
          </table:table-cell>
          <table:table-cell table:style-name="ce25"/>
          <table:table-cell table:formula="of:=IF([.G87]&gt;0;[.I88]+[.G87];[.I88]-[.H87])" office:value-type="float" office:value="1482.02" calcext:value-type="float">
            <text:p>1482.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7" calcext:value-type="date">
            <text:p>1/27/2019</text:p>
          </table:table-cell>
          <table:table-cell table:style-name="ce26" office:value-type="date" office:date-value="2019-01-29" calcext:value-type="date">
            <text:p>1/2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ELTA DENTAL OF CO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179.5" calcext:value-type="float">
            <text:p>179.5</text:p>
          </table:table-cell>
          <table:table-cell table:style-name="ce25"/>
          <table:table-cell table:formula="of:=IF([.G88]&gt;0;[.I89]+[.G88];[.I89]-[.H88])" office:value-type="float" office:value="1480.87" calcext:value-type="float">
            <text:p>1480.8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5" calcext:value-type="date">
            <text:p>1/25/2019</text:p>
          </table:table-cell>
          <table:table-cell table:style-name="ce26" office:value-type="date" office:date-value="2019-01-26" calcext:value-type="date">
            <text:p>1/2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DANIEL P. JOHNSON, DDS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293" calcext:value-type="float">
            <text:p>293</text:p>
          </table:table-cell>
          <table:table-cell table:style-name="ce25"/>
          <table:table-cell table:formula="of:=IF([.G89]&gt;0;[.I90]+[.G89];[.I90]-[.H89])" office:value-type="float" office:value="1301.37" calcext:value-type="float">
            <text:p>1301.3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4" calcext:value-type="date">
            <text:p>1/24/2019</text:p>
          </table:table-cell>
          <table:table-cell table:style-name="ce26" office:value-type="date" office:date-value="2019-01-25" calcext:value-type="date">
            <text:p>1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TING-INV#8426705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212.79" calcext:value-type="float">
            <text:p>212.79</text:p>
          </table:table-cell>
          <table:table-cell table:style-name="ce25"/>
          <table:table-cell table:formula="of:=IF([.G90]&gt;0;[.I91]+[.G90];[.I91]-[.H90])" office:value-type="float" office:value="1008.37" calcext:value-type="float">
            <text:p>1008.3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3" calcext:value-type="date">
            <text:p>1/23/2019</text:p>
          </table:table-cell>
          <table:table-cell table:style-name="ce26" office:value-type="date" office:date-value="2019-01-25" calcext:value-type="date">
            <text:p>1/2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OSMETIC &amp; FAMILY DENT</text:p>
          </table:table-cell>
          <table:table-cell table:style-name="ce25" office:value-type="string" calcext:value-type="string">
            <text:p>Healthcare</text:p>
          </table:table-cell>
          <table:table-cell table:style-name="ce25" office:value-type="float" office:value="710.5" calcext:value-type="float">
            <text:p>710.5</text:p>
          </table:table-cell>
          <table:table-cell table:style-name="ce25"/>
          <table:table-cell table:formula="of:=IF([.G91]&gt;0;[.I92]+[.G91];[.I92]-[.H91])" office:value-type="float" office:value="795.58" calcext:value-type="float">
            <text:p>795.5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3" calcext:value-type="date">
            <text:p>1/23/2019</text:p>
          </table:table-cell>
          <table:table-cell table:style-name="ce26" office:value-type="date" office:date-value="2019-01-24" calcext:value-type="date">
            <text:p>1/2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5.12" calcext:value-type="float">
            <text:p>55.12</text:p>
          </table:table-cell>
          <table:table-cell table:style-name="ce25"/>
          <table:table-cell table:formula="of:=IF([.G92]&gt;0;[.I93]+[.G92];[.I93]-[.H92])" office:value-type="float" office:value="85.0800000000002" calcext:value-type="float">
            <text:p>85.08000000000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1" calcext:value-type="date">
            <text:p>1/21/2019</text:p>
          </table:table-cell>
          <table:table-cell table:style-name="ce26" office:value-type="date" office:date-value="2019-01-22" calcext:value-type="date">
            <text:p>1/2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80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7.04" calcext:value-type="float">
            <text:p>7.04</text:p>
          </table:table-cell>
          <table:table-cell table:style-name="ce25"/>
          <table:table-cell table:formula="of:=IF([.G93]&gt;0;[.I94]+[.G93];[.I94]-[.H93])" office:value-type="float" office:value="29.9600000000002" calcext:value-type="float">
            <text:p>29.96000000000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21" calcext:value-type="date">
            <text:p>1/21/2019</text:p>
          </table:table-cell>
          <table:table-cell table:style-name="ce26" office:value-type="date" office:date-value="2019-01-23" calcext:value-type="date">
            <text:p>1/23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RBUCKS STORE 10228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5.37" calcext:value-type="float">
            <text:p>5.37</text:p>
          </table:table-cell>
          <table:table-cell table:style-name="ce25"/>
          <table:table-cell table:formula="of:=IF([.G94]&gt;0;[.I95]+[.G94];[.I95]-[.H94])" office:value-type="float" office:value="22.9200000000002" calcext:value-type="float">
            <text:p>22.92000000000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1-18" calcext:value-type="date">
            <text:p>1/1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18-J an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552.88" calcext:value-type="float">
            <text:p>552.88</text:p>
          </table:table-cell>
          <table:table-cell table:formula="of:=IF([.G95]&gt;0;[.I96]+[.G95];[.I96]-[.H95])" office:value-type="float" office:value="17.5500000000002" calcext:value-type="float">
            <text:p>17.550000000000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17" calcext:value-type="date">
            <text:p>1/17/2019</text:p>
          </table:table-cell>
          <table:table-cell table:style-name="ce26" office:value-type="date" office:date-value="2019-01-18" calcext:value-type="date">
            <text:p>1/1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UBWAY <text:s text:c="7"/>00294157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4.26" calcext:value-type="float">
            <text:p>4.26</text:p>
          </table:table-cell>
          <table:table-cell table:style-name="ce25"/>
          <table:table-cell table:formula="of:=IF([.G96]&gt;0;[.I97]+[.G96];[.I97]-[.H96])" office:value-type="float" office:value="570.43" calcext:value-type="float">
            <text:p>570.43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16" calcext:value-type="date">
            <text:p>1/16/2019</text:p>
          </table:table-cell>
          <table:table-cell table:style-name="ce26" office:value-type="date" office:date-value="2019-01-18" calcext:value-type="date">
            <text:p>1/18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URGER KING #7885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25"/>
          <table:table-cell table:formula="of:=IF([.G97]&gt;0;[.I98]+[.G97];[.I98]-[.H97])" office:value-type="float" office:value="566.17" calcext:value-type="float">
            <text:p>566.17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15" calcext:value-type="date">
            <text:p>1/15/2019</text:p>
          </table:table-cell>
          <table:table-cell table:style-name="ce26" office:value-type="date" office:date-value="2019-01-17" calcext:value-type="date">
            <text:p>1/1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MAD GREENS - 0118</text:p>
          </table:table-cell>
          <table:table-cell table:style-name="ce25" office:value-type="string" calcext:value-type="string">
            <text:p>Dining</text:p>
          </table:table-cell>
          <table:table-cell table:style-name="ce25" office:value-type="float" office:value="12.87" calcext:value-type="float">
            <text:p>12.87</text:p>
          </table:table-cell>
          <table:table-cell table:style-name="ce25"/>
          <table:table-cell table:formula="of:=IF([.G98]&gt;0;[.I99]+[.G98];[.I99]-[.H98])" office:value-type="float" office:value="552.88" calcext:value-type="float">
            <text:p>552.8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15" calcext:value-type="date">
            <text:p>1/15/2019</text:p>
          </table:table-cell>
          <table:table-cell table:style-name="ce26" office:value-type="date" office:date-value="2019-01-16" calcext:value-type="date">
            <text:p>1/1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BOULDER PARKIG-SPRUCE</text:p>
          </table:table-cell>
          <table:table-cell table:style-name="ce25" office:value-type="string" calcext:value-type="string">
            <text:p>Gas/Automotive</text:p>
          </table:table-cell>
          <table:table-cell table:style-name="ce25" office:value-type="float" office:value="2.5" calcext:value-type="float">
            <text:p>2.5</text:p>
          </table:table-cell>
          <table:table-cell table:style-name="ce25"/>
          <table:table-cell table:formula="of:=IF([.G99]&gt;0;[.I100]+[.G99];[.I100]-[.H99])" office:value-type="float" office:value="540.01" calcext:value-type="float">
            <text:p>540.0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15" calcext:value-type="date">
            <text:p>1/15/2019</text:p>
          </table:table-cell>
          <table:table-cell table:style-name="ce26" office:value-type="date" office:date-value="2019-01-16" calcext:value-type="date">
            <text:p>1/16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LAZ PARKING 760118</text:p>
          </table:table-cell>
          <table:table-cell table:style-name="ce25" office:value-type="string" calcext:value-type="string">
            <text:p>Gas/Automotive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formula="of:=IF([.G100]&gt;0;[.I101]+[.G100];[.I101]-[.H100])" office:value-type="float" office:value="537.51" calcext:value-type="float">
            <text:p>537.5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9" calcext:value-type="date">
            <text:p>1/9/2019</text:p>
          </table:table-cell>
          <table:table-cell table:style-name="ce26" office:value-type="date" office:date-value="2019-01-10" calcext:value-type="date">
            <text:p>1/10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30.9" calcext:value-type="float">
            <text:p>30.9</text:p>
          </table:table-cell>
          <table:table-cell table:style-name="ce25"/>
          <table:table-cell table:formula="of:=IF([.G101]&gt;0;[.I102]+[.G101];[.I102]-[.H101])" office:value-type="float" office:value="531.51" calcext:value-type="float">
            <text:p>531.5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9" calcext:value-type="date">
            <text:p>1/9/2019</text:p>
          </table:table-cell>
          <table:table-cell table:style-name="ce26" office:value-type="date" office:date-value="2019-01-11" calcext:value-type="date">
            <text:p>1/11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KING SOOPERS #0042</text:p>
          </table:table-cell>
          <table:table-cell table:style-name="ce25" office:value-type="string" calcext:value-type="string">
            <text:p>Grocery</text:p>
          </table:table-cell>
          <table:table-cell table:style-name="ce25" office:value-type="float" office:value="5.15" calcext:value-type="float">
            <text:p>5.15</text:p>
          </table:table-cell>
          <table:table-cell table:style-name="ce25"/>
          <table:table-cell table:formula="of:=IF([.G102]&gt;0;[.I103]+[.G102];[.I103]-[.H102])" office:value-type="float" office:value="500.61" calcext:value-type="float">
            <text:p>500.61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8" calcext:value-type="date">
            <text:p>1/8/2019</text:p>
          </table:table-cell>
          <table:table-cell table:style-name="ce26" office:value-type="date" office:date-value="2019-01-09" calcext:value-type="date">
            <text:p>1/9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TATE FARM INSURANCE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268.08" calcext:value-type="float">
            <text:p>268.08</text:p>
          </table:table-cell>
          <table:table-cell table:style-name="ce25"/>
          <table:table-cell table:formula="of:=IF([.G103]&gt;0;[.I104]+[.G103];[.I104]-[.H103])" office:value-type="float" office:value="495.46" calcext:value-type="float">
            <text:p>495.46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5" calcext:value-type="date">
            <text:p>1/5/2019</text:p>
          </table:table-cell>
          <table:table-cell table:style-name="ce26" office:value-type="date" office:date-value="2019-01-07" calcext:value-type="date">
            <text:p>1/7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RISE BROADBAND 200</text:p>
          </table:table-cell>
          <table:table-cell table:style-name="ce25" office:value-type="string" calcext:value-type="string">
            <text:p>Phone/Cable</text:p>
          </table:table-cell>
          <table:table-cell table:style-name="ce25" office:value-type="float" office:value="127.38" calcext:value-type="float">
            <text:p>127.38</text:p>
          </table:table-cell>
          <table:table-cell table:style-name="ce25"/>
          <table:table-cell table:formula="of:=IF([.G104]&gt;0;[.I105]+[.G104];[.I105]-[.H104])" office:value-type="float" office:value="227.38" calcext:value-type="float">
            <text:p>227.38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number-columns-repeated="2" table:style-name="ce26" office:value-type="date" office:date-value="2019-01-05" calcext:value-type="date">
            <text:p>1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CAPITAL ONE ONLINE PYMT AuthDate 05-J an</text:p>
          </table:table-cell>
          <table:table-cell table:style-name="ce25" office:value-type="string" calcext:value-type="string">
            <text:p>Payment</text:p>
          </table:table-cell>
          <table:table-cell table:style-name="ce25"/>
          <table:table-cell table:style-name="ce25" office:value-type="float" office:value="1666.2" calcext:value-type="float">
            <text:p>1666.2</text:p>
          </table:table-cell>
          <table:table-cell table:formula="of:=IF([.G105]&gt;0;[.I106]+[.G105];[.I106]-[.H105])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4" calcext:value-type="date">
            <text:p>1/4/2019</text:p>
          </table:table-cell>
          <table:table-cell table:style-name="ce26" office:value-type="date" office:date-value="2019-01-05" calcext:value-type="date">
            <text:p>1/5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SOS REGISTRATION FEE</text:p>
          </table:table-cell>
          <table:table-cell table:style-name="ce25" office:value-type="string" calcext:value-type="string">
            <text:p>Other Services</text:p>
          </table:table-cell>
          <table:table-cell table:style-name="ce25" office:value-type="float" office:value="100" calcext:value-type="float">
            <text:p>100</text:p>
          </table:table-cell>
          <table:table-cell table:style-name="ce25"/>
          <table:table-cell table:formula="of:=IF([.G106]&gt;0;[.I107]+[.G106];[.I107]-[.H106])" office:value-type="float" office:value="1766.2" calcext:value-type="float">
            <text:p>1766.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9-01-03" calcext:value-type="date">
            <text:p>1/3/2019</text:p>
          </table:table-cell>
          <table:table-cell table:style-name="ce26" office:value-type="date" office:date-value="2019-01-04" calcext:value-type="date">
            <text:p>1/4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ANTHEM BC RC-1204022</text:p>
          </table:table-cell>
          <table:table-cell table:style-name="ce25" office:value-type="string" calcext:value-type="string">
            <text:p>Insurance</text:p>
          </table:table-cell>
          <table:table-cell table:style-name="ce25" office:value-type="float" office:value="303.11" calcext:value-type="float">
            <text:p>303.11</text:p>
          </table:table-cell>
          <table:table-cell table:style-name="ce25"/>
          <table:table-cell table:formula="of:=[.I108]+[.G107]" office:value-type="float" office:value="1666.2" calcext:value-type="float">
            <text:p>1666.2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POSTED</text:p>
          </table:table-cell>
          <table:table-cell table:style-name="ce26" office:value-type="date" office:date-value="2018-12-31" calcext:value-type="date">
            <text:p>12/31/2018</text:p>
          </table:table-cell>
          <table:table-cell table:style-name="ce26" office:value-type="date" office:date-value="2019-01-02" calcext:value-type="date">
            <text:p>1/2/2019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string" calcext:value-type="string">
            <text:p>EARTHNET EARTHNET COM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float" office:value="150" calcext:value-type="float">
            <text:p>150</text:p>
          </table:table-cell>
          <table:table-cell table:style-name="ce25"/>
          <table:table-cell table:formula="of:=[.I109]+[.G108]" office:value-type="float" office:value="1363.09" calcext:value-type="float">
            <text:p>1363.09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date" office:date-value="2018-12-29" calcext:value-type="date">
            <text:p>12/29/18</text:p>
          </table:table-cell>
          <table:table-cell table:number-columns-repeated="2"/>
          <table:table-cell office:value-type="string" calcext:value-type="string">
            <text:p>EARTHNET EARTHNET COM</text:p>
          </table:table-cell>
          <table:table-cell office:value-type="string" calcext:value-type="string">
            <text:p>Internet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10]+[.G109]" office:value-type="float" office:value="1213.09" calcext:value-type="float">
            <text:p>1213.09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date" office:date-value="2018-12-27" calcext:value-type="date">
            <text:p>12/27/18</text:p>
          </table:table-cell>
          <table:table-cell table:number-columns-repeated="3"/>
          <table:table-cell office:value-type="string" calcext:value-type="string">
            <text:p>Healthcare</text:p>
          </table:table-cell>
          <table:table-cell office:value-type="float" office:value="179.5" calcext:value-type="float">
            <text:p>179.5</text:p>
          </table:table-cell>
          <table:table-cell/>
          <table:table-cell table:formula="of:=[.G110]+[.J2]" office:value-type="float" office:value="1138.09" calcext:value-type="float">
            <text:p>1138.09</text:p>
          </table:table-cell>
          <table:table-cell table:number-columns-repeated="11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itiBankCredit" table:style-name="ta2">
        <table:table-column table:style-name="co33" table:default-cell-style-name="ce19"/>
        <table:table-column table:style-name="co34" table:default-cell-style-name="Default"/>
        <table:table-column table:style-name="co10" table:number-columns-repeated="2" table:default-cell-style-name="Default"/>
        <table:table-column table:style-name="co10" table:default-cell-style-name="ce11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Original balance</text:p>
          </table:table-cell>
          <table:table-cell office:value-type="float" office:value="125.99" calcext:value-type="float">
            <text:p>125.99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 Costco</text:p>
          </table:table-cell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tem</text:p>
          </table:table-cell>
          <table:table-cell office:value-type="string" calcext:value-type="string">
            <text:p>Buy Credit</text:p>
          </table:table-cell>
          <table:table-cell office:value-type="string" calcext:value-type="string">
            <text:p>Pay Credit</text:p>
          </table:table-cell>
          <table:table-cell table:style-name="Default" office:value-type="string" calcext:value-type="string">
            <text:p>Balance</text:p>
          </table:table-cell>
          <table:table-cell/>
          <table:table-cell table:formula="of:=SUMIFS([.C3:.C25];[.B3:.B25];&quot;COSTCO&quot;)" office:value-type="float" office:value="564.8" calcext:value-type="float">
            <text:p>564.8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office:value-type="string" calcext:value-type="string">
            <text:p>STAMPS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formula="of:=[.C3]+[.B1]" office:value-type="float" office:value="150.99" calcext:value-type="float">
            <text:p>150.99</text:p>
          </table:table-cell>
          <table:table-cell/>
          <table:table-cell office:value-type="string" calcext:value-type="string">
            <text:p>Total Stamps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string" calcext:value-type="string">
            <text:p>COSTCO</text:p>
          </table:table-cell>
          <table:table-cell office:value-type="float" office:value="31.1" calcext:value-type="float">
            <text:p>31.1</text:p>
          </table:table-cell>
          <table:table-cell/>
          <table:table-cell table:style-name="Default" table:formula="of:=[.C4]+[.E3]" office:value-type="float" office:value="182.09" calcext:value-type="float">
            <text:p>182.09</text:p>
          </table:table-cell>
          <table:table-cell/>
          <table:table-cell table:formula="of:=SUMIFS([.C3:.C25];[.B3:.B25];&quot;STAMPS&quot;)" office:value-type="float" office:value="136.94" calcext:value-type="float">
            <text:p>136.94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string" calcext:value-type="string">
            <text:p>COSTCO</text:p>
          </table:table-cell>
          <table:table-cell office:value-type="float" office:value="171.74" calcext:value-type="float">
            <text:p>171.74</text:p>
          </table:table-cell>
          <table:table-cell/>
          <table:table-cell table:style-name="Default" table:formula="of:=[.C5]+[.E4]" office:value-type="float" office:value="353.83" calcext:value-type="float">
            <text:p>353.83</text:p>
          </table:table-cell>
          <table:table-cell/>
          <table:table-cell office:value-type="string" calcext:value-type="string">
            <text:p>Total K.S.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string" calcext:value-type="string">
            <text:p>STAMPS</text:p>
          </table:table-cell>
          <table:table-cell office:value-type="float" office:value="15.99" calcext:value-type="float">
            <text:p>15.99</text:p>
          </table:table-cell>
          <table:table-cell/>
          <table:table-cell table:style-name="Default" table:formula="of:=[.C6]+[.E5]" office:value-type="float" office:value="369.82" calcext:value-type="float">
            <text:p>369.82</text:p>
          </table:table-cell>
          <table:table-cell/>
          <table:table-cell table:formula="of:=SUMIFS([.C3:.C25];[.B3:.B25];&quot;KING SOOPERS&quot;)" office:value-type="float" office:value="74.69" calcext:value-type="float">
            <text:p>74.69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353.83" calcext:value-type="float">
            <text:p>353.83</text:p>
          </table:table-cell>
          <table:table-cell table:style-name="ce1" table:formula="of:=IF([.C7]&gt;0;[.E6]+[.C7];[.E6]-[.D7])" office:value-type="float" office:value="15.9900000000001" calcext:value-type="float">
            <text:p>15.9900000000001</text:p>
          </table:table-cell>
          <table:table-cell table:number-columns-repeated="2"/>
        </table:table-row>
        <table:table-row table:style-name="ro1">
          <table:table-cell office:value-type="date" office:date-value="2019-01-29" calcext:value-type="date">
            <text:p>01/29/19</text:p>
          </table:table-cell>
          <table:table-cell office:value-type="string" calcext:value-type="string">
            <text:p>STAMP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[.C8]&gt;0;[.E7]+[.C8];[.E7]-[.D8])" office:value-type="float" office:value="25.9900000000001" calcext:value-type="float">
            <text:p>25.9900000000001</text:p>
          </table:table-cell>
          <table:table-cell table:number-columns-repeated="2"/>
        </table:table-row>
        <table:table-row table:style-name="ro1">
          <table:table-cell office:value-type="date" office:date-value="2019-02-18" calcext:value-type="date">
            <text:p>02/18/19</text:p>
          </table:table-cell>
          <table:table-cell office:value-type="string" calcext:value-type="string">
            <text:p>STAMPS</text:p>
          </table:table-cell>
          <table:table-cell office:value-type="float" office:value="15.99" calcext:value-type="float">
            <text:p>15.99</text:p>
          </table:table-cell>
          <table:table-cell/>
          <table:table-cell table:style-name="ce1" table:formula="of:=IF([.C9]&gt;0;[.E8]+[.C9];[.E8]-[.D9])" office:value-type="float" office:value="41.9800000000001" calcext:value-type="float">
            <text:p>41.9800000000001</text:p>
          </table:table-cell>
          <table:table-cell table:number-columns-repeated="2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25.99" calcext:value-type="float">
            <text:p>25.99</text:p>
          </table:table-cell>
          <table:table-cell table:style-name="ce1" table:formula="of:=IF([.C10]&gt;0;[.E9]+[.C10];[.E9]-[.D10])" office:value-type="float" office:value="15.9900000000001" calcext:value-type="float">
            <text:p>15.9900000000001</text:p>
          </table:table-cell>
          <table:table-cell table:number-columns-repeated="2"/>
        </table:table-row>
        <table:table-row table:style-name="ro1">
          <table:table-cell office:value-type="date" office:date-value="2019-02-24" calcext:value-type="date">
            <text:p>02/24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15.99" calcext:value-type="float">
            <text:p>15.99</text:p>
          </table:table-cell>
          <table:table-cell table:formula="of:=IF([.C11]&gt;0;[.E10]+[.C11];[.E10]-[.D11])" office:value-type="float" office:value="0.000000000000069277916736609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9-03-05" calcext:value-type="date">
            <text:p>03/05/19</text:p>
          </table:table-cell>
          <table:table-cell office:value-type="string" calcext:value-type="string">
            <text:p>COSTCO</text:p>
          </table:table-cell>
          <table:table-cell office:value-type="float" office:value="126.98" calcext:value-type="float">
            <text:p>126.98</text:p>
          </table:table-cell>
          <table:table-cell/>
          <table:table-cell table:formula="of:=IF([.C12]&gt;0;[.E11]+[.C12];[.E11]-[.D12])" office:value-type="float" office:value="126.98" calcext:value-type="float">
            <text:p>126.98</text:p>
          </table:table-cell>
          <table:table-cell table:number-columns-repeated="2"/>
        </table:table-row>
        <table:table-row table:style-name="ro1">
          <table:table-cell office:value-type="date" office:date-value="2019-03-18" calcext:value-type="date">
            <text:p>03/18/19</text:p>
          </table:table-cell>
          <table:table-cell office:value-type="string" calcext:value-type="string">
            <text:p>STAMPS</text:p>
          </table:table-cell>
          <table:table-cell office:value-type="float" office:value="15.99" calcext:value-type="float">
            <text:p>15.99</text:p>
          </table:table-cell>
          <table:table-cell/>
          <table:table-cell table:formula="of:=IF([.C13]&gt;0;[.E12]+[.C13];[.E12]-[.D13])" office:value-type="float" office:value="142.97" calcext:value-type="float">
            <text:p>142.97</text:p>
          </table:table-cell>
          <table:table-cell table:number-columns-repeated="2"/>
        </table:table-row>
        <table:table-row table:style-name="ro1">
          <table:table-cell office:value-type="date" office:date-value="2019-03-07" calcext:value-type="date">
            <text:p>03/07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126.98" calcext:value-type="float">
            <text:p>126.98</text:p>
          </table:table-cell>
          <table:table-cell table:formula="of:=IF([.C14]&gt;0;[.E13]+[.C14];[.E13]-[.D14])" office:value-type="float" office:value="15.9900000000001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date" office:date-value="2019-04-14" calcext:value-type="date">
            <text:p>04/14/19</text:p>
          </table:table-cell>
          <table:table-cell office:value-type="string" calcext:value-type="string">
            <text:p>KING SOOPERS</text:p>
          </table:table-cell>
          <table:table-cell office:value-type="float" office:value="25.28" calcext:value-type="float">
            <text:p>25.28</text:p>
          </table:table-cell>
          <table:table-cell/>
          <table:table-cell table:formula="of:=IF([.C15]&gt;0;[.E14]+[.C15];[.E14]-[.D15])" office:value-type="float" office:value="41.2700000000001" calcext:value-type="float">
            <text:p>41.27</text:p>
          </table:table-cell>
          <table:table-cell table:number-columns-repeated="2"/>
        </table:table-row>
        <table:table-row table:style-name="ro1">
          <table:table-cell office:value-type="date" office:date-value="2019-04-14" calcext:value-type="date">
            <text:p>04/14/19</text:p>
          </table:table-cell>
          <table:table-cell office:value-type="string" calcext:value-type="string">
            <text:p>KING SOOPERS</text:p>
          </table:table-cell>
          <table:table-cell office:value-type="float" office:value="49.41" calcext:value-type="float">
            <text:p>49.41</text:p>
          </table:table-cell>
          <table:table-cell/>
          <table:table-cell table:formula="of:=IF([.C16]&gt;0;[.E15]+[.C16];[.E15]-[.D16])" office:value-type="float" office:value="90.6800000000001" calcext:value-type="float">
            <text:p>90.68</text:p>
          </table:table-cell>
          <table:table-cell table:number-columns-repeated="2"/>
        </table:table-row>
        <table:table-row table:style-name="ro1"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STAMPS</text:p>
          </table:table-cell>
          <table:table-cell office:value-type="float" office:value="17.99" calcext:value-type="float">
            <text:p>17.99</text:p>
          </table:table-cell>
          <table:table-cell/>
          <table:table-cell table:formula="of:=IF([.C17]&gt;0;[.E16]+[.C17];[.E16]-[.D17])" office:value-type="float" office:value="108.67" calcext:value-type="float">
            <text:p>108.67</text:p>
          </table:table-cell>
          <table:table-cell table:number-columns-repeated="2"/>
        </table:table-row>
        <table:table-row table:style-name="ro1"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15.99" calcext:value-type="float">
            <text:p>15.99</text:p>
          </table:table-cell>
          <table:table-cell table:formula="of:=IF([.C18]&gt;0;[.E17]+[.C18];[.E17]-[.D18])" office:value-type="float" office:value="92.6800000000001" calcext:value-type="float">
            <text:p>92.68</text:p>
          </table:table-cell>
          <table:table-cell table:number-columns-repeated="2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office:value-type="string" calcext:value-type="string">
            <text:p>COSTCO</text:p>
          </table:table-cell>
          <table:table-cell office:value-type="float" office:value="188.01" calcext:value-type="float">
            <text:p>188.01</text:p>
          </table:table-cell>
          <table:table-cell/>
          <table:table-cell table:formula="of:=IF([.C19]&gt;0;[.E18]+[.C19];[.E18]-[.D19])" office:value-type="float" office:value="280.69" calcext:value-type="float">
            <text:p>280.69</text:p>
          </table:table-cell>
          <table:table-cell table:number-columns-repeated="2"/>
        </table:table-row>
        <table:table-row table:style-name="ro1">
          <table:table-cell office:value-type="date" office:date-value="2019-05-18" calcext:value-type="date">
            <text:p>05/18/19</text:p>
          </table:table-cell>
          <table:table-cell office:value-type="string" calcext:value-type="string">
            <text:p>STAMPS</text:p>
          </table:table-cell>
          <table:table-cell office:value-type="float" office:value="17.99" calcext:value-type="float">
            <text:p>17.99</text:p>
          </table:table-cell>
          <table:table-cell/>
          <table:table-cell table:formula="of:=IF([.C20]&gt;0;[.E19]+[.C20];[.E19]-[.D20])" office:value-type="float" office:value="298.68" calcext:value-type="float">
            <text:p>298.68</text:p>
          </table:table-cell>
          <table:table-cell table:number-columns-repeated="2"/>
        </table:table-row>
        <table:table-row table:style-name="ro1">
          <table:table-cell office:value-type="date" office:date-value="2019-04-28" calcext:value-type="date">
            <text:p>04/28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92.68" calcext:value-type="float">
            <text:p>92.68</text:p>
          </table:table-cell>
          <table:table-cell table:formula="of:=IF([.C21]&gt;0;[.E20]+[.C21];[.E20]-[.D21])" office:value-type="float" office:value="206" calcext:value-type="float">
            <text:p>206.00</text:p>
          </table:table-cell>
          <table:table-cell table:number-columns-repeated="2"/>
        </table:table-row>
        <table:table-row table:style-name="ro1">
          <table:table-cell office:value-type="date" office:date-value="2019-05-25" calcext:value-type="date">
            <text:p>05/25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IF([.C22]&gt;0;[.E21]+[.C22];[.E21]-[.D22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COSTCO</text:p>
          </table:table-cell>
          <table:table-cell office:value-type="float" office:value="46.97" calcext:value-type="float">
            <text:p>46.97</text:p>
          </table:table-cell>
          <table:table-cell/>
          <table:table-cell table:formula="of:=IF([.C23]&gt;0;[.E22]+[.C23];[.E22]-[.D23])" office:value-type="float" office:value="46.97" calcext:value-type="float">
            <text:p>46.97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STAMPS</text:p>
          </table:table-cell>
          <table:table-cell office:value-type="float" office:value="17.99" calcext:value-type="float">
            <text:p>17.99</text:p>
          </table:table-cell>
          <table:table-cell/>
          <table:table-cell table:formula="of:=IF([.C24]&gt;0;[.E23]+[.C24];[.E23]-[.D24])" office:value-type="float" office:value="64.96" calcext:value-type="float">
            <text:p>64.96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PAYMENT</text:p>
          </table:table-cell>
          <table:table-cell/>
          <table:table-cell office:value-type="float" office:value="64.96" calcext:value-type="float">
            <text:p>64.96</text:p>
          </table:table-cell>
          <table:table-cell table:formula="of:=IF([.C25]&gt;0;[.E24]+[.C25];[.E24]-[.D25])" office:value-type="float" office:value="0" calcext:value-type="float">
            <text:p>0.00</text:p>
          </table:table-cell>
          <table:table-cell table:number-columns-repeated="2"/>
        </table:table-row>
      </table:table>
      <table:table table:name="Payroll" table:style-name="ta2">
        <table:table-column table:style-name="co10" table:default-cell-style-name="ce19"/>
        <table:table-column table:style-name="co10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ob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02/25/19</text:p>
          </table:table-cell>
          <table:table-cell table:style-name="ce1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date" office:date-value="2019-03-22" calcext:value-type="date">
            <text:p>03/22/19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date" office:date-value="2019-03-11" calcext:value-type="date">
            <text:p>03/11/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date" office:date-value="2019-05-13" calcext:value-type="date">
            <text:p>05/13/1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date" office:date-value="2019-05-23" calcext:value-type="date">
            <text:p>05/23/1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19-05-31" calcext:value-type="date">
            <text:p>05/31/1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date" office:date-value="2019-05-28" calcext:value-type="date">
            <text:p>05/28/19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date" office:date-value="2019-05-22" calcext:value-type="date">
            <text:p>05/22/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date" office:date-value="2019-06-05" calcext:value-type="date">
            <text:p>06/05/1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Ind. Total</text:p>
          </table:table-cell>
          <table:table-cell table:formula="of:=SUM([.B5:.B15])" office:value-type="float" office:value="0" calcext:value-type="float">
            <text:p>0</text:p>
          </table:table-cell>
          <table:table-cell table:formula="of:=SUM([.C5:.C15])" office:value-type="float" office:value="620" calcext:value-type="float">
            <text:p>620</text:p>
          </table:table-cell>
          <table:table-cell table:formula="of:=SUM([.D5:.D15])" office:value-type="float" office:value="2400" calcext:value-type="float">
            <text:p>2400</text:p>
          </table:table-cell>
          <table:table-cell table:formula="of:=SUM([.E5:.E15])" office:value-type="float" office:value="300" calcext:value-type="float">
            <text:p>300</text:p>
          </table:table-cell>
          <table:table-cell table:formula="of:=SUM([.F5:.F15])" office:value-type="float" office:value="120" calcext:value-type="float">
            <text:p>120</text:p>
          </table:table-cell>
          <table:table-cell table:formula="of:=SUM([.G5:.G15])" office:value-type="float" office:value="110" calcext:value-type="float">
            <text:p>110</text:p>
          </table:table-cell>
          <table:table-cell table:style-name="ce23" table:formula="of:=SUM([.B18:.G18])" office:value-type="float" office:value="3550" calcext:value-type="float">
            <text:p>3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Calibri" style:font-family-complex="Calibri" style:font-family-generic-complex="swiss" style:font-pitch-complex="variable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urrency" style:family="table-cell" style:parent-style-name="Default" style:data-style-name="N124"/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21:08:50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2019-07-01_5f_transaction_5f_download" style:display-name="PageStyle_2019-07-01_transaction_downloa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9-07-01_5f_transaction_5f_download_20_1" style:display-name="PageStyle_2019-07-01_transaction_download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9-05-30T11:32:49Z</meta:creation-date>
    <dc:date>2019-07-18T12:31:34.451000000</dc:date>
    <meta:editing-cycles>75</meta:editing-cycles>
    <meta:editing-duration>PT12H41S</meta:editing-duration>
    <meta:document-statistic meta:table-count="12" meta:cell-count="2384" meta:object-count="0"/>
  </office:meta>
</office:document-meta>
</file>